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Serif" svg:font-family="Liberation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style:font-family-generic="roman"/>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7.7438in" fo:margin-left="-0.9229in" fo:margin-top="0in" fo:margin-bottom="0in" style:page-number="auto" fo:break-before="auto" fo:break-after="auto" table:align="left" fo:background-color="transparent" style:shadow="none" fo:keep-with-next="auto" style:may-break-between-rows="true" style:writing-mode="lr-tb">
        <style:background-image/>
      </style:table-properties>
    </style:style>
    <style:style style:name="Tableau1.A" style:family="table-column">
      <style:table-column-properties style:column-width="0.6688in"/>
    </style:style>
    <style:style style:name="Tableau1.B" style:family="table-column">
      <style:table-column-properties style:column-width="0.9028in"/>
    </style:style>
    <style:style style:name="Tableau1.C" style:family="table-column">
      <style:table-column-properties style:column-width="0.9111in"/>
    </style:style>
    <style:style style:name="Tableau1.E" style:family="table-column">
      <style:table-column-properties style:column-width="0.7896in"/>
    </style:style>
    <style:style style:name="Tableau1.F" style:family="table-column">
      <style:table-column-properties style:column-width="0.7903in"/>
    </style:style>
    <style:style style:name="Tableau1.G" style:family="table-column">
      <style:table-column-properties style:column-width="0.9806in"/>
    </style:style>
    <style:style style:name="Tableau1.H" style:family="table-column">
      <style:table-column-properties style:column-width="0.7465in"/>
    </style:style>
    <style:style style:name="Tableau1.I" style:family="table-column">
      <style:table-column-properties style:column-width="1.2854in"/>
    </style:style>
    <style:style style:name="Tableau1.1" style:family="table-row">
      <style:table-row-properties style:min-row-height="0.3333in" fo:keep-together="auto"/>
    </style:style>
    <style:style style:name="Tableau1.A1" style:family="table-cell">
      <style:table-cell-properties style:vertical-align="middle" fo:background-color="#ffffff" fo:padding-left="0.0486in" fo:padding-right="0.0486in" fo:padding-top="0in" fo:padding-bottom="0in" fo:border-left="0.75pt solid #000000" fo:border-right="none" fo:border-top="0.75pt solid #000000" fo:border-bottom="0.75pt solid #000000">
        <style:background-image/>
      </style:table-cell-properties>
    </style:style>
    <style:style style:name="Tableau1.C1" style:family="table-cell">
      <style:table-cell-properties style:vertical-align="middle" fo:background-color="#ffffff" fo:padding-left="0.0486in" fo:padding-right="0.0486in" fo:padding-top="0in" fo:padding-bottom="0in" fo:border="0.75pt solid #000000">
        <style:background-image/>
      </style:table-cell-properties>
    </style:style>
    <style:style style:name="Tableau1.2" style:family="table-row">
      <style:table-row-properties style:min-row-height="0.8264in" fo:keep-together="auto"/>
    </style:style>
    <style:style style:name="Tableau1.A2" style:family="table-cell">
      <style:table-cell-properties style:vertical-align="middle" fo:background-color="#ffffff" fo:padding-left="0.0486in" fo:padding-right="0.0486in" fo:padding-top="0in" fo:padding-bottom="0in" fo:border-left="0.75pt solid #000000" fo:border-right="none" fo:border-top="none" fo:border-bottom="0.75pt solid #000000">
        <style:background-image/>
      </style:table-cell-properties>
    </style:style>
    <style:style style:name="Tableau1.C2" style:family="table-cell">
      <style:table-cell-properties style:vertical-align="middle" fo:background-color="#ffffff" fo:padding-left="0.0486in" fo:padding-right="0.0486in" fo:padding-top="0in" fo:padding-bottom="0in" fo:border-left="0.75pt solid #000000" fo:border-right="0.75pt solid #000000" fo:border-top="none" fo:border-bottom="0.75pt solid #000000">
        <style:background-image/>
      </style:table-cell-properties>
    </style:style>
    <style:style style:name="Tableau1.3" style:family="table-row">
      <style:table-row-properties style:min-row-height="0.4722in" fo:keep-together="auto"/>
    </style:style>
    <style:style style:name="Tableau1.5" style:family="table-row">
      <style:table-row-properties style:min-row-height="0.3035in" fo:keep-together="auto"/>
    </style:style>
    <style:style style:name="Tableau1.6" style:family="table-row">
      <style:table-row-properties style:min-row-height="0.2708in" fo:keep-together="auto"/>
    </style:style>
    <style:style style:name="Tableau1.7" style:family="table-row">
      <style:table-row-properties style:min-row-height="0.8875in" fo:keep-together="auto"/>
    </style:style>
    <style:style style:name="Tableau1.8" style:family="table-row">
      <style:table-row-properties style:min-row-height="0.8667in" fo:keep-together="auto"/>
    </style:style>
    <style:style style:name="Tableau1.9" style:family="table-row">
      <style:table-row-properties style:min-row-height="0.7167in" fo:keep-together="auto"/>
    </style:style>
    <style:style style:name="Tableau1.10" style:family="table-row">
      <style:table-row-properties style:min-row-height="0.7743in" fo:keep-together="auto"/>
    </style:style>
    <style:style style:name="Tableau1.11" style:family="table-row">
      <style:table-row-properties style:min-row-height="0.2653in" fo:background-color="transparent" fo:keep-together="auto">
        <style:background-image/>
      </style:table-row-properties>
    </style:style>
    <style:style style:name="Tableau1.A11" style:family="table-cell">
      <style:table-cell-properties style:vertical-align="middle" fo:background-color="#ffffff" fo:padding-left="0.0486in" fo:padding-right="0.0486in" fo:padding-top="0in" fo:padding-bottom="0in" fo:border-left="0.75pt solid #000000" fo:border-right="none" fo:border-top="none" fo:border-bottom="0.75pt solid #000000" style:writing-mode="lr-tb">
        <style:background-image/>
      </style:table-cell-properties>
    </style:style>
    <style:style style:name="Tableau1.I11" style:family="table-cell">
      <style:table-cell-properties style:vertical-align="middle" fo:background-color="#ffffff" fo:padding-left="0.0486in" fo:padding-right="0.0486in" fo:padding-top="0in" fo:padding-bottom="0in" fo:border-left="0.75pt solid #000000" fo:border-right="0.75pt solid #000000" fo:border-top="none" fo:border-bottom="0.75pt solid #000000" style:writing-mode="lr-tb">
        <style:background-image/>
      </style:table-cell-properties>
    </style:style>
    <style:style style:name="Tableau1.12" style:family="table-row">
      <style:table-row-properties style:min-row-height="0.2653in" fo:keep-together="auto"/>
    </style:style>
    <style:style style:name="Tableau1.13" style:family="table-row">
      <style:table-row-properties style:min-row-height="0.2653in" fo:keep-together="auto"/>
    </style:style>
    <style:style style:name="Tableau1.14" style:family="table-row">
      <style:table-row-properties style:min-row-height="0.2653in" fo:keep-together="auto"/>
    </style:style>
    <style:style style:name="Tableau1.15" style:family="table-row">
      <style:table-row-properties style:min-row-height="0.2653in" fo:keep-together="auto"/>
    </style:style>
    <style:style style:name="Tableau1.16" style:family="table-row">
      <style:table-row-properties style:min-row-height="0.4889in" fo:keep-together="auto"/>
    </style:style>
    <style:style style:name="Tableau1.17" style:family="table-row">
      <style:table-row-properties style:min-row-height="0.2653in" fo:keep-together="auto"/>
    </style:style>
    <style:style style:name="Tableau1.18" style:family="table-row">
      <style:table-row-properties style:min-row-height="0.2653in" fo:keep-together="auto"/>
    </style:style>
    <style:style style:name="Tableau1.19" style:family="table-row">
      <style:table-row-properties style:min-row-height="0.2653in" fo:keep-together="auto"/>
    </style:style>
    <style:style style:name="Tableau1.20" style:family="table-row">
      <style:table-row-properties style:min-row-height="0.2653in" fo:keep-together="auto"/>
    </style:style>
    <style:style style:name="Tableau1.21" style:family="table-row">
      <style:table-row-properties style:min-row-height="0.2653in" fo:keep-together="auto"/>
    </style:style>
    <style:style style:name="Tableau1.22" style:family="table-row">
      <style:table-row-properties style:min-row-height="0.2653in" fo:keep-together="auto"/>
    </style:style>
    <style:style style:name="Tableau1.23" style:family="table-row">
      <style:table-row-properties style:min-row-height="0.441in" fo:keep-together="auto"/>
    </style:style>
    <style:style style:name="Tableau1.24" style:family="table-row">
      <style:table-row-properties style:min-row-height="0.2653in" fo:keep-together="auto"/>
    </style:style>
    <style:style style:name="Tableau1.25" style:family="table-row">
      <style:table-row-properties style:min-row-height="0.4583in" fo:keep-together="auto"/>
    </style:style>
    <style:style style:name="Tableau1.26" style:family="table-row">
      <style:table-row-properties style:min-row-height="0.825in" fo:keep-together="auto"/>
    </style:style>
    <style:style style:name="Tableau1.27" style:family="table-row">
      <style:table-row-properties style:min-row-height="0.2653in" fo:keep-together="auto"/>
    </style:style>
    <style:style style:name="Tableau1.28" style:family="table-row">
      <style:table-row-properties style:min-row-height="0.2653in" fo:keep-together="auto"/>
    </style:style>
    <style:style style:name="Tableau1.29" style:family="table-row">
      <style:table-row-properties style:min-row-height="0.2653in" fo:keep-together="auto"/>
    </style:style>
    <style:style style:name="Tableau1.30" style:family="table-row">
      <style:table-row-properties style:min-row-height="0.2653in" fo:keep-together="auto"/>
    </style:style>
    <style:style style:name="Tableau1.31" style:family="table-row">
      <style:table-row-properties style:min-row-height="0.2653in" fo:keep-together="auto"/>
    </style:style>
    <style:style style:name="Tableau1.32" style:family="table-row">
      <style:table-row-properties style:min-row-height="0.2653in" fo:keep-together="auto"/>
    </style:style>
    <style:style style:name="Tableau1.33" style:family="table-row">
      <style:table-row-properties style:min-row-height="0.3514in" fo:keep-together="auto"/>
    </style:style>
    <style:style style:name="Tableau1.34" style:family="table-row">
      <style:table-row-properties style:min-row-height="0.2653in" fo:keep-together="auto"/>
    </style:style>
    <style:style style:name="Tableau1.35" style:family="table-row">
      <style:table-row-properties style:min-row-height="0.2653in" fo:keep-together="auto"/>
    </style:style>
    <style:style style:name="Tableau1.36" style:family="table-row">
      <style:table-row-properties style:min-row-height="0.2653in" fo:keep-together="auto"/>
    </style:style>
    <style:style style:name="Tableau1.37" style:family="table-row">
      <style:table-row-properties style:min-row-height="0.2653in" fo:keep-together="auto"/>
    </style:style>
    <style:style style:name="Tableau1.38" style:family="table-row">
      <style:table-row-properties style:min-row-height="0.2653in" fo:keep-together="auto"/>
    </style:style>
    <style:style style:name="Tableau1.39" style:family="table-row">
      <style:table-row-properties style:min-row-height="0.2653in" fo:keep-together="auto"/>
    </style:style>
    <style:style style:name="Tableau1.40" style:family="table-row">
      <style:table-row-properties style:min-row-height="0.2653in" fo:keep-together="auto"/>
    </style:style>
    <style:style style:name="Tableau1.41" style:family="table-row">
      <style:table-row-properties style:min-row-height="0.2653in" fo:keep-together="auto"/>
    </style:style>
    <style:style style:name="Tableau1.42" style:family="table-row">
      <style:table-row-properties style:min-row-height="0.2653in" fo:keep-together="auto"/>
    </style:style>
    <style:style style:name="Tableau1.43" style:family="table-row">
      <style:table-row-properties style:min-row-height="0.4868in" fo:keep-together="auto"/>
    </style:style>
    <style:style style:name="Tableau1.44" style:family="table-row">
      <style:table-row-properties style:min-row-height="0.2653in" fo:keep-together="auto"/>
    </style:style>
    <style:style style:name="Tableau1.45" style:family="table-row">
      <style:table-row-properties style:min-row-height="0.2653in" fo:keep-together="auto"/>
    </style:style>
    <style:style style:name="Tableau1.46" style:family="table-row">
      <style:table-row-properties style:min-row-height="0.2653in" fo:keep-together="auto"/>
    </style:style>
    <style:style style:name="Tableau1.47" style:family="table-row">
      <style:table-row-properties style:min-row-height="0.2653in" fo:keep-together="auto"/>
    </style:style>
    <style:style style:name="Tableau1.48" style:family="table-row">
      <style:table-row-properties style:min-row-height="0.2653in" fo:keep-together="auto"/>
    </style:style>
    <style:style style:name="Tableau1.49" style:family="table-row">
      <style:table-row-properties style:min-row-height="0.2653in" fo:keep-together="auto"/>
    </style:style>
    <style:style style:name="Tableau1.50" style:family="table-row">
      <style:table-row-properties style:min-row-height="0.2653in" fo:keep-together="auto"/>
    </style:style>
    <style:style style:name="Tableau1.51" style:family="table-row">
      <style:table-row-properties style:min-row-height="0.2653in" fo:keep-together="auto"/>
    </style:style>
    <style:style style:name="Tableau1.52" style:family="table-row">
      <style:table-row-properties style:min-row-height="0.2653in" fo:keep-together="auto"/>
    </style:style>
    <style:style style:name="Tableau1.53" style:family="table-row">
      <style:table-row-properties style:min-row-height="0.2653in" fo:keep-together="auto"/>
    </style:style>
    <style:style style:name="Tableau1.54" style:family="table-row">
      <style:table-row-properties style:min-row-height="0.2653in" fo:keep-together="auto"/>
    </style:style>
    <style:style style:name="Tableau1.55" style:family="table-row">
      <style:table-row-properties style:min-row-height="0.2653in" fo:keep-together="auto"/>
    </style:style>
    <style:style style:name="P1" style:family="paragraph" style:parent-style-name="Standard">
      <style:paragraph-properties fo:margin-top="0.1945in" fo:margin-bottom="0.1945in" style:contextual-spacing="false"/>
      <style:text-properties style:font-name="Serif" fo:font-size="7pt" style:font-name-asian="Times New Roman1" style:font-size-asian="7pt" style:font-name-complex="Times New Roman1" style:font-size-complex="7pt"/>
    </style:style>
    <style:style style:name="P2" style:family="paragraph" style:parent-style-name="Standard">
      <style:paragraph-properties fo:margin-top="0.1945in" fo:margin-bottom="0.1945in" style:contextual-spacing="false" fo:line-height="115%" fo:text-align="justify" style:justify-single-word="false"/>
      <style:text-properties style:font-name="Serif" fo:font-size="7pt" officeooo:paragraph-rsid="005af4d7" style:font-name-asian="Times New Roman1" style:font-size-asian="7pt" style:font-name-complex="Times New Roman1" style:font-size-complex="7pt" style:font-style-complex="normal"/>
    </style:style>
    <style:style style:name="P3" style:family="paragraph" style:parent-style-name="Standard">
      <style:text-properties style:font-name="Serif" fo:font-size="7pt" style:font-size-asian="7pt" style:font-size-complex="7pt"/>
    </style:style>
    <style:style style:name="P4" style:family="paragraph" style:parent-style-name="Standard">
      <style:paragraph-properties fo:text-align="start" style:justify-single-word="false"/>
      <style:text-properties style:font-name="Serif" fo:font-size="7pt" style:font-size-asian="7pt" style:font-size-complex="7pt"/>
    </style:style>
    <style:style style:name="P5" style:family="paragraph" style:parent-style-name="Standard">
      <style:paragraph-properties fo:text-align="start" style:justify-single-word="false"/>
      <style:text-properties style:font-name="Serif"/>
    </style:style>
    <style:style style:name="P6" style:family="paragraph" style:parent-style-name="Standard">
      <style:paragraph-properties fo:text-align="start" style:justify-single-word="false"/>
      <style:text-properties fo:color="#000000" loext:opacity="100%" style:font-name="Serif" fo:font-size="9pt" officeooo:paragraph-rsid="002a5192" style:font-size-asian="9pt" style:font-name-complex="Calibri1" style:font-size-complex="9pt"/>
    </style:style>
    <style:style style:name="P7" style:family="paragraph" style:parent-style-name="Standard">
      <style:paragraph-properties fo:text-align="center" style:justify-single-word="false"/>
      <style:text-properties fo:color="#000000" loext:opacity="100%" style:font-name="Serif" fo:font-size="7pt" fo:font-style="normal" fo:font-weight="bold" officeooo:rsid="00399d11" officeooo:paragraph-rsid="00399d11" style:font-size-asian="7pt" style:font-style-asian="normal" style:font-weight-asian="bold" style:font-name-complex="Times New Roman1" style:font-size-complex="7pt" style:font-style-complex="normal" style:font-weight-complex="bold"/>
    </style:style>
    <style:style style:name="P8" style:family="paragraph" style:parent-style-name="Standard">
      <style:paragraph-properties fo:text-align="center" style:justify-single-word="false"/>
      <style:text-properties fo:color="#000000" loext:opacity="100%" style:font-name="Serif" fo:font-size="7pt" fo:font-style="normal" fo:font-weight="bold" style:font-size-asian="7pt" style:font-style-asian="normal" style:font-weight-asian="bold" style:font-name-complex="Times New Roman1" style:font-size-complex="7pt" style:font-style-complex="normal" style:font-weight-complex="bold"/>
    </style:style>
    <style:style style:name="P9" style:family="paragraph" style:parent-style-name="Standard">
      <style:paragraph-properties fo:text-align="center" style:justify-single-word="false"/>
      <style:text-properties fo:color="#000000" loext:opacity="100%" style:font-name="Serif" fo:font-size="7pt" fo:font-style="normal" fo:font-weight="bold" officeooo:paragraph-rsid="00511a66" style:font-size-asian="7pt" style:font-style-asian="normal" style:font-weight-asian="bold" style:font-name-complex="Times New Roman1" style:font-size-complex="7pt" style:font-style-complex="normal" style:font-weight-complex="bold"/>
    </style:style>
    <style:style style:name="P10" style:family="paragraph" style:parent-style-name="Standard">
      <style:paragraph-properties fo:text-align="center" style:justify-single-word="false"/>
      <style:text-properties fo:color="#000000" loext:opacity="100%" style:font-name="Serif" fo:font-size="7pt" fo:font-style="normal" fo:font-weight="bold" officeooo:rsid="002a5192" officeooo:paragraph-rsid="002a5192" style:font-size-asian="7pt" style:font-style-asian="normal" style:font-weight-asian="bold" style:font-name-complex="Times New Roman1" style:font-size-complex="7pt" style:font-style-complex="normal" style:font-weight-complex="bold"/>
    </style:style>
    <style:style style:name="P11" style:family="paragraph" style:parent-style-name="Standard">
      <style:paragraph-properties fo:text-align="start" style:justify-single-word="false"/>
      <style:text-properties fo:color="#000000" loext:opacity="100%" style:font-name="Serif" fo:font-size="7pt" fo:font-style="normal" officeooo:rsid="0016e6ec" officeooo:paragraph-rsid="001e08b8" style:font-size-asian="7pt" style:font-style-asian="normal" style:font-name-complex="Times New Roman1" style:font-size-complex="7pt" style:font-style-complex="normal"/>
    </style:style>
    <style:style style:name="P12" style:family="paragraph" style:parent-style-name="Standard">
      <style:paragraph-properties fo:text-align="start" style:justify-single-word="false"/>
      <style:text-properties fo:color="#000000" loext:opacity="100%" style:font-name="Serif" fo:font-size="7pt" fo:font-style="normal" officeooo:rsid="0016e6ec" officeooo:paragraph-rsid="001fb88a" style:font-size-asian="7pt" style:font-style-asian="normal" style:font-name-complex="Times New Roman1" style:font-size-complex="7pt" style:font-style-complex="normal"/>
    </style:style>
    <style:style style:name="P13" style:family="paragraph" style:parent-style-name="Standard">
      <style:paragraph-properties fo:text-align="start" style:justify-single-word="false"/>
      <style:text-properties fo:color="#000000" loext:opacity="100%" style:font-name="Serif" fo:font-size="7pt" fo:font-style="normal" officeooo:rsid="0016e6ec" officeooo:paragraph-rsid="00218f8c" style:font-size-asian="7pt" style:font-style-asian="normal" style:font-name-complex="Times New Roman1" style:font-size-complex="7pt" style:font-style-complex="normal"/>
    </style:style>
    <style:style style:name="P14" style:family="paragraph" style:parent-style-name="Standard">
      <style:paragraph-properties fo:text-align="start" style:justify-single-word="false"/>
      <style:text-properties fo:color="#000000" loext:opacity="100%" style:font-name="Serif" fo:font-size="7pt" fo:font-style="normal" officeooo:rsid="0016e6ec" officeooo:paragraph-rsid="0021ad76" style:font-size-asian="7pt" style:font-style-asian="normal" style:font-name-complex="Times New Roman1" style:font-size-complex="7pt" style:font-style-complex="normal"/>
    </style:style>
    <style:style style:name="P15" style:family="paragraph" style:parent-style-name="Standard">
      <style:paragraph-properties fo:text-align="start" style:justify-single-word="false"/>
      <style:text-properties fo:color="#000000" loext:opacity="100%" style:font-name="Serif" fo:font-size="7pt" fo:font-style="normal" officeooo:rsid="0016e6ec" officeooo:paragraph-rsid="0026d5ee" style:font-size-asian="7pt" style:font-style-asian="normal" style:font-name-complex="Times New Roman1" style:font-size-complex="7pt" style:font-style-complex="normal"/>
    </style:style>
    <style:style style:name="P16" style:family="paragraph" style:parent-style-name="Standard">
      <style:paragraph-properties fo:text-align="start" style:justify-single-word="false"/>
      <style:text-properties fo:color="#000000" loext:opacity="100%" style:font-name="Serif" fo:font-size="7pt" fo:font-style="normal" officeooo:rsid="0016e6ec" officeooo:paragraph-rsid="0029cabf" style:font-size-asian="7pt" style:font-style-asian="normal" style:font-name-complex="Times New Roman1" style:font-size-complex="7pt" style:font-style-complex="normal"/>
    </style:style>
    <style:style style:name="P17" style:family="paragraph" style:parent-style-name="Standard">
      <style:paragraph-properties fo:text-align="start" style:justify-single-word="false"/>
      <style:text-properties fo:color="#000000" loext:opacity="100%" style:font-name="Serif" fo:font-size="7pt" fo:font-style="italic" style:font-size-asian="7pt" style:font-style-asian="italic" style:font-size-complex="7pt" style:font-style-complex="italic"/>
    </style:style>
    <style:style style:name="P18" style:family="paragraph" style:parent-style-name="Standard">
      <style:paragraph-properties fo:text-align="start" style:justify-single-word="false"/>
      <style:text-properties fo:color="#000000" loext:opacity="100%" style:font-name="Serif" fo:font-size="7pt" fo:font-style="italic" officeooo:rsid="0016e6ec" officeooo:paragraph-rsid="0016e6ec" style:font-size-asian="7pt" style:font-style-asian="italic" style:font-size-complex="7pt" style:font-style-complex="italic"/>
    </style:style>
    <style:style style:name="P19" style:family="paragraph" style:parent-style-name="Standard">
      <style:paragraph-properties fo:text-align="start" style:justify-single-word="false"/>
      <style:text-properties fo:color="#000000" loext:opacity="100%" style:font-name="Serif" fo:font-size="7pt" fo:font-style="italic" officeooo:rsid="0016e6ec" officeooo:paragraph-rsid="001875ae" style:font-size-asian="7pt" style:font-style-asian="italic" style:font-size-complex="7pt" style:font-style-complex="italic"/>
    </style:style>
    <style:style style:name="P20" style:family="paragraph" style:parent-style-name="Standard">
      <style:paragraph-properties fo:text-align="start" style:justify-single-word="false"/>
      <style:text-properties fo:color="#000000" loext:opacity="100%" style:font-name="Serif" fo:font-size="7pt" fo:font-style="italic" officeooo:rsid="0016e6ec" officeooo:paragraph-rsid="00199469" style:font-size-asian="7pt" style:font-style-asian="italic" style:font-size-complex="7pt" style:font-style-complex="italic"/>
    </style:style>
    <style:style style:name="P21" style:family="paragraph" style:parent-style-name="Standard">
      <style:paragraph-properties fo:text-align="start" style:justify-single-word="false"/>
      <style:text-properties fo:color="#000000" loext:opacity="100%" style:font-name="Serif" fo:font-size="7pt" fo:font-style="italic" officeooo:rsid="0016e6ec" officeooo:paragraph-rsid="001b6fc3" style:font-size-asian="7pt" style:font-style-asian="italic" style:font-size-complex="7pt" style:font-style-complex="italic"/>
    </style:style>
    <style:style style:name="P22" style:family="paragraph" style:parent-style-name="Standard">
      <style:paragraph-properties fo:text-align="start" style:justify-single-word="false"/>
      <style:text-properties fo:color="#000000" loext:opacity="100%" style:font-name="Serif" fo:font-size="7pt" fo:font-style="italic" officeooo:rsid="0016e6ec" officeooo:paragraph-rsid="001cfc16" style:font-size-asian="7pt" style:font-style-asian="italic" style:font-size-complex="7pt" style:font-style-complex="italic"/>
    </style:style>
    <style:style style:name="P23" style:family="paragraph" style:parent-style-name="Standard">
      <style:paragraph-properties fo:text-align="start" style:justify-single-word="false"/>
      <style:text-properties fo:color="#000000" loext:opacity="100%" style:font-name="Serif" fo:font-size="7pt" fo:font-style="italic" officeooo:rsid="0016e6ec" officeooo:paragraph-rsid="001de69a" style:font-size-asian="7pt" style:font-style-asian="italic" style:font-size-complex="7pt" style:font-style-complex="italic"/>
    </style:style>
    <style:style style:name="P24" style:family="paragraph" style:parent-style-name="Standard">
      <style:paragraph-properties fo:text-align="start" style:justify-single-word="false"/>
      <style:text-properties fo:color="#000000" loext:opacity="100%" style:font-name="Serif" fo:font-size="7pt" fo:font-style="italic" officeooo:rsid="0016e6ec" officeooo:paragraph-rsid="001e08b8" style:font-size-asian="7pt" style:font-style-asian="italic" style:font-size-complex="7pt" style:font-style-complex="italic"/>
    </style:style>
    <style:style style:name="P25" style:family="paragraph" style:parent-style-name="Standard">
      <style:paragraph-properties fo:text-align="start" style:justify-single-word="false"/>
      <style:text-properties fo:color="#000000" loext:opacity="100%" style:font-name="Serif" fo:font-size="7pt" fo:font-style="italic" officeooo:rsid="0016e6ec" officeooo:paragraph-rsid="0023f5cc" style:font-size-asian="7pt" style:font-style-asian="italic" style:font-size-complex="7pt" style:font-style-complex="italic"/>
    </style:style>
    <style:style style:name="P26" style:family="paragraph" style:parent-style-name="Standard">
      <style:paragraph-properties fo:text-align="start" style:justify-single-word="false"/>
      <style:text-properties fo:color="#000000" loext:opacity="100%" style:font-name="Serif" fo:font-size="7pt" fo:font-style="italic" officeooo:rsid="0016e6ec" officeooo:paragraph-rsid="002823f9" style:font-size-asian="7pt" style:font-style-asian="italic" style:font-size-complex="7pt" style:font-style-complex="italic"/>
    </style:style>
    <style:style style:name="P27" style:family="paragraph" style:parent-style-name="Standard">
      <style:paragraph-properties fo:text-align="start" style:justify-single-word="false"/>
      <style:text-properties fo:color="#000000" loext:opacity="100%" style:font-name="Serif" fo:font-size="7pt" fo:font-style="italic" officeooo:rsid="0016e6ec" officeooo:paragraph-rsid="0029cabf" style:font-size-asian="7pt" style:font-style-asian="italic" style:font-size-complex="7pt" style:font-style-complex="italic"/>
    </style:style>
    <style:style style:name="P28" style:family="paragraph" style:parent-style-name="Standard">
      <style:paragraph-properties fo:text-align="start" style:justify-single-word="false"/>
      <style:text-properties fo:color="#000000" loext:opacity="100%" style:font-name="Serif" fo:font-size="7pt" fo:font-style="italic" officeooo:rsid="0016e6ec" officeooo:paragraph-rsid="00479226" style:font-size-asian="7pt" style:font-style-asian="italic" style:font-size-complex="7pt" style:font-style-complex="italic"/>
    </style:style>
    <style:style style:name="P29" style:family="paragraph" style:parent-style-name="Standard">
      <style:paragraph-properties fo:text-align="start" style:justify-single-word="false"/>
      <style:text-properties fo:color="#000000" loext:opacity="100%" style:font-name="Serif" fo:font-size="7pt" fo:font-style="italic" officeooo:rsid="0016e6ec" officeooo:paragraph-rsid="0028446e" style:font-size-asian="7pt" style:font-style-asian="italic" style:font-size-complex="7pt" style:font-style-complex="italic"/>
    </style:style>
    <style:style style:name="P30" style:family="paragraph" style:parent-style-name="Standard">
      <style:paragraph-properties fo:text-align="start" style:justify-single-word="false"/>
      <style:text-properties fo:color="#000000" loext:opacity="100%" style:font-name="Serif" fo:font-size="7pt" fo:font-style="italic" officeooo:rsid="00213c91" officeooo:paragraph-rsid="00213c91" style:font-size-asian="7pt" style:font-style-asian="italic" style:font-size-complex="7pt" style:font-style-complex="italic"/>
    </style:style>
    <style:style style:name="P31" style:family="paragraph" style:parent-style-name="Standard">
      <style:paragraph-properties fo:text-align="start" style:justify-single-word="false"/>
      <style:text-properties fo:color="#000000" loext:opacity="100%" style:font-name="Serif" fo:font-size="7pt" fo:font-style="italic" officeooo:rsid="00213c91" officeooo:paragraph-rsid="00218f8c" style:font-size-asian="7pt" style:font-style-asian="italic" style:font-size-complex="7pt" style:font-style-complex="italic"/>
    </style:style>
    <style:style style:name="P32" style:family="paragraph" style:parent-style-name="Standard">
      <style:paragraph-properties fo:text-align="start" style:justify-single-word="false"/>
      <style:text-properties fo:color="#000000" loext:opacity="100%" style:font-name="Serif" fo:font-size="7pt" fo:font-style="italic" officeooo:rsid="00213c91" officeooo:paragraph-rsid="0022227c" style:font-size-asian="7pt" style:font-style-asian="italic" style:font-size-complex="7pt" style:font-style-complex="italic"/>
    </style:style>
    <style:style style:name="P33" style:family="paragraph" style:parent-style-name="Standard">
      <style:paragraph-properties fo:text-align="start" style:justify-single-word="false"/>
      <style:text-properties fo:color="#000000" loext:opacity="100%" style:font-name="Serif" fo:font-size="7pt" fo:font-style="italic" officeooo:rsid="00213c91" officeooo:paragraph-rsid="0023f5cc" style:font-size-asian="7pt" style:font-style-asian="italic" style:font-size-complex="7pt" style:font-style-complex="italic"/>
    </style:style>
    <style:style style:name="P34" style:family="paragraph" style:parent-style-name="Standard">
      <style:paragraph-properties fo:text-align="start" style:justify-single-word="false"/>
      <style:text-properties fo:color="#000000" loext:opacity="100%" style:font-name="Serif" fo:font-size="7pt" fo:font-style="italic" officeooo:rsid="00213c91" officeooo:paragraph-rsid="00258d11" style:font-size-asian="7pt" style:font-style-asian="italic" style:font-size-complex="7pt" style:font-style-complex="italic"/>
    </style:style>
    <style:style style:name="P35" style:family="paragraph" style:parent-style-name="Standard">
      <style:paragraph-properties fo:text-align="start" style:justify-single-word="false"/>
      <style:text-properties fo:color="#000000" loext:opacity="100%" style:font-name="Serif" fo:font-size="7pt" fo:font-style="italic" officeooo:rsid="00213c91" officeooo:paragraph-rsid="0028446e" style:font-size-asian="7pt" style:font-style-asian="italic" style:font-size-complex="7pt" style:font-style-complex="italic"/>
    </style:style>
    <style:style style:name="P36" style:family="paragraph" style:parent-style-name="Standard">
      <style:paragraph-properties fo:text-align="start" style:justify-single-word="false"/>
      <style:text-properties fo:color="#000000" loext:opacity="100%" style:font-name="Serif" fo:font-size="7pt" fo:font-style="italic" officeooo:rsid="00213c91" officeooo:paragraph-rsid="0029cabf" style:font-size-asian="7pt" style:font-style-asian="italic" style:font-size-complex="7pt" style:font-style-complex="italic"/>
    </style:style>
    <style:style style:name="P37" style:family="paragraph" style:parent-style-name="Standard">
      <style:paragraph-properties fo:text-align="start" style:justify-single-word="false"/>
      <style:text-properties fo:color="#000000" loext:opacity="100%" style:font-name="Serif" fo:font-size="7pt" fo:font-style="italic" officeooo:rsid="00213c91" officeooo:paragraph-rsid="00565749" style:font-size-asian="7pt" style:font-style-asian="italic" style:font-size-complex="7pt" style:font-style-complex="italic"/>
    </style:style>
    <style:style style:name="P38" style:family="paragraph" style:parent-style-name="Standard">
      <style:paragraph-properties fo:text-align="start" style:justify-single-word="false"/>
      <style:text-properties fo:color="#000000" loext:opacity="100%" style:font-name="Serif" fo:font-size="7pt" officeooo:rsid="0016e6ec" officeooo:paragraph-rsid="0016e6ec" style:font-size-asian="7pt" style:font-size-complex="7pt"/>
    </style:style>
    <style:style style:name="P39" style:family="paragraph" style:parent-style-name="Standard">
      <style:paragraph-properties fo:text-align="start" style:justify-single-word="false"/>
      <style:text-properties fo:color="#000000" loext:opacity="100%" style:font-name="Serif" fo:font-size="7pt" officeooo:rsid="001875ae" officeooo:paragraph-rsid="001875ae" style:font-size-asian="7pt" style:font-size-complex="7pt"/>
    </style:style>
    <style:style style:name="P40" style:family="paragraph" style:parent-style-name="Standard">
      <style:paragraph-properties fo:text-align="start" style:justify-single-word="false"/>
      <style:text-properties fo:color="#000000" loext:opacity="100%" style:font-name="Serif" fo:font-size="7pt" officeooo:rsid="00199469" officeooo:paragraph-rsid="00199469" style:font-size-asian="7pt" style:font-size-complex="7pt"/>
    </style:style>
    <style:style style:name="P41" style:family="paragraph" style:parent-style-name="Standard">
      <style:paragraph-properties fo:text-align="start" style:justify-single-word="false"/>
      <style:text-properties fo:color="#000000" loext:opacity="100%" style:font-name="Serif" fo:font-size="7pt" officeooo:rsid="001b6fc3" officeooo:paragraph-rsid="001b6fc3" style:font-size-asian="7pt" style:font-size-complex="7pt"/>
    </style:style>
    <style:style style:name="P42" style:family="paragraph" style:parent-style-name="Standard">
      <style:paragraph-properties fo:text-align="start" style:justify-single-word="false"/>
      <style:text-properties fo:color="#000000" loext:opacity="100%" style:font-name="Serif" fo:font-size="7pt" officeooo:rsid="001cfc16" officeooo:paragraph-rsid="001cfc16" style:font-size-asian="7pt" style:font-size-complex="7pt"/>
    </style:style>
    <style:style style:name="P43" style:family="paragraph" style:parent-style-name="Standard">
      <style:paragraph-properties fo:text-align="start" style:justify-single-word="false"/>
      <style:text-properties fo:color="#000000" loext:opacity="100%" style:font-name="Serif" fo:font-size="7pt" officeooo:rsid="002db01a" officeooo:paragraph-rsid="002db01a" style:font-size-asian="7pt" style:font-size-complex="7pt"/>
    </style:style>
    <style:style style:name="P44" style:family="paragraph" style:parent-style-name="Standard">
      <style:paragraph-properties fo:text-align="start" style:justify-single-word="false"/>
      <style:text-properties fo:color="#000000" loext:opacity="100%" style:font-name="Serif" fo:font-size="7pt" officeooo:rsid="001de69a" officeooo:paragraph-rsid="001de69a" style:font-size-asian="7pt" style:font-size-complex="7pt"/>
    </style:style>
    <style:style style:name="P45" style:family="paragraph" style:parent-style-name="Standard">
      <style:paragraph-properties fo:text-align="start" style:justify-single-word="false"/>
      <style:text-properties fo:color="#000000" loext:opacity="100%" style:font-name="Serif" fo:font-size="7pt" officeooo:rsid="001e08b8" officeooo:paragraph-rsid="001e08b8" style:font-size-asian="7pt" style:font-size-complex="7pt"/>
    </style:style>
    <style:style style:name="P46" style:family="paragraph" style:parent-style-name="Standard">
      <style:paragraph-properties fo:text-align="start" style:justify-single-word="false"/>
      <style:text-properties fo:color="#000000" loext:opacity="100%" style:font-name="Serif" fo:font-size="7pt" officeooo:rsid="001e8537" officeooo:paragraph-rsid="001f1640" style:font-size-asian="7pt" style:font-size-complex="7pt"/>
    </style:style>
    <style:style style:name="P47" style:family="paragraph" style:parent-style-name="Standard">
      <style:paragraph-properties fo:text-align="start" style:justify-single-word="false"/>
      <style:text-properties fo:color="#000000" loext:opacity="100%" style:font-name="Serif" fo:font-size="7pt" officeooo:rsid="00213c91" officeooo:paragraph-rsid="00213c91" style:font-size-asian="7pt" style:font-size-complex="7pt"/>
    </style:style>
    <style:style style:name="P48" style:family="paragraph" style:parent-style-name="Standard">
      <style:paragraph-properties fo:text-align="start" style:justify-single-word="false"/>
      <style:text-properties fo:color="#000000" loext:opacity="100%" style:font-name="Serif" fo:font-size="7pt" officeooo:rsid="00218f8c" officeooo:paragraph-rsid="00218f8c" style:font-size-asian="7pt" style:font-size-complex="7pt"/>
    </style:style>
    <style:style style:name="P49" style:family="paragraph" style:parent-style-name="Standard">
      <style:paragraph-properties fo:text-align="start" style:justify-single-word="false"/>
      <style:text-properties fo:color="#000000" loext:opacity="100%" style:font-name="Serif" fo:font-size="7pt" officeooo:rsid="0021ad76" officeooo:paragraph-rsid="0021ad76" style:font-size-asian="7pt" style:font-size-complex="7pt"/>
    </style:style>
    <style:style style:name="P50" style:family="paragraph" style:parent-style-name="Standard">
      <style:paragraph-properties fo:text-align="start" style:justify-single-word="false"/>
      <style:text-properties fo:color="#000000" loext:opacity="100%" style:font-name="Serif" fo:font-size="7pt" officeooo:rsid="0022227c" officeooo:paragraph-rsid="0022227c" style:font-size-asian="7pt" style:font-size-complex="7pt"/>
    </style:style>
    <style:style style:name="P51" style:family="paragraph" style:parent-style-name="Standard">
      <style:paragraph-properties fo:text-align="start" style:justify-single-word="false"/>
      <style:text-properties fo:color="#000000" loext:opacity="100%" style:font-name="Serif" fo:font-size="7pt" officeooo:rsid="0023f5cc" officeooo:paragraph-rsid="0023f5cc" style:font-size-asian="7pt" style:font-size-complex="7pt"/>
    </style:style>
    <style:style style:name="P52" style:family="paragraph" style:parent-style-name="Standard">
      <style:paragraph-properties fo:text-align="start" style:justify-single-word="false"/>
      <style:text-properties fo:color="#000000" loext:opacity="100%" style:font-name="Serif" fo:font-size="7pt" officeooo:rsid="00258d11" officeooo:paragraph-rsid="00258d11" style:font-size-asian="7pt" style:font-size-complex="7pt"/>
    </style:style>
    <style:style style:name="P53" style:family="paragraph" style:parent-style-name="Standard">
      <style:paragraph-properties fo:text-align="start" style:justify-single-word="false"/>
      <style:text-properties fo:color="#000000" loext:opacity="100%" style:font-name="Serif" fo:font-size="7pt" officeooo:rsid="0026d5ee" officeooo:paragraph-rsid="0026d5ee" style:font-size-asian="7pt" style:font-size-complex="7pt"/>
    </style:style>
    <style:style style:name="P54" style:family="paragraph" style:parent-style-name="Standard">
      <style:paragraph-properties fo:text-align="start" style:justify-single-word="false"/>
      <style:text-properties fo:color="#000000" loext:opacity="100%" style:font-name="Serif" fo:font-size="7pt" officeooo:rsid="002823f9" officeooo:paragraph-rsid="002823f9" style:font-size-asian="7pt" style:font-size-complex="7pt"/>
    </style:style>
    <style:style style:name="P55" style:family="paragraph" style:parent-style-name="Standard">
      <style:paragraph-properties fo:text-align="start" style:justify-single-word="false"/>
      <style:text-properties fo:color="#000000" loext:opacity="100%" style:font-name="Serif" fo:font-size="7pt" officeooo:rsid="0028446e" officeooo:paragraph-rsid="0028446e" style:font-size-asian="7pt" style:font-size-complex="7pt"/>
    </style:style>
    <style:style style:name="P56" style:family="paragraph" style:parent-style-name="Standard">
      <style:paragraph-properties fo:text-align="start" style:justify-single-word="false"/>
      <style:text-properties fo:color="#000000" loext:opacity="100%" style:font-name="Serif" fo:font-size="7pt" officeooo:rsid="0029cabf" officeooo:paragraph-rsid="0029cabf" style:font-size-asian="7pt" style:font-size-complex="7pt"/>
    </style:style>
    <style:style style:name="P57" style:family="paragraph" style:parent-style-name="Standard">
      <style:paragraph-properties fo:text-align="start" style:justify-single-word="false"/>
      <style:text-properties fo:color="#000000" loext:opacity="100%" style:font-name="Serif" fo:font-size="7pt" officeooo:rsid="0013b450" officeooo:paragraph-rsid="0013b450" style:font-size-asian="7pt" style:font-size-complex="7pt"/>
    </style:style>
    <style:style style:name="P58" style:family="paragraph" style:parent-style-name="Standard">
      <style:paragraph-properties fo:text-align="start" style:justify-single-word="false"/>
      <style:text-properties fo:color="#000000" loext:opacity="100%" style:font-name="Serif" fo:font-size="7pt" officeooo:paragraph-rsid="0013b450" style:font-size-asian="7pt" style:font-size-complex="7pt"/>
    </style:style>
    <style:style style:name="P59" style:family="paragraph" style:parent-style-name="Standard">
      <style:paragraph-properties fo:text-align="start" style:justify-single-word="false"/>
      <style:text-properties fo:color="#000000" loext:opacity="100%" style:font-name="Serif" fo:font-size="7pt" officeooo:rsid="004cf330" officeooo:paragraph-rsid="004cf330" style:font-size-asian="7pt" style:font-size-complex="7pt"/>
    </style:style>
    <style:style style:name="P60" style:family="paragraph" style:parent-style-name="Standard">
      <style:paragraph-properties fo:text-align="start" style:justify-single-word="false"/>
      <style:text-properties fo:color="#000000" loext:opacity="100%" style:font-name="Serif" fo:font-size="7pt" officeooo:rsid="0052fbd4" officeooo:paragraph-rsid="0052fbd4" style:font-size-asian="7pt" style:font-size-complex="7pt"/>
    </style:style>
    <style:style style:name="P61" style:family="paragraph" style:parent-style-name="Standard">
      <style:paragraph-properties fo:text-align="start" style:justify-single-word="false"/>
      <style:text-properties fo:color="#000000" loext:opacity="100%" style:font-name="Serif" fo:font-size="7pt" officeooo:rsid="00565749" officeooo:paragraph-rsid="00565749" style:font-size-asian="7pt" style:font-size-complex="7pt"/>
    </style:style>
    <style:style style:name="P62" style:family="paragraph" style:parent-style-name="Standard">
      <style:paragraph-properties fo:text-align="start" style:justify-single-word="false"/>
      <style:text-properties fo:color="#000000" loext:opacity="100%" style:font-name="Serif" fo:font-size="7pt" style:font-size-asian="7pt" style:font-name-complex="Calibri1" style:font-size-complex="7pt"/>
    </style:style>
    <style:style style:name="P63" style:family="paragraph" style:parent-style-name="Standard">
      <style:paragraph-properties fo:text-align="start" style:justify-single-word="false"/>
      <style:text-properties fo:color="#000000" loext:opacity="100%" style:font-name="Serif" fo:font-size="7pt" officeooo:paragraph-rsid="002a5192" style:font-size-asian="7pt" style:font-name-complex="Calibri1" style:font-size-complex="7pt"/>
    </style:style>
    <style:style style:name="P64" style:family="paragraph" style:parent-style-name="Standard">
      <style:paragraph-properties fo:text-align="start" style:justify-single-word="false"/>
      <style:text-properties fo:color="#000000" loext:opacity="100%" style:font-name="Serif" fo:font-size="7pt" officeooo:rsid="0023f5cc" officeooo:paragraph-rsid="0037710b" style:font-size-asian="7pt" style:font-name-complex="Calibri1" style:font-size-complex="7pt"/>
    </style:style>
    <style:style style:name="P65" style:family="paragraph" style:parent-style-name="Standard">
      <style:paragraph-properties fo:text-align="start" style:justify-single-word="false"/>
      <style:text-properties fo:color="#000000" loext:opacity="100%" style:font-name="Serif" fo:font-size="7pt" officeooo:rsid="0023f5cc" officeooo:paragraph-rsid="00345f35" style:font-size-asian="7pt" style:font-name-complex="Calibri1" style:font-size-complex="7pt"/>
    </style:style>
    <style:style style:name="P66" style:family="paragraph" style:parent-style-name="Standard">
      <style:paragraph-properties fo:text-align="start" style:justify-single-word="false"/>
      <style:text-properties fo:color="#000000" loext:opacity="100%" style:font-name="Serif" fo:font-size="7pt" officeooo:rsid="0023f5cc" officeooo:paragraph-rsid="0023f5cc" style:font-size-asian="7pt" style:font-name-complex="Calibri1" style:font-size-complex="7pt"/>
    </style:style>
    <style:style style:name="P67" style:family="paragraph" style:parent-style-name="Standard">
      <style:paragraph-properties fo:text-align="start" style:justify-single-word="false"/>
      <style:text-properties fo:color="#000000" loext:opacity="100%" style:font-name="Serif" fo:font-size="7pt" officeooo:rsid="0023f5cc" officeooo:paragraph-rsid="002823f9" style:font-size-asian="7pt" style:font-name-complex="Calibri1" style:font-size-complex="7pt"/>
    </style:style>
    <style:style style:name="P68" style:family="paragraph" style:parent-style-name="Standard">
      <style:paragraph-properties fo:text-align="start" style:justify-single-word="false"/>
      <style:text-properties fo:color="#000000" loext:opacity="100%" style:font-name="Serif" fo:font-size="7pt" officeooo:rsid="0023f5cc" officeooo:paragraph-rsid="00395803" style:font-size-asian="7pt" style:font-name-complex="Calibri1" style:font-size-complex="7pt"/>
    </style:style>
    <style:style style:name="P69" style:family="paragraph" style:parent-style-name="Standard">
      <style:paragraph-properties fo:text-align="start" style:justify-single-word="false"/>
      <style:text-properties fo:color="#000000" loext:opacity="100%" style:font-name="Serif" fo:font-size="7pt" officeooo:rsid="0023f5cc" officeooo:paragraph-rsid="00508368" style:font-size-asian="7pt" style:font-name-complex="Calibri1" style:font-size-complex="7pt"/>
    </style:style>
    <style:style style:name="P70" style:family="paragraph" style:parent-style-name="Standard">
      <style:paragraph-properties fo:text-align="start" style:justify-single-word="false"/>
      <style:text-properties fo:color="#000000" loext:opacity="100%" style:font-name="Serif" fo:font-size="7pt" officeooo:rsid="0023f5cc" officeooo:paragraph-rsid="005ab227" style:font-size-asian="7pt" style:font-name-complex="Calibri1" style:font-size-complex="7pt"/>
    </style:style>
    <style:style style:name="P71" style:family="paragraph" style:parent-style-name="Standard">
      <style:paragraph-properties fo:text-align="start" style:justify-single-word="false"/>
      <style:text-properties fo:color="#000000" loext:opacity="100%" style:font-name="Serif" fo:font-size="7pt" officeooo:rsid="00565749" officeooo:paragraph-rsid="00565749" style:font-size-asian="7pt" style:font-name-complex="Calibri1" style:font-size-complex="7pt"/>
    </style:style>
    <style:style style:name="P72" style:family="paragraph" style:parent-style-name="Standard">
      <style:paragraph-properties fo:text-align="center" style:justify-single-word="false"/>
      <style:text-properties fo:color="#000000" loext:opacity="100%" style:font-name="Serif" fo:font-size="7pt" fo:language="en" fo:country="US" fo:font-style="normal" fo:font-weight="bold" officeooo:rsid="002a5192" officeooo:paragraph-rsid="002a5192" style:font-size-asian="7pt" style:font-style-asian="normal" style:font-weight-asian="bold" style:font-name-complex="Times New Roman1" style:font-size-complex="7pt" style:font-style-complex="normal" style:font-weight-complex="bold"/>
    </style:style>
    <style:style style:name="P73" style:family="paragraph" style:parent-style-name="Standard">
      <style:paragraph-properties fo:text-align="start" style:justify-single-word="false"/>
      <style:text-properties fo:color="#000000" loext:opacity="100%" style:font-name="Serif" fo:font-size="7pt" officeooo:rsid="00479226" officeooo:paragraph-rsid="00479226" fo:background-color="transparent" style:font-size-asian="7pt" style:font-size-complex="7pt"/>
    </style:style>
    <style:style style:name="P74" style:family="paragraph" style:parent-style-name="Standard">
      <style:paragraph-properties fo:text-align="start" style:justify-single-word="false"/>
      <style:text-properties fo:color="#000000" loext:opacity="100%" style:font-name="Serif" fo:font-size="7pt" officeooo:rsid="00499ddd" officeooo:paragraph-rsid="00499ddd" fo:background-color="transparent" style:font-size-asian="7pt" style:font-size-complex="7pt"/>
    </style:style>
    <style:style style:name="P75" style:family="paragraph" style:parent-style-name="Standard">
      <style:paragraph-properties fo:text-align="start" style:justify-single-word="false"/>
      <style:text-properties fo:color="#000000" loext:opacity="100%" style:font-name="Serif" fo:font-size="7pt" officeooo:rsid="0023f5cc" officeooo:paragraph-rsid="00499ddd" fo:background-color="transparent" style:font-size-asian="7pt" style:font-size-complex="7pt"/>
    </style:style>
    <style:style style:name="P76" style:family="paragraph" style:parent-style-name="Standard">
      <style:paragraph-properties fo:text-align="start" style:justify-single-word="false"/>
      <style:text-properties fo:color="#000000" loext:opacity="100%" style:font-name="Serif" fo:font-size="7pt" officeooo:rsid="00508368" officeooo:paragraph-rsid="00508368" fo:background-color="transparent" style:font-size-asian="7pt" style:font-size-complex="7pt"/>
    </style:style>
    <style:style style:name="P77" style:family="paragraph" style:parent-style-name="Standard">
      <style:paragraph-properties fo:text-align="start" style:justify-single-word="false"/>
      <style:text-properties fo:color="#000000" loext:opacity="100%" style:font-name="Serif" fo:font-size="7pt" officeooo:rsid="005ab227" officeooo:paragraph-rsid="005ab227" fo:background-color="#ffffff" style:font-size-asian="7pt" style:font-size-complex="7pt"/>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Serif" fo:font-size="7pt" fo:font-style="normal" fo:text-shadow="none" style:text-underline-style="none" fo:font-weight="normal" officeooo:rsid="003b98a7" officeooo:paragraph-rsid="003b98a7" style:font-size-asian="7pt" style:font-style-asian="normal" style:font-weight-asian="normal" style:font-size-complex="7pt" style:font-style-complex="normal" style:text-emphasize="none"/>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Serif" fo:font-size="7pt" fo:font-style="normal" fo:text-shadow="none" style:text-underline-style="none" fo:font-weight="normal" style:font-size-asian="7pt" style:font-style-asian="normal" style:font-weight-asian="normal" style:font-size-complex="7pt" style:font-style-complex="normal" style:text-emphasize="none"/>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Serif" fo:font-size="7pt" fo:font-style="normal" fo:text-shadow="none" style:text-underline-style="none" fo:font-weight="normal" officeooo:paragraph-rsid="003b98a7" style:font-size-asian="7pt" style:font-style-asian="normal" style:font-weight-asian="normal" style:font-size-complex="7pt" style:font-style-complex="normal" style:text-emphasize="none"/>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Serif" fo:font-size="7pt" fo:font-style="italic" fo:text-shadow="none" style:text-underline-style="none" fo:font-weight="normal" style:font-size-asian="7pt" style:font-style-asian="italic" style:font-weight-asian="normal" style:font-size-complex="7pt" style:font-style-complex="italic" style:text-emphasize="none"/>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Serif" fo:font-size="7pt" fo:font-style="italic" fo:text-shadow="none" style:text-underline-style="none" fo:font-weight="normal" officeooo:rsid="0052fbd4" officeooo:paragraph-rsid="0052fbd4" style:font-size-asian="7pt" style:font-style-asian="italic" style:font-weight-asian="normal" style:font-size-complex="7pt" style:font-style-complex="italic" style:text-emphasize="none"/>
    </style:style>
    <style:style style:name="P83" style:family="paragraph" style:parent-style-name="Standard">
      <style:paragraph-properties fo:text-align="start" style:justify-single-word="false"/>
      <style:text-properties fo:font-size="7pt" style:font-size-asian="7pt" style:font-size-complex="7pt"/>
    </style:style>
    <style:style style:name="P84" style:family="paragraph" style:parent-style-name="Standard">
      <style:paragraph-properties fo:text-align="start" style:justify-single-word="false"/>
      <style:text-properties fo:font-size="7pt" officeooo:paragraph-rsid="002bfc0a" style:font-size-asian="7pt" style:font-size-complex="7pt"/>
    </style:style>
    <style:style style:name="P85" style:family="paragraph" style:parent-style-name="Standard">
      <style:paragraph-properties fo:text-align="start" style:justify-single-word="false"/>
    </style:style>
    <style:style style:name="P86" style:family="paragraph" style:parent-style-name="Standard">
      <style:paragraph-properties fo:text-align="start" style:justify-single-word="false"/>
      <style:text-properties officeooo:paragraph-rsid="002bfc0a"/>
    </style:style>
    <style:style style:name="P87" style:family="paragraph" style:parent-style-name="Standard">
      <style:text-properties fo:font-variant="normal" fo:text-transform="none" style:text-position="0% 100%" style:font-name="Serif" fo:font-style="normal" style:text-underline-style="none" fo:font-weight="normal"/>
    </style:style>
    <style:style style:name="P88" style:family="paragraph" style:parent-style-name="Standard">
      <style:paragraph-properties fo:margin-top="0.1945in" fo:margin-bottom="0.1945in" style:contextual-spacing="false" fo:line-height="115%" fo:text-align="justify" style:justify-single-word="false"/>
      <style:text-properties style:font-name="Serif" fo:font-size="7pt" fo:font-weight="bold" officeooo:paragraph-rsid="005af4d7" style:font-name-asian="Times New Roman1" style:font-size-asian="7pt" style:font-weight-asian="bold" style:font-name-complex="Times New Roman1" style:font-size-complex="7pt" style:font-style-complex="italic"/>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Serif" fo:font-size="7pt" fo:language="en" fo:country="US" fo:font-style="normal" fo:text-shadow="none" style:text-underline-style="none" fo:font-weight="normal" officeooo:rsid="003b98a7" officeooo:paragraph-rsid="003b98a7" style:font-size-asian="7pt" style:font-style-asian="normal" style:font-weight-asian="normal" style:font-size-complex="7pt" style:font-style-complex="normal" style:text-emphasize="none"/>
    </style:style>
    <style:style style:name="P90" style:family="paragraph" style:parent-style-name="Standard">
      <style:paragraph-properties fo:text-align="center" style:justify-single-word="false"/>
      <style:text-properties fo:color="#000000" loext:opacity="100%" style:text-outline="false" style:text-line-through-style="none" style:text-line-through-type="none" style:font-name="Serif" fo:font-size="7pt" fo:language="en" fo:country="US" fo:font-style="normal" fo:text-shadow="none" style:text-underline-style="none" fo:font-weight="normal" style:font-size-asian="7pt" style:font-style-asian="normal" style:font-weight-asian="normal" style:font-size-complex="7pt" style:font-style-complex="normal" style:text-emphasize="none"/>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Serif" fo:font-size="7pt" fo:language="en" fo:country="US" fo:font-style="italic" fo:text-shadow="none" style:text-underline-style="none" fo:font-weight="normal" style:font-size-asian="7pt" style:font-style-asian="italic" style:font-weight-asian="normal" style:font-size-complex="7pt" style:font-style-complex="italic" style:text-emphasize="none"/>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Serif" fo:font-size="7pt" fo:language="en" fo:country="US" fo:font-style="italic" fo:text-shadow="none" fo:font-weight="normal" officeooo:rsid="0016e6ec" officeooo:paragraph-rsid="001cfc16" style:font-size-asian="7pt" style:font-style-asian="italic" style:font-weight-asian="normal" style:font-size-complex="7pt" style:font-style-complex="italic" style:text-emphasize="none"/>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Serif" fo:font-size="7pt" fo:language="en" fo:country="US" fo:text-shadow="none" fo:font-weight="normal" officeooo:rsid="001cfc16" officeooo:paragraph-rsid="001cfc16" style:font-size-asian="7pt" style:font-weight-asian="normal" style:font-size-complex="7pt" style:text-emphasize="none"/>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Serif" fo:font-size="7pt" fo:language="en" fo:country="US" fo:text-shadow="none" fo:font-weight="normal" style:font-size-asian="7pt" style:font-weight-asian="normal" style:font-name-complex="Calibri1" style:font-size-complex="7pt" style:text-emphasize="none"/>
    </style:style>
    <style:style style:name="P95" style:family="paragraph" style:parent-style-name="Standard">
      <style:paragraph-properties fo:text-align="center" style:justify-single-word="false"/>
      <style:text-properties fo:font-size="7pt" style:font-size-asian="7pt" style:font-size-complex="7pt"/>
    </style:style>
    <style:style style:name="P96" style:family="paragraph" style:parent-style-name="Standard">
      <style:paragraph-properties fo:text-align="center" style:justify-single-word="false"/>
      <style:text-properties style:text-outline="false" style:text-line-through-style="none" style:text-line-through-type="none" style:font-name="Serif" fo:font-size="7pt" fo:language="en" fo:country="US" fo:text-shadow="none" fo:font-weight="normal" style:font-size-asian="7pt" style:font-weight-asian="normal" style:font-size-complex="7pt" style:text-emphasize="none"/>
    </style:style>
    <style:style style:name="P97" style:family="paragraph" style:parent-style-name="Text_20_body" style:master-page-name="Standard">
      <style:paragraph-properties style:page-number="auto"/>
      <style:text-properties style:font-name="Serif" fo:font-size="7pt" style:font-size-asian="7pt" style:font-size-complex="7pt"/>
    </style:style>
    <style:style style:name="P98" style:family="paragraph" style:parent-style-name="List_20_Paragraph" style:list-style-name="WWNum1">
      <style:paragraph-properties fo:margin-top="0.1945in" fo:margin-bottom="0.1945in" style:contextual-spacing="true" fo:line-height="150%"/>
      <style:text-properties officeooo:paragraph-rsid="00155d51"/>
    </style:style>
    <style:style style:name="P99" style:family="paragraph" style:parent-style-name="List_20_Paragraph" style:list-style-name="WWNum1">
      <style:paragraph-properties fo:margin-top="0.1945in" fo:margin-bottom="0.1945in" style:contextual-spacing="true" fo:line-height="150%"/>
      <style:text-properties officeooo:paragraph-rsid="0016e6ec"/>
    </style:style>
    <style:style style:name="T1" style:family="text">
      <style:text-properties fo:color="#000000" loext:opacity="100%" style:font-name="Serif" fo:font-size="7pt" fo:font-style="italic" style:text-underline-style="none" officeooo:rsid="00155d51" style:font-name-asian="Times New Roman1" style:font-size-asian="7pt" style:font-style-asian="italic" style:font-name-complex="Times New Roman1" style:font-size-complex="7pt" style:font-style-complex="italic"/>
    </style:style>
    <style:style style:name="T2" style:family="text">
      <style:text-properties fo:color="#000000" loext:opacity="100%" style:font-name="Serif" fo:font-size="7pt" fo:font-style="italic" style:text-underline-style="none" officeooo:rsid="0016e6ec" style:font-name-asian="Times New Roman1" style:font-size-asian="7pt" style:font-style-asian="italic" style:font-name-complex="Times New Roman1" style:font-size-complex="7pt" style:font-style-complex="italic"/>
    </style:style>
    <style:style style:name="T3" style:family="text">
      <style:text-properties style:font-name="Serif"/>
    </style:style>
    <style:style style:name="T4" style:family="text">
      <style:text-properties style:font-name="Serif" fo:font-size="7pt" fo:font-style="italic" style:font-name-asian="Times New Roman1" style:font-size-asian="7pt" style:font-style-asian="italic" style:font-name-complex="Times New Roman1" style:font-size-complex="7pt" style:font-style-complex="italic"/>
    </style:style>
    <style:style style:name="T5" style:family="text">
      <style:text-properties style:font-name="Serif" fo:font-size="7pt" fo:font-style="italic" officeooo:rsid="00155d51" style:font-name-asian="Times New Roman1" style:font-size-asian="7pt" style:font-style-asian="italic" style:font-name-complex="Times New Roman1" style:font-size-complex="7pt" style:font-style-complex="italic"/>
    </style:style>
    <style:style style:name="T6" style:family="text">
      <style:text-properties style:font-name="Serif" fo:font-size="7pt" style:font-name-asian="Times New Roman1" style:font-size-asian="7pt" style:font-name-complex="Times New Roman1" style:font-size-complex="7pt"/>
    </style:style>
    <style:style style:name="T7" style:family="text">
      <style:text-properties style:font-name="Serif" fo:font-size="7pt" fo:font-style="normal" officeooo:rsid="00155d51" style:font-name-asian="Times New Roman1" style:font-size-asian="7pt" style:font-style-asian="normal" style:font-name-complex="Times New Roman1" style:font-size-complex="7pt" style:font-style-complex="normal"/>
    </style:style>
    <style:style style:name="T8" style:family="text">
      <style:text-properties style:font-name="Serif" fo:font-size="7pt" fo:font-style="normal" officeooo:rsid="0016e6ec" style:font-name-asian="Times New Roman1" style:font-size-asian="7pt" style:font-style-asian="normal" style:font-name-complex="Times New Roman1" style:font-size-complex="7pt" style:font-style-complex="normal"/>
    </style:style>
    <style:style style:name="T9" style:family="text">
      <style:text-properties style:font-name="Serif" fo:font-size="7pt" style:font-size-asian="7pt" style:font-size-complex="7pt"/>
    </style:style>
    <style:style style:name="T10" style:family="text">
      <style:text-properties style:font-name="Serif" fo:font-size="7pt" officeooo:rsid="00499ddd" style:font-size-asian="7pt" style:font-size-complex="7pt"/>
    </style:style>
    <style:style style:name="T11" style:family="text">
      <style:text-properties style:font-name="Serif" fo:font-size="7pt" officeooo:rsid="0052fbd4" style:font-size-asian="7pt" style:font-size-complex="7pt"/>
    </style:style>
    <style:style style:name="T12" style:family="text">
      <style:text-properties style:font-name="Serif" fo:font-size="7pt" officeooo:rsid="00565749" style:font-size-asian="7pt" style:font-size-complex="7pt"/>
    </style:style>
    <style:style style:name="T13" style:family="text">
      <style:text-properties style:text-outline="false" style:text-line-through-style="none" style:text-line-through-type="none" fo:text-shadow="none" style:text-underline-style="none" fo:font-weight="normal" style:font-weight-asian="normal" style:text-emphasize="none"/>
    </style:style>
    <style:style style:name="T14" style:family="text">
      <style:text-properties style:text-outline="false" style:text-line-through-style="none" style:text-line-through-type="none" fo:text-shadow="none" style:text-underline-style="none" fo:font-weight="normal" officeooo:rsid="0013b450" style:font-weight-asian="normal" style:text-emphasize="none"/>
    </style:style>
    <style:style style:name="T15" style:family="text">
      <style:text-properties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16" style:family="text">
      <style:text-properties style:text-outline="false" style:text-line-through-style="none" style:text-line-through-type="none" style:font-name="Serif" fo:language="en" fo:country="US" fo:text-shadow="none" fo:font-weight="normal" style:font-weight-asian="normal" style:text-emphasize="none"/>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2823f9" style:font-style-asian="italic" style:font-style-complex="italic"/>
    </style:style>
    <style:style style:name="T20" style:family="text">
      <style:text-properties fo:font-style="italic" officeooo:rsid="00345f35" style:font-style-asian="italic" style:font-style-complex="italic"/>
    </style:style>
    <style:style style:name="T21" style:family="text">
      <style:text-properties fo:font-style="italic" officeooo:rsid="00508368" style:font-style-asian="italic" style:font-style-complex="italic"/>
    </style:style>
    <style:style style:name="T22" style:family="text">
      <style:text-properties fo:font-style="italic" style:font-style-asian="italic" style:font-name-complex="Times New Roman1" style:font-style-complex="italic"/>
    </style:style>
    <style:style style:name="T23" style:family="text">
      <style:text-properties style:font-name-complex="Times New Roman1"/>
    </style:style>
    <style:style style:name="T24" style:family="text">
      <style:text-properties officeooo:rsid="0016e6ec" style:font-name-complex="Times New Roman1"/>
    </style:style>
    <style:style style:name="T25" style:family="text">
      <style:text-properties officeooo:rsid="002823f9"/>
    </style:style>
    <style:style style:name="T26" style:family="text">
      <style:text-properties officeooo:rsid="0030bd0e"/>
    </style:style>
    <style:style style:name="T27" style:family="text">
      <style:text-properties officeooo:rsid="0037710b"/>
    </style:style>
    <style:style style:name="T28" style:family="text">
      <style:text-properties officeooo:rsid="00508368"/>
    </style:style>
    <style:style style:name="T29" style:family="text">
      <style:text-properties officeooo:rsid="00511a66"/>
    </style:style>
    <style:style style:name="T30" style:family="text">
      <style:text-properties officeooo:rsid="00565749"/>
    </style:style>
    <style:style style:name="T31" style:family="text">
      <style:text-properties officeooo:rsid="0057e914"/>
    </style:style>
    <style:style style:name="T32" style:family="text">
      <style:text-properties officeooo:rsid="00599e3e"/>
    </style:style>
    <style:style style:name="T33" style:family="text">
      <style:text-properties fo:font-style="normal" style:font-style-asian="normal"/>
    </style:style>
    <style:style style:name="T34" style:family="text">
      <style:text-properties fo:font-style="normal" officeooo:rsid="003da7f8" style:font-style-asian="normal"/>
    </style:style>
    <style:style style:name="T35" style:family="text">
      <style:text-properties fo:font-size="7pt" style:font-size-asian="7pt" style:font-size-complex="7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A"/>
        <table:table-column table:style-name="Tableau1.E"/>
        <table:table-column table:style-name="Tableau1.F"/>
        <table:table-column table:style-name="Tableau1.G"/>
        <table:table-column table:style-name="Tableau1.H"/>
        <table:table-column table:style-name="Tableau1.I"/>
        <table:table-row table:style-name="Tableau1.1">
          <table:table-cell table:style-name="Tableau1.A1" office:value-type="string">
            <text:p text:style-name="P7">Group</text:p>
          </table:table-cell>
          <table:table-cell table:style-name="Tableau1.A1" office:value-type="string">
            <text:p text:style-name="P7">Clades</text:p>
          </table:table-cell>
          <table:table-cell table:style-name="Tableau1.C1" office:value-type="string">
            <text:p text:style-name="P8">Species </text:p>
          </table:table-cell>
          <table:table-cell table:style-name="Tableau1.C1" office:value-type="string">
            <text:p text:style-name="P8">Longevity (days) </text:p>
          </table:table-cell>
          <table:table-cell table:style-name="Tableau1.C1" office:value-type="string">
            <text:p text:style-name="P9">Body length (c<text:span text:style-name="T29">m</text:span>) </text:p>
          </table:table-cell>
          <table:table-cell table:style-name="Tableau1.C1" office:value-type="string">
            <text:p text:style-name="P8">Source</text:p>
          </table:table-cell>
          <table:table-cell table:style-name="Tableau1.C1" office:value-type="string">
            <text:p text:style-name="P10">Commentaries</text:p>
          </table:table-cell>
          <table:table-cell table:style-name="Tableau1.A1" office:value-type="string">
            <text:p text:style-name="P8">References</text:p>
          </table:table-cell>
          <table:table-cell table:style-name="Tableau1.C1" office:value-type="string">
            <text:p text:style-name="P72">Links</text:p>
          </table:table-cell>
        </table:table-row>
        <table:table-row table:style-name="Tableau1.2">
          <table:table-cell table:style-name="Tableau1.A2" office:value-type="string">
            <text:p text:style-name="P78">Vertebrata</text:p>
          </table:table-cell>
          <table:table-cell table:style-name="Tableau1.A2" office:value-type="string">
            <text:p text:style-name="P78">Mammalia</text:p>
          </table:table-cell>
          <table:table-cell table:style-name="Tableau1.C2" office:value-type="string">
            <text:p text:style-name="P81">Monodelphis domestica</text:p>
          </table:table-cell>
          <table:table-cell table:style-name="Tableau1.C2" office:value-type="string">
            <text:p text:style-name="P38">1861.5</text:p>
          </table:table-cell>
          <table:table-cell table:style-name="Tableau1.C2" office:value-type="string">
            <text:p text:style-name="P38">20</text:p>
          </table:table-cell>
          <table:table-cell table:style-name="Tableau1.C2" office:value-type="string">
            <text:p text:style-name="P18">AnAge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fF3zbQFO&quot;,&quot;properties&quot;:{&quot;formattedCitation&quot;:&quot;(Macrini, 2004)&quot;,&quot;plainCitation&quot;:&quot;(Macrini, 2004)&quot;,&quot;noteIndex&quot;:0},&quot;citationItems&quot;:[{&quot;id&quot;:818,&quot;uris&quot;:[&quot;http://zotero.org/groups/2488225/items/RNJ4NX7B&quot;],&quot;uri&quot;:[&quot;http://zotero.org/groups/2488225/items/RNJ4NX7B&quot;],&quot;itemData&quot;:{&quot;id&quot;:818,&quot;type&quot;:&quot;article-journal&quot;,&quot;container-title&quot;:&quot;Mammalian Species&quot;,&quot;DOI&quot;:&quot;10.1644/760&quot;,&quot;ISSN&quot;:&quot;0076-3519, 1545-1410&quot;,&quot;journalAbbreviation&quot;:&quot;Mammalian Species&quot;,&quot;language&quot;:&quot;en&quot;,&quot;page&quot;:&quot;1-8&quot;,&quot;source&quot;:&quot;DOI.org (Crossref)&quot;,&quot;title&quot;:&quot;Monodelphis domestica&quot;,&quot;volume&quot;:&quot;760&quot;,&quot;author&quot;:[{&quot;family&quot;:&quot;Macrini&quot;,&quot;given&quot;:&quot;Thomas E.&quot;}],&quot;issued&quot;:{&quot;date-parts&quot;:[[&quot;2004&quot;,12]]}}}],&quot;schema&quot;:&quot;https://github.com/citation-style-language/schema/raw/master/csl-citation.json&quot;} RNDRMP0MxahQ9"/>(Macrini, 2004)<text:reference-mark-end text:name="ZOTERO_ITEM CSL_CITATION {&quot;citationID&quot;:&quot;fF3zbQFO&quot;,&quot;properties&quot;:{&quot;formattedCitation&quot;:&quot;(Macrini, 2004)&quot;,&quot;plainCitation&quot;:&quot;(Macrini, 2004)&quot;,&quot;noteIndex&quot;:0},&quot;citationItems&quot;:[{&quot;id&quot;:818,&quot;uris&quot;:[&quot;http://zotero.org/groups/2488225/items/RNJ4NX7B&quot;],&quot;uri&quot;:[&quot;http://zotero.org/groups/2488225/items/RNJ4NX7B&quot;],&quot;itemData&quot;:{&quot;id&quot;:818,&quot;type&quot;:&quot;article-journal&quot;,&quot;container-title&quot;:&quot;Mammalian Species&quot;,&quot;DOI&quot;:&quot;10.1644/760&quot;,&quot;ISSN&quot;:&quot;0076-3519, 1545-1410&quot;,&quot;journalAbbreviation&quot;:&quot;Mammalian Species&quot;,&quot;language&quot;:&quot;en&quot;,&quot;page&quot;:&quot;1-8&quot;,&quot;source&quot;:&quot;DOI.org (Crossref)&quot;,&quot;title&quot;:&quot;Monodelphis domestica&quot;,&quot;volume&quot;:&quot;760&quot;,&quot;author&quot;:[{&quot;family&quot;:&quot;Macrini&quot;,&quot;given&quot;:&quot;Thomas E.&quot;}],&quot;issued&quot;:{&quot;date-parts&quot;:[[&quot;2004&quot;,12]]}}}],&quot;schema&quot;:&quot;https://github.com/citation-style-language/schema/raw/master/csl-citation.json&quot;} RNDRMP0MxahQ9"/></text:p>
          </table:table-cell>
          <table:table-cell table:style-name="Tableau1.C2" office:value-type="string">
            <text:p text:style-name="P6"><text:a xlink:type="simple" xlink:href="https://genomics.senescence.info/species/entry.php?species=Monodelphis_domestica" text:style-name="Internet_20_link" text:visited-style-name="Visited_20_Internet_20_Link"><text:span text:style-name="T35">https://genomics.senescence.info/species/entry.php?species=Monodelphis_domestica</text:span></text:a></text:p>
          </table:table-cell>
        </table:table-row>
        <table:table-row table:style-name="Tableau1.3">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2">Loxodonta africana</text:p>
          </table:table-cell>
          <table:table-cell table:style-name="Tableau1.C2" office:value-type="string">
            <text:p text:style-name="P60">23725</text:p>
          </table:table-cell>
          <table:table-cell table:style-name="Tableau1.C2" office:value-type="string">
            <text:p text:style-name="P60">400</text:p>
          </table:table-cell>
          <table:table-cell table:style-name="Tableau1.C2" office:value-type="string">
            <text:p text:style-name="P18">ADW (1)</text:p>
            <text:p text:style-name="P18">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6"><text:a xlink:type="simple" xlink:href="https://genomics.senescence.info/species/query.php?search=loxodonta+africana" text:style-name="Internet_20_link" text:visited-style-name="Visited_20_Internet_20_Link"><text:span text:style-name="T11">https://genomics.senescence.info/species/query.php?search=Loxodonta+africana</text:span></text:a></text:p>
            <text:p text:style-name="P84"><text:a xlink:type="simple" xlink:href="https://animaldiversity.org/accounts/Heterocephalus_glaber/" text:style-name="Internet_20_link" text:visited-style-name="Visited_20_Internet_20_Link"><text:span text:style-name="T3"/></text:a></text:p>
            <text:p text:style-name="P86"><text:a xlink:type="simple" xlink:href="https://animaldiversity.org/accounts/Loxodonta_africana/" text:style-name="Internet_20_link" text:visited-style-name="Visited_20_Internet_20_Link"><text:span text:style-name="T11">https://animaldiversity.org/accounts/Loxodonta_africana/</text:span></text:a></text:p>
          </table:table-cell>
        </table:table-row>
        <table:table-row table:style-name="Tableau1.3">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Heterocephalus glaber</text:p>
          </table:table-cell>
          <table:table-cell table:style-name="Tableau1.C2" office:value-type="string">
            <text:p text:style-name="P38">10950</text:p>
          </table:table-cell>
          <table:table-cell table:style-name="Tableau1.C2" office:value-type="string">
            <text:p text:style-name="P38">16.5</text:p>
          </table:table-cell>
          <table:table-cell table:style-name="Tableau1.C2" office:value-type="string">
            <text:p text:style-name="P18">ADW (1)</text:p>
            <text:p text:style-name="P18">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4"><text:a xlink:type="simple" xlink:href="http://genomics.senescence.info/species/entry.php?species=Heterocephalus_glaber" text:style-name="Internet_20_link" text:visited-style-name="Visited_20_Internet_20_Link"><text:span text:style-name="T3">http://genomics.senescence.info/species/entry.php?species=Heterocephalus_glaber</text:span></text:a></text:p>
            <text:p text:style-name="P84"><text:a xlink:type="simple" xlink:href="https://animaldiversity.org/accounts/Heterocephalus_glaber/" text:style-name="Internet_20_link" text:visited-style-name="Visited_20_Internet_20_Link"><text:span text:style-name="T3"/></text:a></text:p>
            <text:p text:style-name="P84"><text:a xlink:type="simple" xlink:href="https://animaldiversity.org/accounts/Heterocephalus_glaber/" text:style-name="Internet_20_link" text:visited-style-name="Visited_20_Internet_20_Link"><text:span text:style-name="T3">https://animaldiversity.org/accounts/Heterocephalus_glaber/</text:span></text:a></text:p>
          </table:table-cell>
        </table:table-row>
        <table:table-row table:style-name="Tableau1.5">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Macaca mulatta</text:p>
          </table:table-cell>
          <table:table-cell table:style-name="Tableau1.C2" office:value-type="string">
            <text:p text:style-name="P39">14600</text:p>
          </table:table-cell>
          <table:table-cell table:style-name="Tableau1.C2" office:value-type="string">
            <text:p text:style-name="P61">64</text:p>
          </table:table-cell>
          <table:table-cell table:style-name="Tableau1.C2" office:value-type="string">
            <text:p text:style-name="P19">ADW (1)</text:p>
            <text:p text:style-name="P19">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Macaca_mulatta" text:style-name="Internet_20_link" text:visited-style-name="Visited_20_Internet_20_Link"><text:span text:style-name="T3">http://genomics.senescence.info/species/entry.php?species=Macaca_mulatta</text:span></text:a></text:p>
            <text:p text:style-name="P4"/>
            <text:p text:style-name="P83"><text:a xlink:type="simple" xlink:href="https://animaldiversity.org/accounts/Macaca_mulatta/" text:style-name="Internet_20_link" text:visited-style-name="Visited_20_Internet_20_Link"><text:span text:style-name="T3">https://animaldiversity.org/accounts/Macaca_mulatta/</text:span></text:a></text:p>
          </table:table-cell>
        </table:table-row>
        <table:table-row table:style-name="Tableau1.6">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Oryctolagus cuniculus</text:p>
          </table:table-cell>
          <table:table-cell table:style-name="Tableau1.C2" office:value-type="string">
            <text:p text:style-name="P39">3285</text:p>
          </table:table-cell>
          <table:table-cell table:style-name="Tableau1.C2" office:value-type="string">
            <text:p text:style-name="P39">50</text:p>
          </table:table-cell>
          <table:table-cell table:style-name="Tableau1.C2" office:value-type="string">
            <text:p text:style-name="P19">ADW (1)</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s://animaldiversity.org/accounts/Oryctolagus_cuniculus/" text:style-name="Internet_20_link" text:visited-style-name="Visited_20_Internet_20_Link"><text:span text:style-name="T3">https://animaldiversity.org/accounts/Oryctolagus_cuniculus/</text:span></text:a></text:p>
          </table:table-cell>
        </table:table-row>
        <table:table-row table:style-name="Tableau1.7">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Rattus norvegicus</text:p>
          </table:table-cell>
          <table:table-cell table:style-name="Tableau1.C2" office:value-type="string">
            <text:p text:style-name="P40">1387</text:p>
          </table:table-cell>
          <table:table-cell table:style-name="Tableau1.C2" office:value-type="string">
            <text:p text:style-name="P40">40</text:p>
          </table:table-cell>
          <table:table-cell table:style-name="Tableau1.C2" office:value-type="string">
            <text:p text:style-name="P20">ADW (1)</text:p>
            <text:p text:style-name="P20">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Rattus_norvegicus" text:style-name="Internet_20_link" text:visited-style-name="Visited_20_Internet_20_Link"><text:span text:style-name="T3">http://genomics.senescence.info/species/entry.php?species=Rattus_norvegicus</text:span></text:a></text:p>
            <text:p text:style-name="P4"/>
            <text:p text:style-name="P83"><text:a xlink:type="simple" xlink:href="https://animaldiversity.org/accounts/Rattus_norvegicus/" text:style-name="Internet_20_link" text:visited-style-name="Visited_20_Internet_20_Link"><text:span text:style-name="T3">https://animaldiversity.org/accounts/Rattus_norvegicus/</text:span></text:a></text:p>
          </table:table-cell>
        </table:table-row>
        <table:table-row table:style-name="Tableau1.8">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Mus musculus</text:p>
          </table:table-cell>
          <table:table-cell table:style-name="Tableau1.C2" office:value-type="string">
            <text:p text:style-name="P41">1460</text:p>
          </table:table-cell>
          <table:table-cell table:style-name="Tableau1.C2" office:value-type="string">
            <text:p text:style-name="P41">9.5</text:p>
          </table:table-cell>
          <table:table-cell table:style-name="Tableau1.C2" office:value-type="string">
            <text:p text:style-name="P21">ADW (1)</text:p>
            <text:p text:style-name="P21">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Mus_musculus" text:style-name="Internet_20_link" text:visited-style-name="Visited_20_Internet_20_Link"><text:span text:style-name="T3">http://genomics.senescence.info/species/entry.php?species=Mus_musculus</text:span></text:a></text:p>
            <text:p text:style-name="P4"/>
            <text:p text:style-name="P83"><text:a xlink:type="simple" xlink:href="https://animaldiversity.org/accounts/Mus_musculus/" text:style-name="Internet_20_link" text:visited-style-name="Visited_20_Internet_20_Link"><text:span text:style-name="T3">https://animaldiversity.org/accounts/Mus_musculus/</text:span></text:a></text:p>
          </table:table-cell>
        </table:table-row>
        <table:table-row table:style-name="Tableau1.9">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Bos taurus</text:p>
          </table:table-cell>
          <table:table-cell table:style-name="Tableau1.C2" office:value-type="string">
            <text:p text:style-name="P41">7300</text:p>
          </table:table-cell>
          <table:table-cell table:style-name="Tableau1.C2" office:value-type="string">
            <text:p text:style-name="P41">245</text:p>
          </table:table-cell>
          <table:table-cell table:style-name="Tableau1.C2" office:value-type="string">
            <text:p text:style-name="P21">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Bos_taurus" text:style-name="Internet_20_link" text:visited-style-name="Visited_20_Internet_20_Link"><text:span text:style-name="T3">http://genomics.senescence.info/species/entry.php?species=Bos_taurus</text:span></text:a></text:p>
          </table:table-cell>
        </table:table-row>
        <table:table-row table:style-name="Tableau1.10">
          <table:table-cell table:style-name="Tableau1.A2" office:value-type="string">
            <text:p text:style-name="P78">Vertebrata</text:p>
          </table:table-cell>
          <table:table-cell table:style-name="Tableau1.A2" office:value-type="string">
            <text:p text:style-name="P79">Crocodylia</text:p>
          </table:table-cell>
          <table:table-cell table:style-name="Tableau1.C2" office:value-type="string">
            <text:p text:style-name="P81">Crocodylus porosus</text:p>
          </table:table-cell>
          <table:table-cell table:style-name="Tableau1.C2" office:value-type="string">
            <text:p text:style-name="P42">20805</text:p>
          </table:table-cell>
          <table:table-cell table:style-name="Tableau1.C2" office:value-type="string">
            <text:p text:style-name="P42">600</text:p>
          </table:table-cell>
          <table:table-cell table:style-name="Tableau1.C2" office:value-type="string">
            <text:p text:style-name="P22">AnAge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rfsKIGS3&quot;,&quot;properties&quot;:{&quot;formattedCitation&quot;:&quot;(Nevarez, 2019)&quot;,&quot;plainCitation&quot;:&quot;(Nevarez, 2019)&quot;,&quot;noteIndex&quot;:0},&quot;citationItems&quot;:[{&quot;id&quot;:989,&quot;uris&quot;:[&quot;http://zotero.org/users/4191582/items/S8SCZSFK&quot;],&quot;uri&quot;:[&quot;http://zotero.org/users/4191582/items/S8SCZSFK&quot;],&quot;itemData&quot;:{&quot;id&quot;:989,&quot;type&quot;:&quot;chapter&quot;,&quot;container-title&quot;:&quot;Mader's Reptile and Amphibian Medicine and Surgery (Third Edition)&quot;,&quot;event-place&quot;:&quot;St. Louis (MO)&quot;,&quot;ISBN&quot;:&quot;978-0-323-48253-0&quot;,&quot;language&quot;:&quot;en&quot;,&quot;note&quot;:&quot;DOI: 10.1016/B978-0-323-48253-0.00025-8&quot;,&quot;page&quot;:&quot;194-198.e1&quot;,&quot;publisher&quot;:&quot;W.B. Saunders&quot;,&quot;publisher-place&quot;:&quot;St. Louis (MO)&quot;,&quot;source&quot;:&quot;ScienceDirect&quot;,&quot;title&quot;:&quot;25 - Crocodilians&quot;,&quot;URL&quot;:&quot;http://www.sciencedirect.com/science/article/pii/B9780323482530000258&quot;,&quot;author&quot;:[{&quot;family&quot;:&quot;Nevarez&quot;,&quot;given&quot;:&quot;Javier G.&quot;}],&quot;editor&quot;:[{&quot;family&quot;:&quot;Divers&quot;,&quot;given&quot;:&quot;Stephen J.&quot;},{&quot;family&quot;:&quot;Stahl&quot;,&quot;given&quot;:&quot;Scott J.&quot;}],&quot;accessed&quot;:{&quot;date-parts&quot;:[[&quot;2020&quot;,4,23]]},&quot;issued&quot;:{&quot;date-parts&quot;:[[&quot;2019&quot;,1,1]]}}}],&quot;schema&quot;:&quot;https://github.com/citation-style-language/schema/raw/master/csl-citation.json&quot;} RND2lWv7zEDlk"/>(Nevarez, 2019)<text:reference-mark-end text:name="ZOTERO_ITEM CSL_CITATION {&quot;citationID&quot;:&quot;rfsKIGS3&quot;,&quot;properties&quot;:{&quot;formattedCitation&quot;:&quot;(Nevarez, 2019)&quot;,&quot;plainCitation&quot;:&quot;(Nevarez, 2019)&quot;,&quot;noteIndex&quot;:0},&quot;citationItems&quot;:[{&quot;id&quot;:989,&quot;uris&quot;:[&quot;http://zotero.org/users/4191582/items/S8SCZSFK&quot;],&quot;uri&quot;:[&quot;http://zotero.org/users/4191582/items/S8SCZSFK&quot;],&quot;itemData&quot;:{&quot;id&quot;:989,&quot;type&quot;:&quot;chapter&quot;,&quot;container-title&quot;:&quot;Mader's Reptile and Amphibian Medicine and Surgery (Third Edition)&quot;,&quot;event-place&quot;:&quot;St. Louis (MO)&quot;,&quot;ISBN&quot;:&quot;978-0-323-48253-0&quot;,&quot;language&quot;:&quot;en&quot;,&quot;note&quot;:&quot;DOI: 10.1016/B978-0-323-48253-0.00025-8&quot;,&quot;page&quot;:&quot;194-198.e1&quot;,&quot;publisher&quot;:&quot;W.B. Saunders&quot;,&quot;publisher-place&quot;:&quot;St. Louis (MO)&quot;,&quot;source&quot;:&quot;ScienceDirect&quot;,&quot;title&quot;:&quot;25 - Crocodilians&quot;,&quot;URL&quot;:&quot;http://www.sciencedirect.com/science/article/pii/B9780323482530000258&quot;,&quot;author&quot;:[{&quot;family&quot;:&quot;Nevarez&quot;,&quot;given&quot;:&quot;Javier G.&quot;}],&quot;editor&quot;:[{&quot;family&quot;:&quot;Divers&quot;,&quot;given&quot;:&quot;Stephen J.&quot;},{&quot;family&quot;:&quot;Stahl&quot;,&quot;given&quot;:&quot;Scott J.&quot;}],&quot;accessed&quot;:{&quot;date-parts&quot;:[[&quot;2020&quot;,4,23]]},&quot;issued&quot;:{&quot;date-parts&quot;:[[&quot;2019&quot;,1,1]]}}}],&quot;schema&quot;:&quot;https://github.com/citation-style-language/schema/raw/master/csl-citation.json&quot;} RND2lWv7zEDlk"/></text:p>
          </table:table-cell>
          <table:table-cell table:style-name="Tableau1.C2" office:value-type="string">
            <text:p text:style-name="P83"><text:a xlink:type="simple" xlink:href="http://genomics.senescence.info/species/entry.php?species=Crocodylus_porosus" text:style-name="Internet_20_link" text:visited-style-name="Visited_20_Internet_20_Link"><text:span text:style-name="T3">http://genomics.senescence.info/species/entry.php?species=Crocodylus_porosus</text:span></text:a></text:p>
          </table:table-cell>
        </table:table-row>
        <table:table-row table:style-name="Tableau1.11">
          <table:table-cell table:style-name="Tableau1.A11" office:value-type="string">
            <text:p text:style-name="P89">Vertebrata</text:p>
          </table:table-cell>
          <table:table-cell table:style-name="Tableau1.A11" office:value-type="string">
            <text:p text:style-name="P90">Aves</text:p>
          </table:table-cell>
          <table:table-cell table:style-name="Tableau1.A11" office:value-type="string">
            <text:p text:style-name="P91">Gallus gallus</text:p>
          </table:table-cell>
          <table:table-cell table:style-name="Tableau1.A11" office:value-type="string">
            <text:p text:style-name="P93">10950</text:p>
          </table:table-cell>
          <table:table-cell table:style-name="Tableau1.A11" office:value-type="string">
            <text:p text:style-name="P93">70</text:p>
          </table:table-cell>
          <table:table-cell table:style-name="Tableau1.A11" office:value-type="string">
            <text:p text:style-name="P92">ADW (1)</text:p>
            <text:p text:style-name="P92">AnAge (3)</text:p>
          </table:table-cell>
          <table:table-cell table:style-name="Tableau1.A11" office:value-type="string">
            <text:p text:style-name="P94"/>
          </table:table-cell>
          <table:table-cell table:style-name="Tableau1.A11" office:value-type="string">
            <text:p text:style-name="P96"/>
          </table:table-cell>
          <table:table-cell table:style-name="Tableau1.I11" office:value-type="string">
            <text:p text:style-name="P95"><text:a xlink:type="simple" xlink:href="http://genomics.senescence.info/species/entry.php?species=Gallus_gallus" text:style-name="Internet_20_link" text:visited-style-name="Visited_20_Internet_20_Link"><text:span text:style-name="T16">http://genomics.senescence.info/species/entry.php?species=Gallus_gallus</text:span></text:a></text:p>
            <text:p text:style-name="P96"/>
            <text:p text:style-name="P95"><text:a xlink:type="simple" xlink:href="https://animaldiversity.org/accounts/Gallus_gallus/" text:style-name="Internet_20_link" text:visited-style-name="Visited_20_Internet_20_Link"><text:span text:style-name="T16">https://</text:span></text:a><text:a xlink:type="simple" xlink:href="https://animaldiversity.org/accounts/Gallus_gallus/" text:style-name="Internet_20_link" text:visited-style-name="Visited_20_Internet_20_Link"><text:span text:style-name="T16">animaldiversity.org/accounts/Gallus_gallus/</text:span></text:a></text:p>
          </table:table-cell>
        </table:table-row>
        <text:soft-page-break/>
        <table:table-row table:style-name="Tableau1.12">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Cervus elaphus</text:p>
          </table:table-cell>
          <table:table-cell table:style-name="Tableau1.C2" office:value-type="string">
            <text:p text:style-name="P43">11497.5</text:p>
          </table:table-cell>
          <table:table-cell table:style-name="Tableau1.C2" office:value-type="string">
            <text:p text:style-name="P43">270</text:p>
          </table:table-cell>
          <table:table-cell table:style-name="Tableau1.C2" office:value-type="string">
            <text:p text:style-name="P22">ADW (1)</text:p>
            <text:p text:style-name="P22">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Cervus_elaphus" text:style-name="Internet_20_link" text:visited-style-name="Visited_20_Internet_20_Link"><text:span text:style-name="T3">http://genomics.senescence.info/species/entry.php?species=Cervus_elaphus</text:span></text:a></text:p>
            <text:p text:style-name="P4"/>
            <text:p text:style-name="P83"><text:a xlink:type="simple" xlink:href="https://animaldiversity.org/accounts/Cervus_elaphus/" text:style-name="Internet_20_link" text:visited-style-name="Visited_20_Internet_20_Link"><text:span text:style-name="T3">https://animaldiversity.org/accounts/Cervus_elaphus/</text:span></text:a></text:p>
          </table:table-cell>
        </table:table-row>
        <table:table-row table:style-name="Tableau1.13">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Sus scrofa</text:p>
          </table:table-cell>
          <table:table-cell table:style-name="Tableau1.C2" office:value-type="string">
            <text:p text:style-name="P42">9855</text:p>
          </table:table-cell>
          <table:table-cell table:style-name="Tableau1.C2" office:value-type="string">
            <text:p text:style-name="P42">240</text:p>
          </table:table-cell>
          <table:table-cell table:style-name="Tableau1.C2" office:value-type="string">
            <text:p text:style-name="P22">ADW (1)</text:p>
            <text:p text:style-name="P22">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Sus_scrofa" text:style-name="Internet_20_link" text:visited-style-name="Visited_20_Internet_20_Link"><text:span text:style-name="T3">http://genomics.senescence.info/species/entry.php?species=Sus_scrofa</text:span></text:a></text:p>
            <text:p text:style-name="P4"/>
            <text:p text:style-name="P83"><text:a xlink:type="simple" xlink:href="https://animaldiversity.org/accounts/Sus_scrofa/" text:style-name="Internet_20_link" text:visited-style-name="Visited_20_Internet_20_Link"><text:span text:style-name="T3">https://animaldiversity.org/accounts/Sus_scrofa/</text:span></text:a></text:p>
          </table:table-cell>
        </table:table-row>
        <table:table-row table:style-name="Tableau1.14">
          <table:table-cell table:style-name="Tableau1.A2" office:value-type="string">
            <text:p text:style-name="P78">Vertebrata</text:p>
          </table:table-cell>
          <table:table-cell table:style-name="Tableau1.A2" office:value-type="string">
            <text:p text:style-name="P79">Mammalia</text:p>
          </table:table-cell>
          <table:table-cell table:style-name="Tableau1.C2" office:value-type="string">
            <text:p text:style-name="P81">Canis lupus</text:p>
          </table:table-cell>
          <table:table-cell table:style-name="Tableau1.C2" office:value-type="string">
            <text:p text:style-name="P42">7519</text:p>
          </table:table-cell>
          <table:table-cell table:style-name="Tableau1.C2" office:value-type="string">
            <text:p text:style-name="P61">117</text:p>
          </table:table-cell>
          <table:table-cell table:style-name="Tableau1.C2" office:value-type="string">
            <text:p text:style-name="P22">ADW (1)</text:p>
            <text:p text:style-name="P22">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Canis_lupus" text:style-name="Internet_20_link" text:visited-style-name="Visited_20_Internet_20_Link"><text:span text:style-name="T3">http://genomics.senescence.info/species/entry.php?species=Canis_lupus</text:span></text:a></text:p>
            <text:p text:style-name="P4"/>
            <text:p text:style-name="P83"><text:a xlink:type="simple" xlink:href="https://animaldiversity.org/accounts/Canis_lupus_dingo/" text:style-name="Internet_20_link" text:visited-style-name="Visited_20_Internet_20_Link"><text:span text:style-name="T3">https://animaldiversity.org/accounts/Canis_lupus_dingo/</text:span></text:a></text:p>
          </table:table-cell>
        </table:table-row>
        <table:table-row table:style-name="Tableau1.15">
          <table:table-cell table:style-name="Tableau1.A2" office:value-type="string">
            <text:p text:style-name="P78">Vertebrata</text:p>
          </table:table-cell>
          <table:table-cell table:style-name="Tableau1.A2" office:value-type="string">
            <text:p text:style-name="P79">Chondrichthyes</text:p>
          </table:table-cell>
          <table:table-cell table:style-name="Tableau1.C2" office:value-type="string">
            <text:p text:style-name="P81">Callorhinchus milii</text:p>
          </table:table-cell>
          <table:table-cell table:style-name="Tableau1.C2" office:value-type="string">
            <text:p text:style-name="P42">2190</text:p>
          </table:table-cell>
          <table:table-cell table:style-name="Tableau1.C2" office:value-type="string">
            <text:p text:style-name="P42">120</text:p>
          </table:table-cell>
          <table:table-cell table:style-name="Tableau1.C2" office:value-type="string">
            <text:p text:style-name="P22">ADW (1)</text:p>
            <text:p text:style-name="P22">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Callorhinchus_milii" text:style-name="Internet_20_link" text:visited-style-name="Visited_20_Internet_20_Link"><text:span text:style-name="T3">http://genomics.senescence.info/species/entry.php?species=Callorhinchus_milii</text:span></text:a></text:p>
            <text:p text:style-name="P4"/>
            <text:p text:style-name="P83"><text:a xlink:type="simple" xlink:href="https://animaldiversity.org/accounts/Callorhinchus_milii/" text:style-name="Internet_20_link" text:visited-style-name="Visited_20_Internet_20_Link"><text:span text:style-name="T3">https://animaldiversity.org/accounts/Callorhinchus_milii/</text:span></text:a></text:p>
          </table:table-cell>
        </table:table-row>
        <table:table-row table:style-name="Tableau1.16">
          <table:table-cell table:style-name="Tableau1.A2" office:value-type="string">
            <text:p text:style-name="P78">Vertebrata</text:p>
          </table:table-cell>
          <table:table-cell table:style-name="Tableau1.A2" office:value-type="string">
            <text:p text:style-name="P80">Mammalia</text:p>
          </table:table-cell>
          <table:table-cell table:style-name="Tableau1.C2" office:value-type="string">
            <text:p text:style-name="P81">Homo sapiens</text:p>
          </table:table-cell>
          <table:table-cell table:style-name="Tableau1.C2" office:value-type="string">
            <text:p text:style-name="P42">36500</text:p>
          </table:table-cell>
          <table:table-cell table:style-name="Tableau1.C2" office:value-type="string">
            <text:p text:style-name="P42">175</text:p>
          </table:table-cell>
          <table:table-cell table:style-name="Tableau1.C2" office:value-type="string">
            <text:p text:style-name="P21"/>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4"/>
          </table:table-cell>
        </table:table-row>
        <table:table-row table:style-name="Tableau1.17">
          <table:table-cell table:style-name="Tableau1.A2" office:value-type="string">
            <text:p text:style-name="P78">Vertebrata</text:p>
          </table:table-cell>
          <table:table-cell table:style-name="Tableau1.A2" office:value-type="string">
            <text:p text:style-name="P80">Mammalia</text:p>
          </table:table-cell>
          <table:table-cell table:style-name="Tableau1.C2" office:value-type="string">
            <text:p text:style-name="P81">Equus caballus</text:p>
          </table:table-cell>
          <table:table-cell table:style-name="Tableau1.C2" office:value-type="string">
            <text:p text:style-name="P44">20805</text:p>
          </table:table-cell>
          <table:table-cell table:style-name="Tableau1.C2" office:value-type="string">
            <text:p text:style-name="P44">280</text:p>
          </table:table-cell>
          <table:table-cell table:style-name="Tableau1.C2" office:value-type="string">
            <text:p text:style-name="P23">ADW (1)</text:p>
            <text:p text:style-name="P23">AnAge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genomics.senescence.info/species/entry.php?species=Equus_caballus" text:style-name="Internet_20_link" text:visited-style-name="Visited_20_Internet_20_Link"><text:span text:style-name="T3">http://genomics.senescence.info/species/entry.php?species=Equus_caballus</text:span></text:a></text:p>
            <text:p text:style-name="P4"/>
            <text:p text:style-name="P83"><text:a xlink:type="simple" xlink:href="https://animaldiversity.org/accounts/Equus_caballus/" text:style-name="Internet_20_link" text:visited-style-name="Visited_20_Internet_20_Link"><text:span text:style-name="T3">https://animaldiversity.org/accounts/Equus_caballus/</text:span></text:a></text:p>
          </table:table-cell>
        </table:table-row>
        <table:table-row table:style-name="Tableau1.18">
          <table:table-cell table:style-name="Tableau1.A2" office:value-type="string">
            <text:p text:style-name="P78">Insecta</text:p>
          </table:table-cell>
          <table:table-cell table:style-name="Tableau1.A2" office:value-type="string">
            <text:p text:style-name="P79">Blattodea</text:p>
          </table:table-cell>
          <table:table-cell table:style-name="Tableau1.C2" office:value-type="string">
            <text:p text:style-name="P81">Blattella germanica</text:p>
          </table:table-cell>
          <table:table-cell table:style-name="Tableau1.C2" office:value-type="string">
            <text:p text:style-name="P45">200</text:p>
          </table:table-cell>
          <table:table-cell table:style-name="Tableau1.C2" office:value-type="string">
            <text:p text:style-name="P45">1.588</text:p>
          </table:table-cell>
          <table:table-cell table:style-name="Tableau1.C2" office:value-type="string">
            <text:p text:style-name="P24">ADW (1)</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s://animaldiversity.org/accounts/Blattella_germanica/" text:style-name="Internet_20_link" text:visited-style-name="Visited_20_Internet_20_Link"><text:span text:style-name="T3">https://animaldiversity.org/accounts/Blattella_germanica/</text:span></text:a></text:p>
          </table:table-cell>
        </table:table-row>
        <table:table-row table:style-name="Tableau1.19">
          <table:table-cell table:style-name="Tableau1.A2" office:value-type="string">
            <text:p text:style-name="P78">Insecta</text:p>
          </table:table-cell>
          <table:table-cell table:style-name="Tableau1.A2" office:value-type="string">
            <text:p text:style-name="P79">Blattodea</text:p>
          </table:table-cell>
          <table:table-cell table:style-name="Tableau1.C2" office:value-type="string">
            <text:p text:style-name="P81">Cryptotermes secundus</text:p>
          </table:table-cell>
          <table:table-cell table:style-name="Tableau1.C2" office:value-type="string">
            <text:p text:style-name="P45">4745</text:p>
          </table:table-cell>
          <table:table-cell table:style-name="Tableau1.C2" office:value-type="string">
            <text:p text:style-name="P59">0.6</text:p>
          </table:table-cell>
          <table:table-cell table:style-name="Tableau1.C2" office:value-type="string">
            <text:p text:style-name="P11">Litterature</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3"><text:reference-mark-start text:name="ZOTERO_ITEM CSL_CITATION {&quot;citationID&quot;:&quot;2xe7reui&quot;,&quot;properties&quot;:{&quot;formattedCitation&quot;:&quot;(Korb, 2010; Monroy Kuhn et al., 2019)&quot;,&quot;plainCitation&quot;:&quot;(Korb, 2010; Monroy Kuhn et al., 2019)&quot;,&quot;noteIndex&quot;:0},&quot;citationItems&quot;:[{&quot;id&quot;:1238,&quot;uris&quot;:[&quot;http://zotero.org/groups/2488225/items/T6Q9HHZ8&quot;],&quot;uri&quot;:[&quot;http://zotero.org/groups/2488225/items/T6Q9HHZ8&quot;],&quot;itemData&quot;:{&quot;id&quot;:1238,&quot;type&quot;:&quot;chapter&quot;,&quot;container-title&quot;:&quot;Encyclopedia of Animal Behavior&quot;,&quot;ISBN&quot;:&quot;978-0-08-045337-8&quot;,&quot;language&quot;:&quot;en&quot;,&quot;note&quot;:&quot;DOI: 10.1016/B978-0-08-045337-8.00347-8&quot;,&quot;page&quot;:&quot;394-400&quot;,&quot;publisher&quot;:&quot;Elsevier&quot;,&quot;source&quot;:&quot;DOI.org (Crossref)&quot;,&quot;title&quot;:&quot;Termites: Social Evolution&quot;,&quot;title-short&quot;:&quot;Termites&quot;,&quot;URL&quot;:&quot;https://linkinghub.elsevier.com/retrieve/pii/B9780080453378003478&quot;,&quot;author&quot;:[{&quot;family&quot;:&quot;Korb&quot;,&quot;given&quot;:&quot;J.&quot;}],&quot;accessed&quot;:{&quot;date-parts&quot;:[[&quot;2020&quot;,5,7]]},&quot;issued&quot;:{&quot;date-parts&quot;:[[&quot;2010&quot;]]}}},{&quot;id&quot;:564,&quot;uris&quot;:[&quot;http://zotero.org/users/4191582/items/7AHVEBCM&quot;],&quot;uri&quot;:[&quot;http://zotero.org/users/4191582/items/7AHVEBCM&quot;],&quot;itemData&quot;:{&quot;id&quot;:564,&quot;type&quot;:&quot;article-journal&quot;,&quot;abstract&quot;:&quot;Social insects provide promising new avenues for aging research. Within a colony, individuals that share the same genetic background can differ in lifespan by up to two orders of magnitude. Reproducing queens (and in termites also kings) can live for more than 20 years, extraordinary lifespans for insects. We studied aging in a termite species, Cryptotermes secundus, which lives in less socially complex societies with a few hundred colony members. Reproductives develop from workers which are totipotent immatures. Comparing transcriptomes of young and old individuals, we found evidence for aging in reproductives that was especially associated with DNA and protein damage and the activity of transposable elements. By contrast, workers seemed to be better protected against aging. Thus our results differed from those obtained for social insects that live in more complex societies. Yet, they are in agreement with lifespan estimates for the study species. Our data are also in line with expectations from evolutionary theory. For individuals that are able to reproduce, it predicts that aging should only start after reaching maturity. As C. secundus workers are immatures with full reproductive options we expect them to invest into anti-aging processes. Our study illustrates that the degree of aging can differ between social insects and that it may be associated with caste-specific opportunities for reproduction.&quot;,&quot;container-title&quot;:&quot;PLoS ONE&quot;,&quot;DOI&quot;:&quot;10.1371/journal.pone.0210371&quot;,&quot;ISSN&quot;:&quot;1932-6203&quot;,&quot;issue&quot;:&quot;2&quot;,&quot;journalAbbreviation&quot;:&quot;PLoS One&quot;,&quot;note&quot;:&quot;PMID: 30759161\nPMCID: PMC6373952&quot;,&quot;source&quot;:&quot;PubMed Central&quot;,&quot;title&quot;:&quot;Long live the queen, the king and the commoner? Transcript expression differences between old and young in the termite Cryptotermes secundus&quot;,&quot;title-short&quot;:&quot;Long live the queen, the king and the commoner?&quot;,&quot;URL&quot;:&quot;https://www.ncbi.nlm.nih.gov/pmc/articles/PMC6373952/&quot;,&quot;volume&quot;:&quot;14&quot;,&quot;author&quot;:[{&quot;family&quot;:&quot;Monroy Kuhn&quot;,&quot;given&quot;:&quot;José Manuel&quot;},{&quot;family&quot;:&quot;Meusemann&quot;,&quot;given&quot;:&quot;Karen&quot;},{&quot;family&quot;:&quot;Korb&quot;,&quot;given&quot;:&quot;Judith&quot;}],&quot;accessed&quot;:{&quot;date-parts&quot;:[[&quot;2020&quot;,4,21]]},&quot;issued&quot;:{&quot;date-parts&quot;:[[&quot;2019&quot;,2,13]]}}}],&quot;schema&quot;:&quot;https://github.com/citation-style-language/schema/raw/master/csl-citation.json&quot;} RNDF38YZNwpoj"/>(Korb, 2010; Monroy Kuhn et al., 2019)<text:reference-mark-end text:name="ZOTERO_ITEM CSL_CITATION {&quot;citationID&quot;:&quot;2xe7reui&quot;,&quot;properties&quot;:{&quot;formattedCitation&quot;:&quot;(Korb, 2010; Monroy Kuhn et al., 2019)&quot;,&quot;plainCitation&quot;:&quot;(Korb, 2010; Monroy Kuhn et al., 2019)&quot;,&quot;noteIndex&quot;:0},&quot;citationItems&quot;:[{&quot;id&quot;:1238,&quot;uris&quot;:[&quot;http://zotero.org/groups/2488225/items/T6Q9HHZ8&quot;],&quot;uri&quot;:[&quot;http://zotero.org/groups/2488225/items/T6Q9HHZ8&quot;],&quot;itemData&quot;:{&quot;id&quot;:1238,&quot;type&quot;:&quot;chapter&quot;,&quot;container-title&quot;:&quot;Encyclopedia of Animal Behavior&quot;,&quot;ISBN&quot;:&quot;978-0-08-045337-8&quot;,&quot;language&quot;:&quot;en&quot;,&quot;note&quot;:&quot;DOI: 10.1016/B978-0-08-045337-8.00347-8&quot;,&quot;page&quot;:&quot;394-400&quot;,&quot;publisher&quot;:&quot;Elsevier&quot;,&quot;source&quot;:&quot;DOI.org (Crossref)&quot;,&quot;title&quot;:&quot;Termites: Social Evolution&quot;,&quot;title-short&quot;:&quot;Termites&quot;,&quot;URL&quot;:&quot;https://linkinghub.elsevier.com/retrieve/pii/B9780080453378003478&quot;,&quot;author&quot;:[{&quot;family&quot;:&quot;Korb&quot;,&quot;given&quot;:&quot;J.&quot;}],&quot;accessed&quot;:{&quot;date-parts&quot;:[[&quot;2020&quot;,5,7]]},&quot;issued&quot;:{&quot;date-parts&quot;:[[&quot;2010&quot;]]}}},{&quot;id&quot;:564,&quot;uris&quot;:[&quot;http://zotero.org/users/4191582/items/7AHVEBCM&quot;],&quot;uri&quot;:[&quot;http://zotero.org/users/4191582/items/7AHVEBCM&quot;],&quot;itemData&quot;:{&quot;id&quot;:564,&quot;type&quot;:&quot;article-journal&quot;,&quot;abstract&quot;:&quot;Social insects provide promising new avenues for aging research. Within a colony, individuals that share the same genetic background can differ in lifespan by up to two orders of magnitude. Reproducing queens (and in termites also kings) can live for more than 20 years, extraordinary lifespans for insects. We studied aging in a termite species, Cryptotermes secundus, which lives in less socially complex societies with a few hundred colony members. Reproductives develop from workers which are totipotent immatures. Comparing transcriptomes of young and old individuals, we found evidence for aging in reproductives that was especially associated with DNA and protein damage and the activity of transposable elements. By contrast, workers seemed to be better protected against aging. Thus our results differed from those obtained for social insects that live in more complex societies. Yet, they are in agreement with lifespan estimates for the study species. Our data are also in line with expectations from evolutionary theory. For individuals that are able to reproduce, it predicts that aging should only start after reaching maturity. As C. secundus workers are immatures with full reproductive options we expect them to invest into anti-aging processes. Our study illustrates that the degree of aging can differ between social insects and that it may be associated with caste-specific opportunities for reproduction.&quot;,&quot;container-title&quot;:&quot;PLoS ONE&quot;,&quot;DOI&quot;:&quot;10.1371/journal.pone.0210371&quot;,&quot;ISSN&quot;:&quot;1932-6203&quot;,&quot;issue&quot;:&quot;2&quot;,&quot;journalAbbreviation&quot;:&quot;PLoS One&quot;,&quot;note&quot;:&quot;PMID: 30759161\nPMCID: PMC6373952&quot;,&quot;source&quot;:&quot;PubMed Central&quot;,&quot;title&quot;:&quot;Long live the queen, the king and the commoner? Transcript expression differences between old and young in the termite Cryptotermes secundus&quot;,&quot;title-short&quot;:&quot;Long live the queen, the king and the commoner?&quot;,&quot;URL&quot;:&quot;https://www.ncbi.nlm.nih.gov/pmc/articles/PMC6373952/&quot;,&quot;volume&quot;:&quot;14&quot;,&quot;author&quot;:[{&quot;family&quot;:&quot;Monroy Kuhn&quot;,&quot;given&quot;:&quot;José Manuel&quot;},{&quot;family&quot;:&quot;Meusemann&quot;,&quot;given&quot;:&quot;Karen&quot;},{&quot;family&quot;:&quot;Korb&quot;,&quot;given&quot;:&quot;Judith&quot;}],&quot;accessed&quot;:{&quot;date-parts&quot;:[[&quot;2020&quot;,4,21]]},&quot;issued&quot;:{&quot;date-parts&quot;:[[&quot;2019&quot;,2,13]]}}}],&quot;schema&quot;:&quot;https://github.com/citation-style-language/schema/raw/master/csl-citation.json&quot;} RNDF38YZNwpoj"/></text:p>
          </table:table-cell>
          <table:table-cell table:style-name="Tableau1.C2" office:value-type="string">
            <text:p text:style-name="P4"/>
          </table:table-cell>
        </table:table-row>
        <table:table-row table:style-name="Tableau1.20">
          <table:table-cell table:style-name="Tableau1.A2" office:value-type="string">
            <text:p text:style-name="P78">Insecta</text:p>
          </table:table-cell>
          <table:table-cell table:style-name="Tableau1.A2" office:value-type="string">
            <text:p text:style-name="P79">Blattodea</text:p>
          </table:table-cell>
          <table:table-cell table:style-name="Tableau1.C2" office:value-type="string">
            <text:p text:style-name="P81">Zootermopsis nevadensis</text:p>
          </table:table-cell>
          <table:table-cell table:style-name="Tableau1.C2" office:value-type="string">
            <text:p text:style-name="P46">2299.5</text:p>
          </table:table-cell>
          <table:table-cell table:style-name="Tableau1.C2" office:value-type="string">
            <text:p text:style-name="P59">1</text:p>
          </table:table-cell>
          <table:table-cell table:style-name="Tableau1.C2" office:value-type="string">
            <text:p text:style-name="P12">Litterature</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3"><text:reference-mark-start text:name="ZOTERO_ITEM CSL_CITATION {&quot;citationID&quot;:&quot;PDsv8FL7&quot;,&quot;properties&quot;:{&quot;formattedCitation&quot;:&quot;(Nozaki and Matsuura, 2019; Thorne et al., 2002)&quot;,&quot;plainCitation&quot;:&quot;(Nozaki and Matsuura, 2019; Thorne et al., 2002)&quot;,&quot;noteIndex&quot;:0},&quot;citationItems&quot;:[{&quot;id&quot;:1240,&quot;uris&quot;:[&quot;http://zotero.org/groups/2488225/items/5PH6AU8N&quot;],&quot;uri&quot;:[&quot;http://zotero.org/groups/2488225/items/5PH6AU8N&quot;],&quot;itemData&quot;:{&quot;id&quot;:1240,&quot;type&quot;:&quot;article-journal&quot;,&quot;abstract&quot;:&quot;Endoreduplication or nuclear genome replication without cell division is widely observed in the metabolically active tissues of plants and animals. The fat body cells of adult female insects produce abundant yolk proteins and become polyploid, which is assumed to accelerate egg production. Recently, it was reported that in termites, endopolyploidy in the fat body occurs only in queens but not in the other females; however, the relationship between the fecundity and ploidy level in the fat body remains unclear. Termite queens exhibit a huge variation in their egg-producing capacity among different species; queens in the species with a foraging lifestyle, in which workers leave the nest to forage outside, are much more fecund than those in the species living in a single piece of wood. In this study, we conducted ploidy analyses on three foragings and three wood-dwelling termites via flow cytometry. In all the species, the fat body of queens contained significantly more polyploid cells than that of other nonreproductive females, considering their body size effect. However, the male fat body, which is not involved in yolk production, did not show consistency in polyploid cell numbers among the species studied. Moreover, highly fecund queens in foraging termites exhibit higher levels of endopolyploidy in their fat body than those with less fecundity in wood-dwelling termites. These results suggest that endopolyploidy in the fat body of termite queens can boost their egg production, and the level of endopolyploidy in their fat body is linked to their fecundity. Our study provides a novel insight into the evolutionary relationship between endoreduplication and caste specialization in social insects.&quot;,&quot;container-title&quot;:&quot;Ecology and Evolution&quot;,&quot;DOI&quot;:&quot;10.1002/ece3.5664&quot;,&quot;ISSN&quot;:&quot;2045-7758&quot;,&quot;issue&quot;:&quot;20&quot;,&quot;language&quot;:&quot;en&quot;,&quot;note&quot;:&quot;_eprint: https://onlinelibrary.wiley.com/doi/pdf/10.1002/ece3.5664&quot;,&quot;page&quot;:&quot;11684-11694&quot;,&quot;source&quot;:&quot;Wiley Online Library&quot;,&quot;title&quot;:&quot;Evolutionary relationship of fat body endoreduplication and queen fecundity in termites&quot;,&quot;volume&quot;:&quot;9&quot;,&quot;author&quot;:[{&quot;family&quot;:&quot;Nozaki&quot;,&quot;given&quot;:&quot;Tomonari&quot;},{&quot;family&quot;:&quot;Matsuura&quot;,&quot;given&quot;:&quot;Kenji&quot;}],&quot;issued&quot;:{&quot;date-parts&quot;:[[&quot;2019&quot;]]}}},{&quot;id&quot;:691,&quot;uris&quot;:[&quot;http://zotero.org/groups/2488225/items/ZJ9AHTTK&quot;],&quot;uri&quot;:[&quot;http://zotero.org/groups/2488225/items/ZJ9AHTTK&quot;],&quot;itemData&quot;:{&quot;id&quot;:691,&quot;type&quot;:&quot;article-journal&quot;,&quot;abstract&quot;:&quot;1 We report age-specific survivorship of founding kings and queens and colony age of first production of fertile progeny (alates) of two cohorts, containing 52 and 42 complete colonies, respectively, in the primitive dampwood termite Zootermopsis nevadensis ssp. nevadensis. 2 Longevity of kings and queens was determined and compared in various experimental manipulations of reproductive structure of incipient colonies (removal of king or queen or both vs. unmanipulated pairs as controls) performed one year after pairing. Life span of reproductives was also evaluated in circumstances of interactions between young colonies, a treatment inspired by field observations of natural nest spacing and intraspecific competition between young dampwood termite colonies. 3 In our first experimental series, founding pairs survived 2–7 years (x̄ = 4·5 ± 0·3 SE) after pairing. Kings lived significantly longer (x̄ = 4·7 ± 0·3 years after pairing; range 2·2–7·3 years) in treatments initiated as pairs than when left as the remaining founder in the queen removal treatment (x̄ = 3·2 ± 0·6 years after pairing; range 1·5–5·3 years), even though one or more female replacement reproductives differentiated within several months after queen loss. Queen life span in the absence of kings averaged 4·9 ± 0·4 years (range 3·6–6·3 years) after pairing, not significantly different from the life span of queens living with kings. There was no significant difference between king and queen life spans in non-interaction treatments in our first experiment. Results from the second experimental series (35 colonies) are presented to date. 4 Survival of pairs until death of one mate was significantly shorter in interaction treatments compared with control colonies, suggesting that intraspecific competition between young colonies may create opportunities for replacement reproductives. 5 The first alates were produced between 1·8 and 6·5 years after pairing in our first experimental series, and between 2·4 and 5 years, to date, in the second experiment. 6 Ecological and evolutionary correlates of long life span in social insect reproductives and other animals are discussed.&quot;,&quot;container-title&quot;:&quot;Journal of Animal Ecology&quot;,&quot;DOI&quot;:&quot;10.1046/j.1365-2656.2002.00666.x&quot;,&quot;ISSN&quot;:&quot;1365-2656&quot;,&quot;issue&quot;:&quot;6&quot;,&quot;language&quot;:&quot;en&quot;,&quot;note&quot;:&quot;_eprint: https://besjournals.onlinelibrary.wiley.com/doi/pdf/10.1046/j.1365-2656.2002.00666.x&quot;,&quot;page&quot;:&quot;1030-1041&quot;,&quot;source&quot;:&quot;Wiley Online Library&quot;,&quot;title&quot;:&quot;Longevity of kings and queens and first time of production of fertile progeny in dampwood termite (Isoptera; Termopsidae; Zootermopsis) colonies with different reproductive structures&quot;,&quot;volume&quot;:&quot;71&quot;,&quot;author&quot;:[{&quot;family&quot;:&quot;Thorne&quot;,&quot;given&quot;:&quot;Barbara L.&quot;},{&quot;family&quot;:&quot;Breisch&quot;,&quot;given&quot;:&quot;Nancy L.&quot;},{&quot;family&quot;:&quot;Haverty&quot;,&quot;given&quot;:&quot;Michael I.&quot;}],&quot;issued&quot;:{&quot;date-parts&quot;:[[&quot;2002&quot;]]}}}],&quot;schema&quot;:&quot;https://github.com/citation-style-language/schema/raw/master/csl-citation.json&quot;} RNDV9c1ZN9yBi"/>(Nozaki and Matsuura, 2019; Thorne et al., 2002)<text:reference-mark-end text:name="ZOTERO_ITEM CSL_CITATION {&quot;citationID&quot;:&quot;PDsv8FL7&quot;,&quot;properties&quot;:{&quot;formattedCitation&quot;:&quot;(Nozaki and Matsuura, 2019; Thorne et al., 2002)&quot;,&quot;plainCitation&quot;:&quot;(Nozaki and Matsuura, 2019; Thorne et al., 2002)&quot;,&quot;noteIndex&quot;:0},&quot;citationItems&quot;:[{&quot;id&quot;:1240,&quot;uris&quot;:[&quot;http://zotero.org/groups/2488225/items/5PH6AU8N&quot;],&quot;uri&quot;:[&quot;http://zotero.org/groups/2488225/items/5PH6AU8N&quot;],&quot;itemData&quot;:{&quot;id&quot;:1240,&quot;type&quot;:&quot;article-journal&quot;,&quot;abstract&quot;:&quot;Endoreduplication or nuclear genome replication without cell division is widely observed in the metabolically active tissues of plants and animals. The fat body cells of adult female insects produce abundant yolk proteins and become polyploid, which is assumed to accelerate egg production. Recently, it was reported that in termites, endopolyploidy in the fat body occurs only in queens but not in the other females; however, the relationship between the fecundity and ploidy level in the fat body remains unclear. Termite queens exhibit a huge variation in their egg-producing capacity among different species; queens in the species with a foraging lifestyle, in which workers leave the nest to forage outside, are much more fecund than those in the species living in a single piece of wood. In this study, we conducted ploidy analyses on three foragings and three wood-dwelling termites via flow cytometry. In all the species, the fat body of queens contained significantly more polyploid cells than that of other nonreproductive females, considering their body size effect. However, the male fat body, which is not involved in yolk production, did not show consistency in polyploid cell numbers among the species studied. Moreover, highly fecund queens in foraging termites exhibit higher levels of endopolyploidy in their fat body than those with less fecundity in wood-dwelling termites. These results suggest that endopolyploidy in the fat body of termite queens can boost their egg production, and the level of endopolyploidy in their fat body is linked to their fecundity. Our study provides a novel insight into the evolutionary relationship between endoreduplication and caste specialization in social insects.&quot;,&quot;container-title&quot;:&quot;Ecology and Evolution&quot;,&quot;DOI&quot;:&quot;10.1002/ece3.5664&quot;,&quot;ISSN&quot;:&quot;2045-7758&quot;,&quot;issue&quot;:&quot;20&quot;,&quot;language&quot;:&quot;en&quot;,&quot;note&quot;:&quot;_eprint: https://onlinelibrary.wiley.com/doi/pdf/10.1002/ece3.5664&quot;,&quot;page&quot;:&quot;11684-11694&quot;,&quot;source&quot;:&quot;Wiley Online Library&quot;,&quot;title&quot;:&quot;Evolutionary relationship of fat body endoreduplication and queen fecundity in termites&quot;,&quot;volume&quot;:&quot;9&quot;,&quot;author&quot;:[{&quot;family&quot;:&quot;Nozaki&quot;,&quot;given&quot;:&quot;Tomonari&quot;},{&quot;family&quot;:&quot;Matsuura&quot;,&quot;given&quot;:&quot;Kenji&quot;}],&quot;issued&quot;:{&quot;date-parts&quot;:[[&quot;2019&quot;]]}}},{&quot;id&quot;:691,&quot;uris&quot;:[&quot;http://zotero.org/groups/2488225/items/ZJ9AHTTK&quot;],&quot;uri&quot;:[&quot;http://zotero.org/groups/2488225/items/ZJ9AHTTK&quot;],&quot;itemData&quot;:{&quot;id&quot;:691,&quot;type&quot;:&quot;article-journal&quot;,&quot;abstract&quot;:&quot;1 We report age-specific survivorship of founding kings and queens and colony age of first production of fertile progeny (alates) of two cohorts, containing 52 and 42 complete colonies, respectively, in the primitive dampwood termite Zootermopsis nevadensis ssp. nevadensis. 2 Longevity of kings and queens was determined and compared in various experimental manipulations of reproductive structure of incipient colonies (removal of king or queen or both vs. unmanipulated pairs as controls) performed one year after pairing. Life span of reproductives was also evaluated in circumstances of interactions between young colonies, a treatment inspired by field observations of natural nest spacing and intraspecific competition between young dampwood termite colonies. 3 In our first experimental series, founding pairs survived 2–7 years (x̄ = 4·5 ± 0·3 SE) after pairing. Kings lived significantly longer (x̄ = 4·7 ± 0·3 years after pairing; range 2·2–7·3 years) in treatments initiated as pairs than when left as the remaining founder in the queen removal treatment (x̄ = 3·2 ± 0·6 years after pairing; range 1·5–5·3 years), even though one or more female replacement reproductives differentiated within several months after queen loss. Queen life span in the absence of kings averaged 4·9 ± 0·4 years (range 3·6–6·3 years) after pairing, not significantly different from the life span of queens living with kings. There was no significant difference between king and queen life spans in non-interaction treatments in our first experiment. Results from the second experimental series (35 colonies) are presented to date. 4 Survival of pairs until death of one mate was significantly shorter in interaction treatments compared with control colonies, suggesting that intraspecific competition between young colonies may create opportunities for replacement reproductives. 5 The first alates were produced between 1·8 and 6·5 years after pairing in our first experimental series, and between 2·4 and 5 years, to date, in the second experiment. 6 Ecological and evolutionary correlates of long life span in social insect reproductives and other animals are discussed.&quot;,&quot;container-title&quot;:&quot;Journal of Animal Ecology&quot;,&quot;DOI&quot;:&quot;10.1046/j.1365-2656.2002.00666.x&quot;,&quot;ISSN&quot;:&quot;1365-2656&quot;,&quot;issue&quot;:&quot;6&quot;,&quot;language&quot;:&quot;en&quot;,&quot;note&quot;:&quot;_eprint: https://besjournals.onlinelibrary.wiley.com/doi/pdf/10.1046/j.1365-2656.2002.00666.x&quot;,&quot;page&quot;:&quot;1030-1041&quot;,&quot;source&quot;:&quot;Wiley Online Library&quot;,&quot;title&quot;:&quot;Longevity of kings and queens and first time of production of fertile progeny in dampwood termite (Isoptera; Termopsidae; Zootermopsis) colonies with different reproductive structures&quot;,&quot;volume&quot;:&quot;71&quot;,&quot;author&quot;:[{&quot;family&quot;:&quot;Thorne&quot;,&quot;given&quot;:&quot;Barbara L.&quot;},{&quot;family&quot;:&quot;Breisch&quot;,&quot;given&quot;:&quot;Nancy L.&quot;},{&quot;family&quot;:&quot;Haverty&quot;,&quot;given&quot;:&quot;Michael I.&quot;}],&quot;issued&quot;:{&quot;date-parts&quot;:[[&quot;2002&quot;]]}}}],&quot;schema&quot;:&quot;https://github.com/citation-style-language/schema/raw/master/csl-citation.json&quot;} RNDV9c1ZN9yBi"/></text:p>
          </table:table-cell>
          <table:table-cell table:style-name="Tableau1.C2" office:value-type="string">
            <text:p text:style-name="P4"/>
          </table:table-cell>
        </table:table-row>
        <table:table-row table:style-name="Tableau1.21">
          <table:table-cell table:style-name="Tableau1.A2" office:value-type="string">
            <text:p text:style-name="P78">Insecta</text:p>
          </table:table-cell>
          <table:table-cell table:style-name="Tableau1.A2" office:value-type="string">
            <text:p text:style-name="P79">Hemiptera</text:p>
          </table:table-cell>
          <table:table-cell table:style-name="Tableau1.C2" office:value-type="string">
            <text:p text:style-name="P81">Acyrthosiphon pisum</text:p>
          </table:table-cell>
          <table:table-cell table:style-name="Tableau1.C2" office:value-type="string">
            <text:p text:style-name="P47">30</text:p>
          </table:table-cell>
          <table:table-cell table:style-name="Tableau1.C2" office:value-type="string">
            <text:p text:style-name="P47">0.<text:span text:style-name="T26">2</text:span>5</text:p>
          </table:table-cell>
          <table:table-cell table:style-name="Tableau1.C2" office:value-type="string">
            <text:p text:style-name="P30">EOL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ICgR6iW8&quot;,&quot;properties&quot;:{&quot;formattedCitation&quot;:&quot;(Abanda and Xavier, 2012)&quot;,&quot;plainCitation&quot;:&quot;(Abanda and Xavier, 2012)&quot;,&quot;noteIndex&quot;:0},&quot;citationItems&quot;:[{&quot;id&quot;:559,&quot;uris&quot;:[&quot;http://zotero.org/users/4191582/items/PCG7SSRP&quot;],&quot;uri&quot;:[&quot;http://zotero.org/users/4191582/items/PCG7SSRP&quot;],&quot;itemData&quot;:{&quot;id&quot;:559,&quot;type&quot;:&quot;thesis&quot;,&quot;abstract&quot;:&quot;Les pucerons font partie des principaux ravageurs des cultures dans les régions tempérées. Leur succès comme ravageurs des plantes repose sur leur fort potentiel reproductif dû à la parthénogenèse durant le printemps et l'été, la transmission des virus aux plantes et leur polyphénisme. Ce mode de multiplication asexué explique leur importante dynamique démographique et les dégâts causés sur les cultures. Plusieurs méthodes de lutte ont été envisagées à leur encontre, entre autre la régulation \&quot; Top-down \&quot;, qui est l'approche par les ennemis naturels, de la lutte chimique. Lorsqu'on compare les temps de développement des pucerons et leurs ennemis naturels, à l'instar des coccinelles, on constate que les premiers se développent plus vite que les seconds. C'est cette différence de vitesse de développement qui confère aux pucerons leur caractère de proie éphémère ou limitée dans le temps. Le calcul du rapport du temps de génération des prédateurs sur celui des pucerons, \&quot; Generation Time Ratio \&quot;, est supérieur à 1. Or, les rapports supérieurs à 1 correspondent à des relations trophiques défavorables à la mise en place d'une régulation \&quot; Top-down \&quot;. Dés lors, pour réguler les pucerons du pois, il faudrait envisager d'autres possibilités de lutte biologique. La voie \&quot; Bottom-up \&quot; semble ainsi être la plus appropriée. Cette approche par le \&quot;Bottom-up \&quot; privilégie l'augmentation de la biodiversité végétale en champ pour réguler la dynamique de population du puceron du pois. Le présent travail de thèse a pour objectif d'évaluer l'impact de la diversité végétale sur la démographie du puceron du pois (A. Pisum Harris) en monoculture de pois d'hiver par rapport à la culture associée de pois d'hiver et de blé dur. Au cours de nos travaux en champ, par des comptages de pucerons, nous avons pu ainsi vérifier que les infestations de pucerons étaient statistiquement plus élevées en monoculture de pois par rapport à la culture associée de pois d'hiver et de blé dur. Nous avons également pu évaluer l'influence de la plante-hôte sur les déplacements et l'aptitude des pucerons. Les déplacements et les paramètres démographiques d'A. Pisum adultes ont été examinés dans un peuplement pur de pois d'hiver et dans un peuplement mixte de pois d'hiver et de blé dur. Les distances parcourues en culture pure de pois sont significativement plus longues qu'en culture associée. Le taux de fécondité est plus élevé en culture associée de pois/blé qu'en culture pure de pois. De même, le taux de survie des larves est plus élevé en culture associée qu'en culture pure de pois même si la différence n'est pas significative. Nous avons, au cours de ce travail, testé sur 1036 pucerons leur choix sur les sources d'odeur entre deux types de cultures (monoculture de pois et une culture associée de blé dur au pois). A cela, nous avons ajouté d'autres paramètres tels que la forme du puceron (ailé ou aptère), la souche du puceron (sauvage ou élevé au laboratoire), la quantité de plante dans les pots lors de l'expérience. Le choix des pucerons selon le type de plante n'a pas montré des résultats significatifs. Cependant, on note une tendance des pucerons à choisir la source d'odeur chez la monoculture de pois. Ces résultats mettent en évidence l'importance de la diversité végétale sur la régulation des pucerons. Les effets liés à la plante hôte \&quot; Bottom- up \&quot; permettent de réguler certains ravageurs. Toutefois, d'autres variétés d'espèces de plantes dans le couple céréale-légumineuse devraient être testées afin de confirmer cette hypothèse.&quot;,&quot;genre&quot;:&quot;thesis&quot;,&quot;note&quot;:&quot;Publication Title: http://www.theses.fr&quot;,&quot;publisher&quot;:&quot;Toulouse 3&quot;,&quot;source&quot;:&quot;www.theses.fr&quot;,&quot;title&quot;:&quot;Régulation des bio-agresseurs dans les cultures associées de blé dur et de pois : impact de la diversité végétale sur la démographie des pucerons du pois&quot;,&quot;title-short&quot;:&quot;Régulation des bio-agresseurs dans les cultures associées de blé dur et de pois&quot;,&quot;URL&quot;:&quot;http://www.theses.fr/2012TOU30172&quot;,&quot;author&quot;:[{&quot;family&quot;:&quot;Abanda&quot;,&quot;given&quot;:&quot;Ndzana&quot;},{&quot;family&quot;:&quot;Xavier&quot;,&quot;given&quot;:&quot;Raphaël François&quot;}],&quot;accessed&quot;:{&quot;date-parts&quot;:[[&quot;2020&quot;,4,21]]},&quot;issued&quot;:{&quot;date-parts&quot;:[[&quot;2012&quot;,1,1]]}}}],&quot;schema&quot;:&quot;https://github.com/citation-style-language/schema/raw/master/csl-citation.json&quot;} RNDTev3niTnAM"/>(Abanda and Xavier, 2012)<text:reference-mark-end text:name="ZOTERO_ITEM CSL_CITATION {&quot;citationID&quot;:&quot;ICgR6iW8&quot;,&quot;properties&quot;:{&quot;formattedCitation&quot;:&quot;(Abanda and Xavier, 2012)&quot;,&quot;plainCitation&quot;:&quot;(Abanda and Xavier, 2012)&quot;,&quot;noteIndex&quot;:0},&quot;citationItems&quot;:[{&quot;id&quot;:559,&quot;uris&quot;:[&quot;http://zotero.org/users/4191582/items/PCG7SSRP&quot;],&quot;uri&quot;:[&quot;http://zotero.org/users/4191582/items/PCG7SSRP&quot;],&quot;itemData&quot;:{&quot;id&quot;:559,&quot;type&quot;:&quot;thesis&quot;,&quot;abstract&quot;:&quot;Les pucerons font partie des principaux ravageurs des cultures dans les régions tempérées. Leur succès comme ravageurs des plantes repose sur leur fort potentiel reproductif dû à la parthénogenèse durant le printemps et l'été, la transmission des virus aux plantes et leur polyphénisme. Ce mode de multiplication asexué explique leur importante dynamique démographique et les dégâts causés sur les cultures. Plusieurs méthodes de lutte ont été envisagées à leur encontre, entre autre la régulation \&quot; Top-down \&quot;, qui est l'approche par les ennemis naturels, de la lutte chimique. Lorsqu'on compare les temps de développement des pucerons et leurs ennemis naturels, à l'instar des coccinelles, on constate que les premiers se développent plus vite que les seconds. C'est cette différence de vitesse de développement qui confère aux pucerons leur caractère de proie éphémère ou limitée dans le temps. Le calcul du rapport du temps de génération des prédateurs sur celui des pucerons, \&quot; Generation Time Ratio \&quot;, est supérieur à 1. Or, les rapports supérieurs à 1 correspondent à des relations trophiques défavorables à la mise en place d'une régulation \&quot; Top-down \&quot;. Dés lors, pour réguler les pucerons du pois, il faudrait envisager d'autres possibilités de lutte biologique. La voie \&quot; Bottom-up \&quot; semble ainsi être la plus appropriée. Cette approche par le \&quot;Bottom-up \&quot; privilégie l'augmentation de la biodiversité végétale en champ pour réguler la dynamique de population du puceron du pois. Le présent travail de thèse a pour objectif d'évaluer l'impact de la diversité végétale sur la démographie du puceron du pois (A. Pisum Harris) en monoculture de pois d'hiver par rapport à la culture associée de pois d'hiver et de blé dur. Au cours de nos travaux en champ, par des comptages de pucerons, nous avons pu ainsi vérifier que les infestations de pucerons étaient statistiquement plus élevées en monoculture de pois par rapport à la culture associée de pois d'hiver et de blé dur. Nous avons également pu évaluer l'influence de la plante-hôte sur les déplacements et l'aptitude des pucerons. Les déplacements et les paramètres démographiques d'A. Pisum adultes ont été examinés dans un peuplement pur de pois d'hiver et dans un peuplement mixte de pois d'hiver et de blé dur. Les distances parcourues en culture pure de pois sont significativement plus longues qu'en culture associée. Le taux de fécondité est plus élevé en culture associée de pois/blé qu'en culture pure de pois. De même, le taux de survie des larves est plus élevé en culture associée qu'en culture pure de pois même si la différence n'est pas significative. Nous avons, au cours de ce travail, testé sur 1036 pucerons leur choix sur les sources d'odeur entre deux types de cultures (monoculture de pois et une culture associée de blé dur au pois). A cela, nous avons ajouté d'autres paramètres tels que la forme du puceron (ailé ou aptère), la souche du puceron (sauvage ou élevé au laboratoire), la quantité de plante dans les pots lors de l'expérience. Le choix des pucerons selon le type de plante n'a pas montré des résultats significatifs. Cependant, on note une tendance des pucerons à choisir la source d'odeur chez la monoculture de pois. Ces résultats mettent en évidence l'importance de la diversité végétale sur la régulation des pucerons. Les effets liés à la plante hôte \&quot; Bottom- up \&quot; permettent de réguler certains ravageurs. Toutefois, d'autres variétés d'espèces de plantes dans le couple céréale-légumineuse devraient être testées afin de confirmer cette hypothèse.&quot;,&quot;genre&quot;:&quot;thesis&quot;,&quot;note&quot;:&quot;Publication Title: http://www.theses.fr&quot;,&quot;publisher&quot;:&quot;Toulouse 3&quot;,&quot;source&quot;:&quot;www.theses.fr&quot;,&quot;title&quot;:&quot;Régulation des bio-agresseurs dans les cultures associées de blé dur et de pois : impact de la diversité végétale sur la démographie des pucerons du pois&quot;,&quot;title-short&quot;:&quot;Régulation des bio-agresseurs dans les cultures associées de blé dur et de pois&quot;,&quot;URL&quot;:&quot;http://www.theses.fr/2012TOU30172&quot;,&quot;author&quot;:[{&quot;family&quot;:&quot;Abanda&quot;,&quot;given&quot;:&quot;Ndzana&quot;},{&quot;family&quot;:&quot;Xavier&quot;,&quot;given&quot;:&quot;Raphaël François&quot;}],&quot;accessed&quot;:{&quot;date-parts&quot;:[[&quot;2020&quot;,4,21]]},&quot;issued&quot;:{&quot;date-parts&quot;:[[&quot;2012&quot;,1,1]]}}}],&quot;schema&quot;:&quot;https://github.com/citation-style-language/schema/raw/master/csl-citation.json&quot;} RNDTev3niTnAM"/></text:p>
          </table:table-cell>
          <table:table-cell table:style-name="Tableau1.C2" office:value-type="string">
            <text:p text:style-name="P83"><text:a xlink:type="simple" xlink:href="https://eol.org/pages/588004/media" text:style-name="Internet_20_link" text:visited-style-name="Visited_20_Internet_20_Link"><text:span text:style-name="T3">https://eol.org/pages/588004/media</text:span></text:a></text:p>
          </table:table-cell>
        </table:table-row>
        <table:table-row table:style-name="Tableau1.22">
          <table:table-cell table:style-name="Tableau1.A2" office:value-type="string">
            <text:p text:style-name="P78">Insecta</text:p>
          </table:table-cell>
          <table:table-cell table:style-name="Tableau1.A2" office:value-type="string">
            <text:p text:style-name="P79">Hemiptera</text:p>
          </table:table-cell>
          <table:table-cell table:style-name="Tableau1.C2" office:value-type="string">
            <text:p text:style-name="P81">Cimex lectularius</text:p>
          </table:table-cell>
          <table:table-cell table:style-name="Tableau1.C2" office:value-type="string">
            <text:p text:style-name="P47">572</text:p>
          </table:table-cell>
          <table:table-cell table:style-name="Tableau1.C2" office:value-type="string">
            <text:p text:style-name="P47">0.5</text:p>
          </table:table-cell>
          <table:table-cell table:style-name="Tableau1.C2" office:value-type="string">
            <text:p text:style-name="P30">EOL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Q3iwkToZ&quot;,&quot;properties&quot;:{&quot;formattedCitation&quot;:&quot;(Johnson, 1940)&quot;,&quot;plainCitation&quot;:&quot;(Johnson, 1940)&quot;,&quot;noteIndex&quot;:0},&quot;citationItems&quot;:[{&quot;id&quot;:1140,&quot;uris&quot;:[&quot;http://zotero.org/groups/2488225/items/EJDFGGEZ&quot;],&quot;uri&quot;:[&quot;http://zotero.org/groups/2488225/items/EJDFGGEZ&quot;],&quot;itemData&quot;:{&quot;id&quot;:1140,&quot;type&quot;:&quot;article-journal&quot;,&quot;abstract&quot;:&quot;1. With unfed 1st instars the relation between mean length of life and saturation deficit at constant temperatures between 7 and 15° C. at relative humidities between 7 and 90% is hyperbolic. The relationship becomes more linear at higher temperatures.At constant saturation deficits insects live longer at 15° C. than at lower temperatures. Longevity also decreases with rise of temperature above approximately 15° C.2. In general, the longevity curves, except for those at temperatures below 15° C., bear a very similar relation to saturation deficit and to each other as the reciprocal curves for rate of water-loss at the different temperatures.The influence of climatic factors on longevity at constant temperatures is discussed at length and it is concluded that over much of the temperature and humidity range survival time is limited by water-loss. At the higher humidities it is thought that either food, or perhaps an excessive accumulation of water within the insect, limits survival and causes a departure from the hyperbolic relation of longevity to saturation deficit.3. The effects on longevity of a single meal are discussed. The principal effect of a blood meal is to increase the time of survival. But the factors which limit survival at different humidities appear to be the same as with unfed bugs, except at high humidities below about 15° C.4.Mellanby's data on the rate of water-loss from fasting adult bed-bugs is analysed. It is found that the rate of water-loss is directly proportional to saturation deficit at constant temperatures between 8 and 37° C. and between 0 and 90% r.h. Although the rate may always be directly proportional to saturation deficit, the expression  is not always constant.Rate = K + b (saturation deficit), where K varies with temperature and b remains constant.5. Longevity in relation to host blood is discussed. Rabbit blood appears to be slightly less favourable to survival than human blood.6. If bugs are allowed to feed to repletion, longevity is not correlated with the size of the meal, nor with the weight of the unfed insect.Virgin females live longer than mated ones, but no effects of mating on survival were noticed with males. Mated males tend to outlive mated females except at very low temperatures: virgin females live longer than unmated males.7. The results of other workers and the possible causes of some discrepancies are discussed.8. The maximum survival times of bugs are listed. Adults and 5th instars live longer than other stages. In a house which has remained empty for a long time it is probable that 5th instars and adults, particularly unmated female adults, would predominate in the population.The longest observed survival was between 562 and 572 days.&quot;,&quot;container-title&quot;:&quot;Parasitology&quot;,&quot;DOI&quot;:&quot;10.1017/S0031182000015742&quot;,&quot;ISSN&quot;:&quot;1469-8161, 0031-1820&quot;,&quot;issue&quot;:&quot;3&quot;,&quot;language&quot;:&quot;en&quot;,&quot;note&quot;:&quot;publisher: Cambridge University Press&quot;,&quot;page&quot;:&quot;239-270&quot;,&quot;source&quot;:&quot;Cambridge Core&quot;,&quot;title&quot;:&quot;The longevity of the fasting bed-bug (C. lectularius L.) under experimental conditions and particularly in relation to the saturation deficiency law of water-loss&quot;,&quot;volume&quot;:&quot;32&quot;,&quot;author&quot;:[{&quot;family&quot;:&quot;Johnson&quot;,&quot;given&quot;:&quot;C. G.&quot;}],&quot;issued&quot;:{&quot;date-parts&quot;:[[&quot;1940&quot;,8]]}}}],&quot;schema&quot;:&quot;https://github.com/citation-style-language/schema/raw/master/csl-citation.json&quot;} RNDXbZII1qFAY"/>(Johnson, 1940)<text:reference-mark-end text:name="ZOTERO_ITEM CSL_CITATION {&quot;citationID&quot;:&quot;Q3iwkToZ&quot;,&quot;properties&quot;:{&quot;formattedCitation&quot;:&quot;(Johnson, 1940)&quot;,&quot;plainCitation&quot;:&quot;(Johnson, 1940)&quot;,&quot;noteIndex&quot;:0},&quot;citationItems&quot;:[{&quot;id&quot;:1140,&quot;uris&quot;:[&quot;http://zotero.org/groups/2488225/items/EJDFGGEZ&quot;],&quot;uri&quot;:[&quot;http://zotero.org/groups/2488225/items/EJDFGGEZ&quot;],&quot;itemData&quot;:{&quot;id&quot;:1140,&quot;type&quot;:&quot;article-journal&quot;,&quot;abstract&quot;:&quot;1. With unfed 1st instars the relation between mean length of life and saturation deficit at constant temperatures between 7 and 15° C. at relative humidities between 7 and 90% is hyperbolic. The relationship becomes more linear at higher temperatures.At constant saturation deficits insects live longer at 15° C. than at lower temperatures. Longevity also decreases with rise of temperature above approximately 15° C.2. In general, the longevity curves, except for those at temperatures below 15° C., bear a very similar relation to saturation deficit and to each other as the reciprocal curves for rate of water-loss at the different temperatures.The influence of climatic factors on longevity at constant temperatures is discussed at length and it is concluded that over much of the temperature and humidity range survival time is limited by water-loss. At the higher humidities it is thought that either food, or perhaps an excessive accumulation of water within the insect, limits survival and causes a departure from the hyperbolic relation of longevity to saturation deficit.3. The effects on longevity of a single meal are discussed. The principal effect of a blood meal is to increase the time of survival. But the factors which limit survival at different humidities appear to be the same as with unfed bugs, except at high humidities below about 15° C.4.Mellanby's data on the rate of water-loss from fasting adult bed-bugs is analysed. It is found that the rate of water-loss is directly proportional to saturation deficit at constant temperatures between 8 and 37° C. and between 0 and 90% r.h. Although the rate may always be directly proportional to saturation deficit, the expression  is not always constant.Rate = K + b (saturation deficit), where K varies with temperature and b remains constant.5. Longevity in relation to host blood is discussed. Rabbit blood appears to be slightly less favourable to survival than human blood.6. If bugs are allowed to feed to repletion, longevity is not correlated with the size of the meal, nor with the weight of the unfed insect.Virgin females live longer than mated ones, but no effects of mating on survival were noticed with males. Mated males tend to outlive mated females except at very low temperatures: virgin females live longer than unmated males.7. The results of other workers and the possible causes of some discrepancies are discussed.8. The maximum survival times of bugs are listed. Adults and 5th instars live longer than other stages. In a house which has remained empty for a long time it is probable that 5th instars and adults, particularly unmated female adults, would predominate in the population.The longest observed survival was between 562 and 572 days.&quot;,&quot;container-title&quot;:&quot;Parasitology&quot;,&quot;DOI&quot;:&quot;10.1017/S0031182000015742&quot;,&quot;ISSN&quot;:&quot;1469-8161, 0031-1820&quot;,&quot;issue&quot;:&quot;3&quot;,&quot;language&quot;:&quot;en&quot;,&quot;note&quot;:&quot;publisher: Cambridge University Press&quot;,&quot;page&quot;:&quot;239-270&quot;,&quot;source&quot;:&quot;Cambridge Core&quot;,&quot;title&quot;:&quot;The longevity of the fasting bed-bug (C. lectularius L.) under experimental conditions and particularly in relation to the saturation deficiency law of water-loss&quot;,&quot;volume&quot;:&quot;32&quot;,&quot;author&quot;:[{&quot;family&quot;:&quot;Johnson&quot;,&quot;given&quot;:&quot;C. G.&quot;}],&quot;issued&quot;:{&quot;date-parts&quot;:[[&quot;1940&quot;,8]]}}}],&quot;schema&quot;:&quot;https://github.com/citation-style-language/schema/raw/master/csl-citation.json&quot;} RNDXbZII1qFAY"/></text:p>
          </table:table-cell>
          <table:table-cell table:style-name="Tableau1.C2" office:value-type="string">
            <text:p text:style-name="P83"><text:a xlink:type="simple" xlink:href="https://eol.org/pages/610210/media?resource_id=465" text:style-name="Internet_20_link" text:visited-style-name="Visited_20_Internet_20_Link"><text:span text:style-name="T3">https://eol.org/pages/610210/media?resource_id=465</text:span></text:a></text:p>
          </table:table-cell>
        </table:table-row>
        <table:table-row table:style-name="Tableau1.23">
          <table:table-cell table:style-name="Tableau1.A2" office:value-type="string">
            <text:p text:style-name="P78">Insecta</text:p>
          </table:table-cell>
          <table:table-cell table:style-name="Tableau1.A2" office:value-type="string">
            <text:p text:style-name="P79">Hemiptera</text:p>
          </table:table-cell>
          <table:table-cell table:style-name="Tableau1.C2" office:value-type="string">
            <text:p text:style-name="P81">Halyomorpha halys</text:p>
          </table:table-cell>
          <table:table-cell table:style-name="Tableau1.C2" office:value-type="string">
            <text:p text:style-name="P48">112</text:p>
          </table:table-cell>
          <table:table-cell table:style-name="Tableau1.C2" office:value-type="string">
            <text:p text:style-name="P48">1.44</text:p>
          </table:table-cell>
          <table:table-cell table:style-name="Tableau1.C2" office:value-type="string">
            <text:p text:style-name="P13">Litterature</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1GgdEAWN&quot;,&quot;properties&quot;:{&quot;formattedCitation&quot;:&quot;(Medal et al., 2013)&quot;,&quot;plainCitation&quot;:&quot;(Medal et al., 2013)&quot;,&quot;noteIndex&quot;:0},&quot;citationItems&quot;:[{&quot;id&quot;:537,&quot;uris&quot;:[&quot;http://zotero.org/users/4191582/items/3B4NP24T&quot;],&quot;uri&quot;:[&quot;http://zotero.org/users/4191582/items/3B4NP24T&quot;],&quot;itemData&quot;:{&quot;id&quot;:537,&quot;type&quot;:&quot;article-journal&quot;,&quot;abstract&quot;:&quot;The life cycle of the brown marmorated stink bug, H. halys, was studied at the Gainesville, Florida quarantine facility at 25° C constant temperature, 16:8 h L:D and 50-55% RH. Nymphs, which emerged from 32 egg masses, were reared on bean pods and carrots in Petri dishes and checked daily to determine the number and duration of each nymphal stadium and percent survival. Twenty-five recently emerged couples were set-up in clear plastic containers, fed daily with bean pods and carrots, and provided with moisture. The pre-oviposition period, number of egg masses, and longevities of males and females were determined. The general life cycle of this potential crop pest of Florida is discussed.&quot;,&quot;container-title&quot;:&quot;Florida Entomologist&quot;,&quot;DOI&quot;:&quot;10.1653/024.096.0370&quot;,&quot;ISSN&quot;:&quot;0015-4040, 1938-5102&quot;,&quot;issue&quot;:&quot;3&quot;,&quot;journalAbbreviation&quot;:&quot;Florida Entomologist&quot;,&quot;language&quot;:&quot;en&quot;,&quot;page&quot;:&quot;1209-1212&quot;,&quot;source&quot;:&quot;DOI.org (Crossref)&quot;,&quot;title&quot;:&quot;Biology of the Brown Marmorated Stink Bug &lt;i&gt;Halyomorpha&lt;/i&gt; &lt;i&gt;halys&lt;/i&gt; (Heteroptera: Pentatomidae) in the Laboratory&quot;,&quot;title-short&quot;:&quot;Biology of the Brown Marmorated Stink Bug &lt;i&gt;Halyomorpha&lt;/i&gt; &lt;i&gt;halys&lt;/i&gt; (Heteroptera&quot;,&quot;volume&quot;:&quot;96&quot;,&quot;author&quot;:[{&quot;family&quot;:&quot;Medal&quot;,&quot;given&quot;:&quot;Julio&quot;},{&quot;family&quot;:&quot;Smith&quot;,&quot;given&quot;:&quot;Trevor&quot;},{&quot;family&quot;:&quot;Cruz&quot;,&quot;given&quot;:&quot;Andrew Santa&quot;}],&quot;issued&quot;:{&quot;date-parts&quot;:[[&quot;2013&quot;,9]]}}}],&quot;schema&quot;:&quot;https://github.com/citation-style-language/schema/raw/master/csl-citation.json&quot;} RNDMiPJHeOeEc"/>(Medal et al., 2013)<text:reference-mark-end text:name="ZOTERO_ITEM CSL_CITATION {&quot;citationID&quot;:&quot;1GgdEAWN&quot;,&quot;properties&quot;:{&quot;formattedCitation&quot;:&quot;(Medal et al., 2013)&quot;,&quot;plainCitation&quot;:&quot;(Medal et al., 2013)&quot;,&quot;noteIndex&quot;:0},&quot;citationItems&quot;:[{&quot;id&quot;:537,&quot;uris&quot;:[&quot;http://zotero.org/users/4191582/items/3B4NP24T&quot;],&quot;uri&quot;:[&quot;http://zotero.org/users/4191582/items/3B4NP24T&quot;],&quot;itemData&quot;:{&quot;id&quot;:537,&quot;type&quot;:&quot;article-journal&quot;,&quot;abstract&quot;:&quot;The life cycle of the brown marmorated stink bug, H. halys, was studied at the Gainesville, Florida quarantine facility at 25° C constant temperature, 16:8 h L:D and 50-55% RH. Nymphs, which emerged from 32 egg masses, were reared on bean pods and carrots in Petri dishes and checked daily to determine the number and duration of each nymphal stadium and percent survival. Twenty-five recently emerged couples were set-up in clear plastic containers, fed daily with bean pods and carrots, and provided with moisture. The pre-oviposition period, number of egg masses, and longevities of males and females were determined. The general life cycle of this potential crop pest of Florida is discussed.&quot;,&quot;container-title&quot;:&quot;Florida Entomologist&quot;,&quot;DOI&quot;:&quot;10.1653/024.096.0370&quot;,&quot;ISSN&quot;:&quot;0015-4040, 1938-5102&quot;,&quot;issue&quot;:&quot;3&quot;,&quot;journalAbbreviation&quot;:&quot;Florida Entomologist&quot;,&quot;language&quot;:&quot;en&quot;,&quot;page&quot;:&quot;1209-1212&quot;,&quot;source&quot;:&quot;DOI.org (Crossref)&quot;,&quot;title&quot;:&quot;Biology of the Brown Marmorated Stink Bug &lt;i&gt;Halyomorpha&lt;/i&gt; &lt;i&gt;halys&lt;/i&gt; (Heteroptera: Pentatomidae) in the Laboratory&quot;,&quot;title-short&quot;:&quot;Biology of the Brown Marmorated Stink Bug &lt;i&gt;Halyomorpha&lt;/i&gt; &lt;i&gt;halys&lt;/i&gt; (Heteroptera&quot;,&quot;volume&quot;:&quot;96&quot;,&quot;author&quot;:[{&quot;family&quot;:&quot;Medal&quot;,&quot;given&quot;:&quot;Julio&quot;},{&quot;family&quot;:&quot;Smith&quot;,&quot;given&quot;:&quot;Trevor&quot;},{&quot;family&quot;:&quot;Cruz&quot;,&quot;given&quot;:&quot;Andrew Santa&quot;}],&quot;issued&quot;:{&quot;date-parts&quot;:[[&quot;2013&quot;,9]]}}}],&quot;schema&quot;:&quot;https://github.com/citation-style-language/schema/raw/master/csl-citation.json&quot;} RNDMiPJHeOeEc"/></text:p>
          </table:table-cell>
          <table:table-cell table:style-name="Tableau1.C2" office:value-type="string">
            <text:p text:style-name="P4"/>
          </table:table-cell>
        </table:table-row>
        <table:table-row table:style-name="Tableau1.24">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Athalia rosae</text:p>
          </table:table-cell>
          <table:table-cell table:style-name="Tableau1.C2" office:value-type="string">
            <text:p text:style-name="P48">11.64</text:p>
          </table:table-cell>
          <table:table-cell table:style-name="Tableau1.C2" office:value-type="string">
            <text:p text:style-name="P48">0.73</text:p>
          </table:table-cell>
          <table:table-cell table:style-name="Tableau1.C2" office:value-type="string">
            <text:p text:style-name="P13">Litterature</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gTGUXn6Z&quot;,&quot;properties&quot;:{&quot;formattedCitation&quot;:&quot;(Kamangar et al., 2012; Park et al., 2017)&quot;,&quot;plainCitation&quot;:&quot;(Kamangar et al., 2012; Park et al., 2017)&quot;,&quot;noteIndex&quot;:0},&quot;citationItems&quot;:[{&quot;id&quot;:992,&quot;uris&quot;:[&quot;http://zotero.org/users/4191582/items/MNJTA8ZD&quot;],&quot;uri&quot;:[&quot;http://zotero.org/users/4191582/items/MNJTA8ZD&quot;],&quot;itemData&quot;:{&quot;id&quot;:992,&quot;type&quot;:&quot;article-journal&quot;,&quot;abstract&quot;:&quot;The species of the genus Athalia Leach from South Korea are reviewed. Six species are listed, one of which is a new record from South Korea (Athalia tanaoserrula Chu and Wang). In South Korean Athalia, we were not able to find any specimens of A. kashmirensis Benson, while many specimens identified as such were a misidentifications of A. tanaoserrula. Therefore, we think that A. kashmirensis should be excluded from the faunal list of South Korea. A key to the species of South Korean Athalia, diagnosis, photographs of the diagnostic characters, distribution and recorded hosts for each species are also provided.&quot;,&quot;container-title&quot;:&quot;Animal Systematics, Evolution and Diversity&quot;,&quot;DOI&quot;:&quot;10.5635/ASED.2017.33.2.008&quot;,&quot;issue&quot;:&quot;2&quot;,&quot;language&quot;:&quot;en&quot;,&quot;page&quot;:&quot;100-111&quot;,&quot;source&quot;:&quot;DOI.org (CSL JSON)&quot;,&quot;title&quot;:&quot;A Taxonomic Review of the Genus Athalia (Hymenoptera: Tenthredinidae: Athaliinae) from South Korea&quot;,&quot;title-short&quot;:&quot;A Taxonomic Review of the Genus Athalia (Hymenoptera&quot;,&quot;volume&quot;:&quot;33&quot;,&quot;author&quot;:[{&quot;family&quot;:&quot;Park&quot;,&quot;given&quot;:&quot;Bia&quot;},{&quot;family&quot;:&quot;Choi&quot;,&quot;given&quot;:&quot;Jin-Kyung&quot;},{&quot;family&quot;:&quot;Wei&quot;,&quot;given&quot;:&quot;Meicai&quot;},{&quot;family&quot;:&quot;Lee&quot;,&quot;given&quot;:&quot;Jong-Wook&quot;}],&quot;issued&quot;:{&quot;date-parts&quot;:[[&quot;2017&quot;,4,30]]}}},{&quot;id&quot;:644,&quot;uris&quot;:[&quot;http://zotero.org/groups/2488225/items/6UKQ7FSP&quot;],&quot;uri&quot;:[&quot;http://zotero.org/groups/2488225/items/6UKQ7FSP&quot;],&quot;itemData&quot;:{&quot;id&quot;:644,&quot;type&quot;:&quot;article-journal&quot;,&quot;abstract&quot;:&quot;Download Free Full-Text of an article PRELIMINARY STUDY ON BIOLOGY AND SEASONAL POPULATION DYNAMICS OF TURNIP SAWFLY, ATHALIA ROSAE (HYM.: TENTHREDINIDAE), ON CANOLA IN KURDISTAN PROVINCE&quot;,&quot;issue&quot;:&quot;293&quot;,&quot;language&quot;:&quot;En&quot;,&quot;note&quot;:&quot;publisher: APPLIED ENTOMOLOGY AND PHYTOPATHOLOGY&quot;,&quot;page&quot;:&quot;181-197&quot;,&quot;source&quot;:&quot;www.sid.ir&quot;,&quot;title&quot;:&quot;Preliminary study on biology and seasonal population dynamics of turnip sawfly, Athalia rosae(hym: Tenthredinidae), on canola in kurdistan province&quot;,&quot;title-short&quot;:&quot;PRELIMINARY STUDY ON BIOLOGY AND SEASONAL POPULATION DYNAMICS OF TURNIP SAWFLY, ATHALIA ROSAE (HYM.&quot;,&quot;volume&quot;:&quot;79&quot;,&quot;author&quot;:[{&quot;family&quot;:&quot;Kamangar&quot;,&quot;given&quot;:&quot;S&quot;},{&quot;family&quot;:&quot;Ebrahimi&quot;,&quot;given&quot;:&quot;E&quot;},{&quot;family&quot;:&quot;Keyhanian&quot;,&quot;given&quot;:&quot;A.a&quot;}],&quot;issued&quot;:{&quot;date-parts&quot;:[[&quot;2012&quot;,1,1]]}}}],&quot;schema&quot;:&quot;https://github.com/citation-style-language/schema/raw/master/csl-citation.json&quot;} RNDh13DsJZI5F"/>(Kamangar et al., 2012; Park et al., 2017)<text:reference-mark-end text:name="ZOTERO_ITEM CSL_CITATION {&quot;citationID&quot;:&quot;gTGUXn6Z&quot;,&quot;properties&quot;:{&quot;formattedCitation&quot;:&quot;(Kamangar et al., 2012; Park et al., 2017)&quot;,&quot;plainCitation&quot;:&quot;(Kamangar et al., 2012; Park et al., 2017)&quot;,&quot;noteIndex&quot;:0},&quot;citationItems&quot;:[{&quot;id&quot;:992,&quot;uris&quot;:[&quot;http://zotero.org/users/4191582/items/MNJTA8ZD&quot;],&quot;uri&quot;:[&quot;http://zotero.org/users/4191582/items/MNJTA8ZD&quot;],&quot;itemData&quot;:{&quot;id&quot;:992,&quot;type&quot;:&quot;article-journal&quot;,&quot;abstract&quot;:&quot;The species of the genus Athalia Leach from South Korea are reviewed. Six species are listed, one of which is a new record from South Korea (Athalia tanaoserrula Chu and Wang). In South Korean Athalia, we were not able to find any specimens of A. kashmirensis Benson, while many specimens identified as such were a misidentifications of A. tanaoserrula. Therefore, we think that A. kashmirensis should be excluded from the faunal list of South Korea. A key to the species of South Korean Athalia, diagnosis, photographs of the diagnostic characters, distribution and recorded hosts for each species are also provided.&quot;,&quot;container-title&quot;:&quot;Animal Systematics, Evolution and Diversity&quot;,&quot;DOI&quot;:&quot;10.5635/ASED.2017.33.2.008&quot;,&quot;issue&quot;:&quot;2&quot;,&quot;language&quot;:&quot;en&quot;,&quot;page&quot;:&quot;100-111&quot;,&quot;source&quot;:&quot;DOI.org (CSL JSON)&quot;,&quot;title&quot;:&quot;A Taxonomic Review of the Genus Athalia (Hymenoptera: Tenthredinidae: Athaliinae) from South Korea&quot;,&quot;title-short&quot;:&quot;A Taxonomic Review of the Genus Athalia (Hymenoptera&quot;,&quot;volume&quot;:&quot;33&quot;,&quot;author&quot;:[{&quot;family&quot;:&quot;Park&quot;,&quot;given&quot;:&quot;Bia&quot;},{&quot;family&quot;:&quot;Choi&quot;,&quot;given&quot;:&quot;Jin-Kyung&quot;},{&quot;family&quot;:&quot;Wei&quot;,&quot;given&quot;:&quot;Meicai&quot;},{&quot;family&quot;:&quot;Lee&quot;,&quot;given&quot;:&quot;Jong-Wook&quot;}],&quot;issued&quot;:{&quot;date-parts&quot;:[[&quot;2017&quot;,4,30]]}}},{&quot;id&quot;:644,&quot;uris&quot;:[&quot;http://zotero.org/groups/2488225/items/6UKQ7FSP&quot;],&quot;uri&quot;:[&quot;http://zotero.org/groups/2488225/items/6UKQ7FSP&quot;],&quot;itemData&quot;:{&quot;id&quot;:644,&quot;type&quot;:&quot;article-journal&quot;,&quot;abstract&quot;:&quot;Download Free Full-Text of an article PRELIMINARY STUDY ON BIOLOGY AND SEASONAL POPULATION DYNAMICS OF TURNIP SAWFLY, ATHALIA ROSAE (HYM.: TENTHREDINIDAE), ON CANOLA IN KURDISTAN PROVINCE&quot;,&quot;issue&quot;:&quot;293&quot;,&quot;language&quot;:&quot;En&quot;,&quot;note&quot;:&quot;publisher: APPLIED ENTOMOLOGY AND PHYTOPATHOLOGY&quot;,&quot;page&quot;:&quot;181-197&quot;,&quot;source&quot;:&quot;www.sid.ir&quot;,&quot;title&quot;:&quot;Preliminary study on biology and seasonal population dynamics of turnip sawfly, Athalia rosae(hym: Tenthredinidae), on canola in kurdistan province&quot;,&quot;title-short&quot;:&quot;PRELIMINARY STUDY ON BIOLOGY AND SEASONAL POPULATION DYNAMICS OF TURNIP SAWFLY, ATHALIA ROSAE (HYM.&quot;,&quot;volume&quot;:&quot;79&quot;,&quot;author&quot;:[{&quot;family&quot;:&quot;Kamangar&quot;,&quot;given&quot;:&quot;S&quot;},{&quot;family&quot;:&quot;Ebrahimi&quot;,&quot;given&quot;:&quot;E&quot;},{&quot;family&quot;:&quot;Keyhanian&quot;,&quot;given&quot;:&quot;A.a&quot;}],&quot;issued&quot;:{&quot;date-parts&quot;:[[&quot;2012&quot;,1,1]]}}}],&quot;schema&quot;:&quot;https://github.com/citation-style-language/schema/raw/master/csl-citation.json&quot;} RNDh13DsJZI5F"/></text:p>
          </table:table-cell>
          <table:table-cell table:style-name="Tableau1.C2" office:value-type="string">
            <text:p text:style-name="P4"/>
          </table:table-cell>
        </table:table-row>
        <table:table-row table:style-name="Tableau1.25">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Cephus cinctus</text:p>
          </table:table-cell>
          <table:table-cell table:style-name="Tableau1.C2" office:value-type="string">
            <text:p text:style-name="P48">7</text:p>
          </table:table-cell>
          <table:table-cell table:style-name="Tableau1.C2" office:value-type="string">
            <text:p text:style-name="P48">0.86</text:p>
          </table:table-cell>
          <table:table-cell table:style-name="Tableau1.C2" office:value-type="string">
            <text:p text:style-name="P31">EOL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NV1I8scL&quot;,&quot;properties&quot;:{&quot;formattedCitation&quot;:&quot;(Rand et al., 2019)&quot;,&quot;plainCitation&quot;:&quot;(Rand et al., 2019)&quot;,&quot;noteIndex&quot;:0},&quot;citationItems&quot;:[{&quot;id&quot;:640,&quot;uris&quot;:[&quot;http://zotero.org/groups/2488225/items/XI7RIVVB&quot;],&quot;uri&quot;:[&quot;http://zotero.org/groups/2488225/items/XI7RIVVB&quot;],&quot;itemData&quot;:{&quot;id&quot;:640,&quot;type&quot;:&quot;article-journal&quot;,&quot;abstract&quot;:&quot;Abstract.  Leveraging floral resources to promote biological control requires carefully screening prospective floral species for their suitability not just for&quot;,&quot;container-title&quot;:&quot;Journal of Economic Entomology&quot;,&quot;DOI&quot;:&quot;10.1093/jee/toy408&quot;,&quot;ISSN&quot;:&quot;0022-0493&quot;,&quot;issue&quot;:&quot;2&quot;,&quot;journalAbbreviation&quot;:&quot;J Econ Entomol&quot;,&quot;language&quot;:&quot;en&quot;,&quot;note&quot;:&quot;publisher: Oxford Academic&quot;,&quot;page&quot;:&quot;565-570&quot;,&quot;source&quot;:&quot;academic.oup.com&quot;,&quot;title&quot;:&quot;Do Floral Resources Benefit the Herbivorous Sawfly, Cephus cinctus (Hymenoptera: Cephidae), a Major Pest of Wheat in North America?&quot;,&quot;title-short&quot;:&quot;Do Floral Resources Benefit the Herbivorous Sawfly, Cephus cinctus (Hymenoptera&quot;,&quot;volume&quot;:&quot;112&quot;,&quot;author&quot;:[{&quot;family&quot;:&quot;Rand&quot;,&quot;given&quot;:&quot;Tatyana A.&quot;},{&quot;family&quot;:&quot;Titus&quot;,&quot;given&quot;:&quot;Ellen F.&quot;},{&quot;family&quot;:&quot;Waters&quot;,&quot;given&quot;:&quot;Debra K.&quot;}],&quot;issued&quot;:{&quot;date-parts&quot;:[[&quot;2019&quot;,3,21]]}}}],&quot;schema&quot;:&quot;https://github.com/citation-style-language/schema/raw/master/csl-citation.json&quot;} RNDY9gKyQQNcp"/>(Rand et al., 2019)<text:reference-mark-end text:name="ZOTERO_ITEM CSL_CITATION {&quot;citationID&quot;:&quot;NV1I8scL&quot;,&quot;properties&quot;:{&quot;formattedCitation&quot;:&quot;(Rand et al., 2019)&quot;,&quot;plainCitation&quot;:&quot;(Rand et al., 2019)&quot;,&quot;noteIndex&quot;:0},&quot;citationItems&quot;:[{&quot;id&quot;:640,&quot;uris&quot;:[&quot;http://zotero.org/groups/2488225/items/XI7RIVVB&quot;],&quot;uri&quot;:[&quot;http://zotero.org/groups/2488225/items/XI7RIVVB&quot;],&quot;itemData&quot;:{&quot;id&quot;:640,&quot;type&quot;:&quot;article-journal&quot;,&quot;abstract&quot;:&quot;Abstract.  Leveraging floral resources to promote biological control requires carefully screening prospective floral species for their suitability not just for&quot;,&quot;container-title&quot;:&quot;Journal of Economic Entomology&quot;,&quot;DOI&quot;:&quot;10.1093/jee/toy408&quot;,&quot;ISSN&quot;:&quot;0022-0493&quot;,&quot;issue&quot;:&quot;2&quot;,&quot;journalAbbreviation&quot;:&quot;J Econ Entomol&quot;,&quot;language&quot;:&quot;en&quot;,&quot;note&quot;:&quot;publisher: Oxford Academic&quot;,&quot;page&quot;:&quot;565-570&quot;,&quot;source&quot;:&quot;academic.oup.com&quot;,&quot;title&quot;:&quot;Do Floral Resources Benefit the Herbivorous Sawfly, Cephus cinctus (Hymenoptera: Cephidae), a Major Pest of Wheat in North America?&quot;,&quot;title-short&quot;:&quot;Do Floral Resources Benefit the Herbivorous Sawfly, Cephus cinctus (Hymenoptera&quot;,&quot;volume&quot;:&quot;112&quot;,&quot;author&quot;:[{&quot;family&quot;:&quot;Rand&quot;,&quot;given&quot;:&quot;Tatyana A.&quot;},{&quot;family&quot;:&quot;Titus&quot;,&quot;given&quot;:&quot;Ellen F.&quot;},{&quot;family&quot;:&quot;Waters&quot;,&quot;given&quot;:&quot;Debra K.&quot;}],&quot;issued&quot;:{&quot;date-parts&quot;:[[&quot;2019&quot;,3,21]]}}}],&quot;schema&quot;:&quot;https://github.com/citation-style-language/schema/raw/master/csl-citation.json&quot;} RNDY9gKyQQNcp"/></text:p>
          </table:table-cell>
          <table:table-cell table:style-name="Tableau1.C2" office:value-type="string">
            <text:p text:style-name="P83"><text:a xlink:type="simple" xlink:href="https://eol.org/pages/604065/media" text:style-name="Internet_20_link" text:visited-style-name="Visited_20_Internet_20_Link"><text:span text:style-name="T3">https://eol.org/pages/604065/media</text:span></text:a></text:p>
          </table:table-cell>
        </table:table-row>
        <text:soft-page-break/>
        <table:table-row table:style-name="Tableau1.26">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Orussus abietinus</text:p>
          </table:table-cell>
          <table:table-cell table:style-name="Tableau1.C2" office:value-type="string">
            <text:p text:style-name="P77">7</text:p>
          </table:table-cell>
          <table:table-cell table:style-name="Tableau1.C2" office:value-type="string">
            <text:p text:style-name="P74">1</text:p>
          </table:table-cell>
          <table:table-cell table:style-name="Tableau1.C2" office:value-type="string">
            <text:p text:style-name="P21"/>
          </table:table-cell>
          <table:table-cell table:style-name="Tableau1.C2" office:value-type="string">
            <text:p text:style-name="P70">Longevity of <text:span text:style-name="T15">C.cinctus</text:span></text:p>
          </table:table-cell>
          <table:table-cell table:style-name="Tableau1.A2" office:value-type="string">
            <text:p text:style-name="P4"/>
          </table:table-cell>
          <table:table-cell table:style-name="Tableau1.C2" office:value-type="string">
            <text:p text:style-name="P85"><text:a xlink:type="simple" xlink:href="https://www.waspweb.org/Orussoidea/Orussidae/Keys/Dichotomous_keys/Key_to_Orussus_species.htm" text:style-name="Internet_20_link" text:visited-style-name="Visited_20_Internet_20_Link"><text:span text:style-name="T10">https://www.waspweb.org/Orussoidea/Orussidae/Keys/Dichotomous_keys/Key_to_Orussus_species.htm</text:span></text:a></text:p>
            <text:p text:style-name="P5"/>
            <text:p text:style-name="P5"/>
          </table:table-cell>
        </table:table-row>
        <table:table-row table:style-name="Tableau1.27">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Nasonia vitripennis</text:p>
          </table:table-cell>
          <table:table-cell table:style-name="Tableau1.C2" office:value-type="string">
            <text:p text:style-name="P49">25</text:p>
          </table:table-cell>
          <table:table-cell table:style-name="Tableau1.C2" office:value-type="string">
            <text:p text:style-name="P49">0.3</text:p>
          </table:table-cell>
          <table:table-cell table:style-name="Tableau1.C2" office:value-type="string">
            <text:p text:style-name="P14">Litterature</text:p>
          </table:table-cell>
          <table:table-cell table:style-name="Tableau1.C2" office:value-type="string">
            <text:p text:style-name="P62"/>
          </table:table-cell>
          <table:table-cell table:style-name="Tableau1.A2" office:value-type="string">
            <text:p text:style-name="P3"><text:reference-mark-start text:name="ZOTERO_ITEM CSL_CITATION {&quot;citationID&quot;:&quot;RJQt9BHc&quot;,&quot;properties&quot;:{&quot;formattedCitation&quot;:&quot;(Burton-Chellew et al., 2007; King and Hopkins, 1963)&quot;,&quot;plainCitation&quot;:&quot;(Burton-Chellew et al., 2007; King and Hopkins, 1963)&quot;,&quot;noteIndex&quot;:0},&quot;citationItems&quot;:[{&quot;id&quot;:1136,&quot;uris&quot;:[&quot;http://zotero.org/groups/2488225/items/TZGAYBKW&quot;],&quot;uri&quot;:[&quot;http://zotero.org/groups/2488225/items/TZGAYBKW&quot;],&quot;itemData&quot;:{&quot;id&quot;:1136,&quot;type&quot;:&quot;article-journal&quot;,&quot;abstract&quot;:&quot;Question: Does male size affect fitness in gregarious parasitoids? Hypothesis: Larger males achieve higher reproductive success by obtaining more matings when in a competitive scenario and by living longer. Although mating can be costly, larger males are better able to withstand these costs. Methods: Three experiments: two assessed the effect of size on mating success, one with and one without the presence of a competitor; the third experiment explored the relationship between male size and longevity under alternative mating regimes. Results: Mating success did not depend on male size even in the presence of an introduced competitor. Mating reduced male longevity, but it did so independently of size.&quot;,&quot;container-title&quot;:&quot;Evolutionary Ecology Research&quot;,&quot;journalAbbreviation&quot;:&quot;Evolutionary Ecology Research&quot;,&quot;source&quot;:&quot;ResearchGate&quot;,&quot;title&quot;:&quot;The cost of mating and the relationship between body size and fitness in males of the parasitoid wasp Nasonia vitripennis&quot;,&quot;volume&quot;:&quot;9&quot;,&quot;author&quot;:[{&quot;family&quot;:&quot;Burton-Chellew&quot;,&quot;given&quot;:&quot;Maxwell&quot;},{&quot;family&quot;:&quot;Sykes&quot;,&quot;given&quot;:&quot;Edward&quot;},{&quot;family&quot;:&quot;Patterson&quot;,&quot;given&quot;:&quot;Sophie&quot;},{&quot;family&quot;:&quot;Shuker&quot;,&quot;given&quot;:&quot;David&quot;},{&quot;family&quot;:&quot;West&quot;,&quot;given&quot;:&quot;Stuart&quot;}],&quot;issued&quot;:{&quot;date-parts&quot;:[[&quot;2007&quot;,10,1]]}}},{&quot;id&quot;:1137,&quot;uris&quot;:[&quot;http://zotero.org/groups/2488225/items/GNGKRBUS&quot;],&quot;uri&quot;:[&quot;http://zotero.org/groups/2488225/items/GNGKRBUS&quot;],&quot;itemData&quot;:{&quot;id&quot;:1137,&quot;type&quot;:&quot;article-journal&quot;,&quot;abstract&quot;:&quot;Skip to Next Section\n1. At relative humidities of 65 and 100% the mean length of life of virgin or mated females of Nasonia vitripennis is greater than that of the males under similar conditions.\n2. The sexes showed no significant difference in their respiratory rates, as measured by Warburg manometer or Macfadyen's continuous recording respirometer.\n3. An examination of the organs of fed and starved individuals of both sexes showed that the only major change in the organs of starved individuals which can have any bearing on the length of life is the marked reduction in length of the ovaries resulting from resorption of the mature eggs.\n4. It is suggested that the resorbed eggs supply the female with the nutriment which enables it to outlive the male when both are starved.&quot;,&quot;container-title&quot;:&quot;Journal of Experimental Biology&quot;,&quot;ISSN&quot;:&quot;0022-0949, 1477-9145&quot;,&quot;issue&quot;:&quot;4&quot;,&quot;language&quot;:&quot;en&quot;,&quot;note&quot;:&quot;publisher: The Company of Biologists Ltd\nsection: Articles&quot;,&quot;page&quot;:&quot;751-761&quot;,&quot;source&quot;:&quot;jeb.biologists.org&quot;,&quot;title&quot;:&quot;Length of Life of the Sexes in Nasonia Vitripennis (Walker) (Hymenoptera, Pteromalidae) Under Conditions of Starvation&quot;,&quot;volume&quot;:&quot;40&quot;,&quot;author&quot;:[{&quot;family&quot;:&quot;King&quot;,&quot;given&quot;:&quot;P. E.&quot;},{&quot;family&quot;:&quot;Hopkins&quot;,&quot;given&quot;:&quot;C. R.&quot;}],&quot;issued&quot;:{&quot;date-parts&quot;:[[&quot;1963&quot;,12,1]]}}}],&quot;schema&quot;:&quot;https://github.com/citation-style-language/schema/raw/master/csl-citation.json&quot;} RNDeAqGIMEGKs"/>(Burton-Chellew et al., 2007; King and Hopkins, 1963)<text:reference-mark-end text:name="ZOTERO_ITEM CSL_CITATION {&quot;citationID&quot;:&quot;RJQt9BHc&quot;,&quot;properties&quot;:{&quot;formattedCitation&quot;:&quot;(Burton-Chellew et al., 2007; King and Hopkins, 1963)&quot;,&quot;plainCitation&quot;:&quot;(Burton-Chellew et al., 2007; King and Hopkins, 1963)&quot;,&quot;noteIndex&quot;:0},&quot;citationItems&quot;:[{&quot;id&quot;:1136,&quot;uris&quot;:[&quot;http://zotero.org/groups/2488225/items/TZGAYBKW&quot;],&quot;uri&quot;:[&quot;http://zotero.org/groups/2488225/items/TZGAYBKW&quot;],&quot;itemData&quot;:{&quot;id&quot;:1136,&quot;type&quot;:&quot;article-journal&quot;,&quot;abstract&quot;:&quot;Question: Does male size affect fitness in gregarious parasitoids? Hypothesis: Larger males achieve higher reproductive success by obtaining more matings when in a competitive scenario and by living longer. Although mating can be costly, larger males are better able to withstand these costs. Methods: Three experiments: two assessed the effect of size on mating success, one with and one without the presence of a competitor; the third experiment explored the relationship between male size and longevity under alternative mating regimes. Results: Mating success did not depend on male size even in the presence of an introduced competitor. Mating reduced male longevity, but it did so independently of size.&quot;,&quot;container-title&quot;:&quot;Evolutionary Ecology Research&quot;,&quot;journalAbbreviation&quot;:&quot;Evolutionary Ecology Research&quot;,&quot;source&quot;:&quot;ResearchGate&quot;,&quot;title&quot;:&quot;The cost of mating and the relationship between body size and fitness in males of the parasitoid wasp Nasonia vitripennis&quot;,&quot;volume&quot;:&quot;9&quot;,&quot;author&quot;:[{&quot;family&quot;:&quot;Burton-Chellew&quot;,&quot;given&quot;:&quot;Maxwell&quot;},{&quot;family&quot;:&quot;Sykes&quot;,&quot;given&quot;:&quot;Edward&quot;},{&quot;family&quot;:&quot;Patterson&quot;,&quot;given&quot;:&quot;Sophie&quot;},{&quot;family&quot;:&quot;Shuker&quot;,&quot;given&quot;:&quot;David&quot;},{&quot;family&quot;:&quot;West&quot;,&quot;given&quot;:&quot;Stuart&quot;}],&quot;issued&quot;:{&quot;date-parts&quot;:[[&quot;2007&quot;,10,1]]}}},{&quot;id&quot;:1137,&quot;uris&quot;:[&quot;http://zotero.org/groups/2488225/items/GNGKRBUS&quot;],&quot;uri&quot;:[&quot;http://zotero.org/groups/2488225/items/GNGKRBUS&quot;],&quot;itemData&quot;:{&quot;id&quot;:1137,&quot;type&quot;:&quot;article-journal&quot;,&quot;abstract&quot;:&quot;Skip to Next Section\n1. At relative humidities of 65 and 100% the mean length of life of virgin or mated females of Nasonia vitripennis is greater than that of the males under similar conditions.\n2. The sexes showed no significant difference in their respiratory rates, as measured by Warburg manometer or Macfadyen's continuous recording respirometer.\n3. An examination of the organs of fed and starved individuals of both sexes showed that the only major change in the organs of starved individuals which can have any bearing on the length of life is the marked reduction in length of the ovaries resulting from resorption of the mature eggs.\n4. It is suggested that the resorbed eggs supply the female with the nutriment which enables it to outlive the male when both are starved.&quot;,&quot;container-title&quot;:&quot;Journal of Experimental Biology&quot;,&quot;ISSN&quot;:&quot;0022-0949, 1477-9145&quot;,&quot;issue&quot;:&quot;4&quot;,&quot;language&quot;:&quot;en&quot;,&quot;note&quot;:&quot;publisher: The Company of Biologists Ltd\nsection: Articles&quot;,&quot;page&quot;:&quot;751-761&quot;,&quot;source&quot;:&quot;jeb.biologists.org&quot;,&quot;title&quot;:&quot;Length of Life of the Sexes in Nasonia Vitripennis (Walker) (Hymenoptera, Pteromalidae) Under Conditions of Starvation&quot;,&quot;volume&quot;:&quot;40&quot;,&quot;author&quot;:[{&quot;family&quot;:&quot;King&quot;,&quot;given&quot;:&quot;P. E.&quot;},{&quot;family&quot;:&quot;Hopkins&quot;,&quot;given&quot;:&quot;C. R.&quot;}],&quot;issued&quot;:{&quot;date-parts&quot;:[[&quot;1963&quot;,12,1]]}}}],&quot;schema&quot;:&quot;https://github.com/citation-style-language/schema/raw/master/csl-citation.json&quot;} RNDeAqGIMEGKs"/></text:p>
          </table:table-cell>
          <table:table-cell table:style-name="Tableau1.C2" office:value-type="string">
            <text:p text:style-name="P4"/>
          </table:table-cell>
        </table:table-row>
        <table:table-row table:style-name="Tableau1.28">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Trichogramma pretiosum</text:p>
          </table:table-cell>
          <table:table-cell table:style-name="Tableau1.C2" office:value-type="string">
            <text:p text:style-name="P49">10.5</text:p>
          </table:table-cell>
          <table:table-cell table:style-name="Tableau1.C2" office:value-type="string">
            <text:p text:style-name="P49">0.0387</text:p>
          </table:table-cell>
          <table:table-cell table:style-name="Tableau1.C2" office:value-type="string">
            <text:p text:style-name="P14">Litterature</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DIJ21E8q&quot;,&quot;properties&quot;:{&quot;formattedCitation&quot;:&quot;(Greenberg et al., 1998; Oliveira et al., 2017)&quot;,&quot;plainCitation&quot;:&quot;(Greenberg et al., 1998; Oliveira et al., 2017)&quot;,&quot;noteIndex&quot;:0},&quot;citationItems&quot;:[{&quot;id&quot;:921,&quot;uris&quot;:[&quot;http://zotero.org/groups/2488225/items/AHBKAYC8&quot;],&quot;uri&quot;:[&quot;http://zotero.org/groups/2488225/items/AHBKAYC8&quot;],&quot;itemData&quot;:{&quot;id&quot;:921,&quot;type&quot;:&quot;article-journal&quot;,&quot;container-title&quot;:&quot;Biological Control&quot;,&quot;DOI&quot;:&quot;10.1006/bcon.1997.0582&quot;,&quot;ISSN&quot;:&quot;10499644&quot;,&quot;issue&quot;:&quot;1&quot;,&quot;journalAbbreviation&quot;:&quot;Biological Control&quot;,&quot;language&quot;:&quot;en&quot;,&quot;page&quot;:&quot;43-48&quot;,&quot;source&quot;:&quot;DOI.org (Crossref)&quot;,&quot;title&quot;:&quot;Influence of Rearing Host on Adult Size and Ovipositional Behavior of Mass Produced FemaleTrichogramma minutumRiley andTrichogramma pretiosumRiley (Hymenoptera: Trichogrammatidae)&quot;,&quot;title-short&quot;:&quot;Influence of Rearing Host on Adult Size and Ovipositional Behavior of Mass Produced FemaleTrichogramma minutumRiley andTrichogramma pretiosumRiley (Hymenoptera&quot;,&quot;volume&quot;:&quot;11&quot;,&quot;author&quot;:[{&quot;family&quot;:&quot;Greenberg&quot;,&quot;given&quot;:&quot;S.M&quot;},{&quot;family&quot;:&quot;Nordlund&quot;,&quot;given&quot;:&quot;Donald A&quot;},{&quot;family&quot;:&quot;Wu&quot;,&quot;given&quot;:&quot;Zhixin&quot;}],&quot;issued&quot;:{&quot;date-parts&quot;:[[&quot;1998&quot;,1]]}}},{&quot;id&quot;:549,&quot;uris&quot;:[&quot;http://zotero.org/users/4191582/items/SGI3P7SW&quot;],&quot;uri&quot;:[&quot;http://zotero.org/users/4191582/items/SGI3P7SW&quot;],&quot;itemData&quot;:{&quot;id&quot;:549,&quot;type&quot;:&quot;article-journal&quot;,&quot;abstract&quot;:&quot;The parasitoids in the genus Trichogramma have been widely used in biological control programs against Lepidoptera pests in several crops. They exhibit wide geographical distribution, high parasitism efﬁciency and easy laboratory rearing. Trichogramma pretiosum (Hymenoptera: Trichogrammatidae) have been successfully liberated in tomato crops in Brazil and thus, could be a promising biological control agent of the tomato fruit borer, Neoleucinodes elegantalis (Lepidoptera: Crambidae). Temperature is the main abiotic factor inﬂuencing biological aspects of the parasitoid. Knowledge of thermal requirements enables the relationship between temperature and development to be understood, the prediction of generation numbers in the ﬁeld, as well as the best time of parasitoids release. This study is the ﬁrst to access biological parameters and thermal requirements of T. pretiosum in N. elegantalis eggs. The duration of T. pretiosum development stages decreased as temperature increased. The parasitism rate differed among temperature ranges. At 28  C, 100% of parasitoids emerged. The temperature did not affect sex ratio. Longevity showed an inverse relationship with temperature increases, ranging from 9.8 days at 18  C to 1.3 days at 33  C. T. pretiosum required a thermal constant (K) of 155.5 degree-days (DD) above a lower threshold temperature (LTT) of 9.9  C to complete a life cycle in N. elegantalis eggs.&quot;,&quot;container-title&quot;:&quot;Crop Protection&quot;,&quot;DOI&quot;:&quot;10.1016/j.cropro.2017.04.005&quot;,&quot;ISSN&quot;:&quot;02612194&quot;,&quot;journalAbbreviation&quot;:&quot;Crop Protection&quot;,&quot;language&quot;:&quot;en&quot;,&quot;page&quot;:&quot;39-44&quot;,&quot;source&quot;:&quot;DOI.org (Crossref)&quot;,&quot;title&quot;:&quot;Biological parameters and thermal requirements of Trichogramma pretiosum for the management of the tomato fruit borer (Lepidoptera: Crambidae) in tomatoes&quot;,&quot;title-short&quot;:&quot;Biological parameters and thermal requirements of Trichogramma pretiosum for the management of the tomato fruit borer (Lepidoptera&quot;,&quot;volume&quot;:&quot;99&quot;,&quot;author&quot;:[{&quot;family&quot;:&quot;Oliveira&quot;,&quot;given&quot;:&quot;Cynara Moura&quot;,&quot;dropping-particle&quot;:&quot;de&quot;},{&quot;family&quot;:&quot;Oliveira&quot;,&quot;given&quot;:&quot;José Vargas&quot;,&quot;dropping-particle&quot;:&quot;de&quot;},{&quot;family&quot;:&quot;Barbosa&quot;,&quot;given&quot;:&quot;Douglas Rafael e Silva&quot;},{&quot;family&quot;:&quot;Breda&quot;,&quot;given&quot;:&quot;Mariana Oliveira&quot;},{&quot;family&quot;:&quot;França&quot;,&quot;given&quot;:&quot;Solange Maria&quot;,&quot;dropping-particle&quot;:&quot;de&quot;},{&quot;family&quot;:&quot;Duarte&quot;,&quot;given&quot;:&quot;Bárbara Liliane Ribeiro&quot;}],&quot;issued&quot;:{&quot;date-parts&quot;:[[&quot;2017&quot;,9]]}}}],&quot;schema&quot;:&quot;https://github.com/citation-style-language/schema/raw/master/csl-citation.json&quot;} RNDfoAhlWWPq1"/>(Greenberg et al., 1998; Oliveira et al., 2017)<text:reference-mark-end text:name="ZOTERO_ITEM CSL_CITATION {&quot;citationID&quot;:&quot;DIJ21E8q&quot;,&quot;properties&quot;:{&quot;formattedCitation&quot;:&quot;(Greenberg et al., 1998; Oliveira et al., 2017)&quot;,&quot;plainCitation&quot;:&quot;(Greenberg et al., 1998; Oliveira et al., 2017)&quot;,&quot;noteIndex&quot;:0},&quot;citationItems&quot;:[{&quot;id&quot;:921,&quot;uris&quot;:[&quot;http://zotero.org/groups/2488225/items/AHBKAYC8&quot;],&quot;uri&quot;:[&quot;http://zotero.org/groups/2488225/items/AHBKAYC8&quot;],&quot;itemData&quot;:{&quot;id&quot;:921,&quot;type&quot;:&quot;article-journal&quot;,&quot;container-title&quot;:&quot;Biological Control&quot;,&quot;DOI&quot;:&quot;10.1006/bcon.1997.0582&quot;,&quot;ISSN&quot;:&quot;10499644&quot;,&quot;issue&quot;:&quot;1&quot;,&quot;journalAbbreviation&quot;:&quot;Biological Control&quot;,&quot;language&quot;:&quot;en&quot;,&quot;page&quot;:&quot;43-48&quot;,&quot;source&quot;:&quot;DOI.org (Crossref)&quot;,&quot;title&quot;:&quot;Influence of Rearing Host on Adult Size and Ovipositional Behavior of Mass Produced FemaleTrichogramma minutumRiley andTrichogramma pretiosumRiley (Hymenoptera: Trichogrammatidae)&quot;,&quot;title-short&quot;:&quot;Influence of Rearing Host on Adult Size and Ovipositional Behavior of Mass Produced FemaleTrichogramma minutumRiley andTrichogramma pretiosumRiley (Hymenoptera&quot;,&quot;volume&quot;:&quot;11&quot;,&quot;author&quot;:[{&quot;family&quot;:&quot;Greenberg&quot;,&quot;given&quot;:&quot;S.M&quot;},{&quot;family&quot;:&quot;Nordlund&quot;,&quot;given&quot;:&quot;Donald A&quot;},{&quot;family&quot;:&quot;Wu&quot;,&quot;given&quot;:&quot;Zhixin&quot;}],&quot;issued&quot;:{&quot;date-parts&quot;:[[&quot;1998&quot;,1]]}}},{&quot;id&quot;:549,&quot;uris&quot;:[&quot;http://zotero.org/users/4191582/items/SGI3P7SW&quot;],&quot;uri&quot;:[&quot;http://zotero.org/users/4191582/items/SGI3P7SW&quot;],&quot;itemData&quot;:{&quot;id&quot;:549,&quot;type&quot;:&quot;article-journal&quot;,&quot;abstract&quot;:&quot;The parasitoids in the genus Trichogramma have been widely used in biological control programs against Lepidoptera pests in several crops. They exhibit wide geographical distribution, high parasitism efﬁciency and easy laboratory rearing. Trichogramma pretiosum (Hymenoptera: Trichogrammatidae) have been successfully liberated in tomato crops in Brazil and thus, could be a promising biological control agent of the tomato fruit borer, Neoleucinodes elegantalis (Lepidoptera: Crambidae). Temperature is the main abiotic factor inﬂuencing biological aspects of the parasitoid. Knowledge of thermal requirements enables the relationship between temperature and development to be understood, the prediction of generation numbers in the ﬁeld, as well as the best time of parasitoids release. This study is the ﬁrst to access biological parameters and thermal requirements of T. pretiosum in N. elegantalis eggs. The duration of T. pretiosum development stages decreased as temperature increased. The parasitism rate differed among temperature ranges. At 28  C, 100% of parasitoids emerged. The temperature did not affect sex ratio. Longevity showed an inverse relationship with temperature increases, ranging from 9.8 days at 18  C to 1.3 days at 33  C. T. pretiosum required a thermal constant (K) of 155.5 degree-days (DD) above a lower threshold temperature (LTT) of 9.9  C to complete a life cycle in N. elegantalis eggs.&quot;,&quot;container-title&quot;:&quot;Crop Protection&quot;,&quot;DOI&quot;:&quot;10.1016/j.cropro.2017.04.005&quot;,&quot;ISSN&quot;:&quot;02612194&quot;,&quot;journalAbbreviation&quot;:&quot;Crop Protection&quot;,&quot;language&quot;:&quot;en&quot;,&quot;page&quot;:&quot;39-44&quot;,&quot;source&quot;:&quot;DOI.org (Crossref)&quot;,&quot;title&quot;:&quot;Biological parameters and thermal requirements of Trichogramma pretiosum for the management of the tomato fruit borer (Lepidoptera: Crambidae) in tomatoes&quot;,&quot;title-short&quot;:&quot;Biological parameters and thermal requirements of Trichogramma pretiosum for the management of the tomato fruit borer (Lepidoptera&quot;,&quot;volume&quot;:&quot;99&quot;,&quot;author&quot;:[{&quot;family&quot;:&quot;Oliveira&quot;,&quot;given&quot;:&quot;Cynara Moura&quot;,&quot;dropping-particle&quot;:&quot;de&quot;},{&quot;family&quot;:&quot;Oliveira&quot;,&quot;given&quot;:&quot;José Vargas&quot;,&quot;dropping-particle&quot;:&quot;de&quot;},{&quot;family&quot;:&quot;Barbosa&quot;,&quot;given&quot;:&quot;Douglas Rafael e Silva&quot;},{&quot;family&quot;:&quot;Breda&quot;,&quot;given&quot;:&quot;Mariana Oliveira&quot;},{&quot;family&quot;:&quot;França&quot;,&quot;given&quot;:&quot;Solange Maria&quot;,&quot;dropping-particle&quot;:&quot;de&quot;},{&quot;family&quot;:&quot;Duarte&quot;,&quot;given&quot;:&quot;Bárbara Liliane Ribeiro&quot;}],&quot;issued&quot;:{&quot;date-parts&quot;:[[&quot;2017&quot;,9]]}}}],&quot;schema&quot;:&quot;https://github.com/citation-style-language/schema/raw/master/csl-citation.json&quot;} RNDfoAhlWWPq1"/></text:p>
          </table:table-cell>
          <table:table-cell table:style-name="Tableau1.C2" office:value-type="string">
            <text:p text:style-name="P4"/>
          </table:table-cell>
        </table:table-row>
        <table:table-row table:style-name="Tableau1.29">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Harpegnathos saltator</text:p>
          </table:table-cell>
          <table:table-cell table:style-name="Tableau1.C2" office:value-type="string">
            <text:p text:style-name="P50">653.35</text:p>
          </table:table-cell>
          <table:table-cell table:style-name="Tableau1.C2" office:value-type="string">
            <text:p text:style-name="P50">1.7</text:p>
          </table:table-cell>
          <table:table-cell table:style-name="Tableau1.C2" office:value-type="string">
            <text:p text:style-name="P32">EOL (3)</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4"><text:reference-mark-start text:name="ZOTERO_ITEM CSL_CITATION {&quot;citationID&quot;:&quot;0GM8UXUB&quot;,&quot;properties&quot;:{&quot;formattedCitation&quot;:&quot;(Liebig and Poethke, 2004)&quot;,&quot;plainCitation&quot;:&quot;(Liebig and Poethke, 2004)&quot;,&quot;noteIndex&quot;:0},&quot;citationItems&quot;:[{&quot;id&quot;:473,&quot;uris&quot;:[&quot;http://zotero.org/users/4191582/items/2BSJM2IG&quot;],&quot;uri&quot;:[&quot;http://zotero.org/users/4191582/items/2BSJM2IG&quot;],&quot;itemData&quot;:{&quot;id&quot;:473,&quot;type&quot;:&quot;article-journal&quot;,&quot;abstract&quot;:&quot;Abstract. 1. The longevity of field colonies was investigated in the ponerine ant Harpegnathos saltator (Jerdon) in which either reproductive workers (gamergates) or a single queen reproduce. 2. Data from 3 years were used to calculate the ratio between queen-right (n = 50) and gamergate (n = 12) colonies that can be used to derive the colony mortality of gamergate colonies. Using the survival rates of queens in the laboratory, extrinsic and intrinsic mortality rates of queen-right colonies were calculated. 3. No significant differences in the sizes of queen-right and gamergate colonies above 14 workers was found, suggesting that mortality of established colonies is not size related. 4. The mortality of gamergate colonies is 4.17 times higher than the intrinsic mortality of queen-right colonies. 5. In the laboratory, mean survival time of queens in colonies of more than 14 workers was 1.79 years. 6. Estimated mean survival time of queen-right and gamergate colonies in the field varies between 0.78 and 0.43 years respectively, when no costs of conflict during the replacement of queens occur; however, when the latter costs increase colony mortality to a level similar to extrinsic mortality, the calculated longevity of queen-right colonies would increase to 1.02 years.&quot;,&quot;container-title&quot;:&quot;Ecological Entomology&quot;,&quot;DOI&quot;:&quot;10.1111/j.1365-2311.2004.00583.x&quot;,&quot;ISSN&quot;:&quot;1365-2311&quot;,&quot;issue&quot;:&quot;2&quot;,&quot;language&quot;:&quot;en&quot;,&quot;note&quot;:&quot;_eprint: https://onlinelibrary.wiley.com/doi/pdf/10.1111/j.1365-2311.2004.00583.x&quot;,&quot;page&quot;:&quot;203-207&quot;,&quot;source&quot;:&quot;Wiley Online Library&quot;,&quot;title&quot;:&quot;Queen lifespan and colony longevity in the ant Harpegnathos saltator&quot;,&quot;volume&quot;:&quot;29&quot;,&quot;author&quot;:[{&quot;family&quot;:&quot;Liebig&quot;,&quot;given&quot;:&quot;Jürgen&quot;},{&quot;family&quot;:&quot;Poethke&quot;,&quot;given&quot;:&quot;Hans-Joachim&quot;}],&quot;issued&quot;:{&quot;date-parts&quot;:[[&quot;2004&quot;]]}}}],&quot;schema&quot;:&quot;https://github.com/citation-style-language/schema/raw/master/csl-citation.json&quot;} RNDrb1TWQU81a"/>(Liebig and Poethke, 2004)<text:reference-mark-end text:name="ZOTERO_ITEM CSL_CITATION {&quot;citationID&quot;:&quot;0GM8UXUB&quot;,&quot;properties&quot;:{&quot;formattedCitation&quot;:&quot;(Liebig and Poethke, 2004)&quot;,&quot;plainCitation&quot;:&quot;(Liebig and Poethke, 2004)&quot;,&quot;noteIndex&quot;:0},&quot;citationItems&quot;:[{&quot;id&quot;:473,&quot;uris&quot;:[&quot;http://zotero.org/users/4191582/items/2BSJM2IG&quot;],&quot;uri&quot;:[&quot;http://zotero.org/users/4191582/items/2BSJM2IG&quot;],&quot;itemData&quot;:{&quot;id&quot;:473,&quot;type&quot;:&quot;article-journal&quot;,&quot;abstract&quot;:&quot;Abstract. 1. The longevity of field colonies was investigated in the ponerine ant Harpegnathos saltator (Jerdon) in which either reproductive workers (gamergates) or a single queen reproduce. 2. Data from 3 years were used to calculate the ratio between queen-right (n = 50) and gamergate (n = 12) colonies that can be used to derive the colony mortality of gamergate colonies. Using the survival rates of queens in the laboratory, extrinsic and intrinsic mortality rates of queen-right colonies were calculated. 3. No significant differences in the sizes of queen-right and gamergate colonies above 14 workers was found, suggesting that mortality of established colonies is not size related. 4. The mortality of gamergate colonies is 4.17 times higher than the intrinsic mortality of queen-right colonies. 5. In the laboratory, mean survival time of queens in colonies of more than 14 workers was 1.79 years. 6. Estimated mean survival time of queen-right and gamergate colonies in the field varies between 0.78 and 0.43 years respectively, when no costs of conflict during the replacement of queens occur; however, when the latter costs increase colony mortality to a level similar to extrinsic mortality, the calculated longevity of queen-right colonies would increase to 1.02 years.&quot;,&quot;container-title&quot;:&quot;Ecological Entomology&quot;,&quot;DOI&quot;:&quot;10.1111/j.1365-2311.2004.00583.x&quot;,&quot;ISSN&quot;:&quot;1365-2311&quot;,&quot;issue&quot;:&quot;2&quot;,&quot;language&quot;:&quot;en&quot;,&quot;note&quot;:&quot;_eprint: https://onlinelibrary.wiley.com/doi/pdf/10.1111/j.1365-2311.2004.00583.x&quot;,&quot;page&quot;:&quot;203-207&quot;,&quot;source&quot;:&quot;Wiley Online Library&quot;,&quot;title&quot;:&quot;Queen lifespan and colony longevity in the ant Harpegnathos saltator&quot;,&quot;volume&quot;:&quot;29&quot;,&quot;author&quot;:[{&quot;family&quot;:&quot;Liebig&quot;,&quot;given&quot;:&quot;Jürgen&quot;},{&quot;family&quot;:&quot;Poethke&quot;,&quot;given&quot;:&quot;Hans-Joachim&quot;}],&quot;issued&quot;:{&quot;date-parts&quot;:[[&quot;2004&quot;]]}}}],&quot;schema&quot;:&quot;https://github.com/citation-style-language/schema/raw/master/csl-citation.json&quot;} RNDrb1TWQU81a"/></text:p>
          </table:table-cell>
          <table:table-cell table:style-name="Tableau1.C2" office:value-type="string">
            <text:p text:style-name="P83"><text:a xlink:type="simple" xlink:href="https://eol.org/pages/489392/media?page=2&amp;resource_id=428" text:style-name="Internet_20_link" text:visited-style-name="Visited_20_Internet_20_Link"><text:span text:style-name="T3">https://eol.org/pages/489392/media?page=2&amp;resource_id=428</text:span></text:a></text:p>
          </table:table-cell>
        </table:table-row>
        <table:table-row table:style-name="Tableau1.30">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Linepithema humile</text:p>
          </table:table-cell>
          <table:table-cell table:style-name="Tableau1.C2" office:value-type="string">
            <text:p text:style-name="P51">365</text:p>
          </table:table-cell>
          <table:table-cell table:style-name="Tableau1.C2" office:value-type="string">
            <text:p text:style-name="P51">0.5</text:p>
          </table:table-cell>
          <table:table-cell table:style-name="Tableau1.C2" office:value-type="string">
            <text:p text:style-name="P25">ADW (1)</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4"><text:reference-mark-start text:name="ZOTERO_ITEM CSL_CITATION {&quot;citationID&quot;:&quot;Mqzahi2b&quot;,&quot;properties&quot;:{&quot;formattedCitation&quot;:&quot;(Keller et al., 1989)&quot;,&quot;plainCitation&quot;:&quot;(Keller et al., 1989)&quot;,&quot;noteIndex&quot;:0},&quot;citationItems&quot;:[{&quot;id&quot;:626,&quot;uris&quot;:[&quot;http://zotero.org/groups/2488225/items/LK6L5GQW&quot;],&quot;uri&quot;:[&quot;http://zotero.org/groups/2488225/items/LK6L5GQW&quot;],&quot;itemData&quot;:{&quot;id&quot;:626,&quot;type&quot;:&quot;article-journal&quot;,&quot;abstract&quot;:&quot;ABSTRACT. Field censuses and laboratory experiments show that in the Argentine ant, Iridomyrmex humilis (Mayr), c. 90% of the queens are executed by workers in May, at the beginning of the reproductive season. The reduction in the number of queens probably decreases the inhibition exerted by queens on the differentiation of sexuals and thus allows the production of new queens and males shortly thereafter. In the laboratory, there was no correlation between the percentage of queens executed and their weight or fecundity. At the time of execution of queens, nearly all queens were of the same age; less than 1 year. Therefore it is not likely that the age of queens plays any role in the choice that workers make in the queens they executed. Execution of these queens results in a heavy energetic cost for the colony which amounts c. 8% of the total biomass. This behaviour of workers executing nestmate queens is discussed with regard to possible evolutionary significance at the queen and worker level.&quot;,&quot;container-title&quot;:&quot;Physiological Entomology&quot;,&quot;DOI&quot;:&quot;10.1111/j.1365-3032.1989.tb00947.x&quot;,&quot;ISSN&quot;:&quot;1365-3032&quot;,&quot;issue&quot;:&quot;2&quot;,&quot;language&quot;:&quot;en&quot;,&quot;note&quot;:&quot;_eprint: https://onlinelibrary.wiley.com/doi/pdf/10.1111/j.1365-3032.1989.tb00947.x&quot;,&quot;page&quot;:&quot;157-163&quot;,&quot;source&quot;:&quot;Wiley Online Library&quot;,&quot;title&quot;:&quot;Queen execution in the Argentine ant, Iridomyrmex humilis&quot;,&quot;volume&quot;:&quot;14&quot;,&quot;author&quot;:[{&quot;family&quot;:&quot;Keller&quot;,&quot;given&quot;:&quot;Laurent&quot;},{&quot;family&quot;:&quot;Passera&quot;,&quot;given&quot;:&quot;Luc&quot;},{&quot;family&quot;:&quot;Suzzoni&quot;,&quot;given&quot;:&quot;Jean-Pierre&quot;}],&quot;issued&quot;:{&quot;date-parts&quot;:[[&quot;1989&quot;]]}}}],&quot;schema&quot;:&quot;https://github.com/citation-style-language/schema/raw/master/csl-citation.json&quot;} RNDl9frZO36ln"/>(Keller et al., 1989)<text:reference-mark-end text:name="ZOTERO_ITEM CSL_CITATION {&quot;citationID&quot;:&quot;Mqzahi2b&quot;,&quot;properties&quot;:{&quot;formattedCitation&quot;:&quot;(Keller et al., 1989)&quot;,&quot;plainCitation&quot;:&quot;(Keller et al., 1989)&quot;,&quot;noteIndex&quot;:0},&quot;citationItems&quot;:[{&quot;id&quot;:626,&quot;uris&quot;:[&quot;http://zotero.org/groups/2488225/items/LK6L5GQW&quot;],&quot;uri&quot;:[&quot;http://zotero.org/groups/2488225/items/LK6L5GQW&quot;],&quot;itemData&quot;:{&quot;id&quot;:626,&quot;type&quot;:&quot;article-journal&quot;,&quot;abstract&quot;:&quot;ABSTRACT. Field censuses and laboratory experiments show that in the Argentine ant, Iridomyrmex humilis (Mayr), c. 90% of the queens are executed by workers in May, at the beginning of the reproductive season. The reduction in the number of queens probably decreases the inhibition exerted by queens on the differentiation of sexuals and thus allows the production of new queens and males shortly thereafter. In the laboratory, there was no correlation between the percentage of queens executed and their weight or fecundity. At the time of execution of queens, nearly all queens were of the same age; less than 1 year. Therefore it is not likely that the age of queens plays any role in the choice that workers make in the queens they executed. Execution of these queens results in a heavy energetic cost for the colony which amounts c. 8% of the total biomass. This behaviour of workers executing nestmate queens is discussed with regard to possible evolutionary significance at the queen and worker level.&quot;,&quot;container-title&quot;:&quot;Physiological Entomology&quot;,&quot;DOI&quot;:&quot;10.1111/j.1365-3032.1989.tb00947.x&quot;,&quot;ISSN&quot;:&quot;1365-3032&quot;,&quot;issue&quot;:&quot;2&quot;,&quot;language&quot;:&quot;en&quot;,&quot;note&quot;:&quot;_eprint: https://onlinelibrary.wiley.com/doi/pdf/10.1111/j.1365-3032.1989.tb00947.x&quot;,&quot;page&quot;:&quot;157-163&quot;,&quot;source&quot;:&quot;Wiley Online Library&quot;,&quot;title&quot;:&quot;Queen execution in the Argentine ant, Iridomyrmex humilis&quot;,&quot;volume&quot;:&quot;14&quot;,&quot;author&quot;:[{&quot;family&quot;:&quot;Keller&quot;,&quot;given&quot;:&quot;Laurent&quot;},{&quot;family&quot;:&quot;Passera&quot;,&quot;given&quot;:&quot;Luc&quot;},{&quot;family&quot;:&quot;Suzzoni&quot;,&quot;given&quot;:&quot;Jean-Pierre&quot;}],&quot;issued&quot;:{&quot;date-parts&quot;:[[&quot;1989&quot;]]}}}],&quot;schema&quot;:&quot;https://github.com/citation-style-language/schema/raw/master/csl-citation.json&quot;} RNDl9frZO36ln"/></text:p>
          </table:table-cell>
          <table:table-cell table:style-name="Tableau1.C2" office:value-type="string">
            <text:p text:style-name="P83"><text:a xlink:type="simple" xlink:href="https://animaldiversity.org/accounts/Linepithema_humile/" text:style-name="Internet_20_link" text:visited-style-name="Visited_20_Internet_20_Link"><text:span text:style-name="T3">https://</text:span></text:a><text:a xlink:type="simple" xlink:href="https://animaldiversity.org/accounts/Linepithema_humile/" text:style-name="Internet_20_link" text:visited-style-name="Visited_20_Internet_20_Link"><text:span text:style-name="T3">animaldiversity.org/accounts/Linepithema_humile/</text:span></text:a></text:p>
          </table:table-cell>
        </table:table-row>
        <table:table-row table:style-name="Tableau1.31">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Camponotus floridanus</text:p>
          </table:table-cell>
          <table:table-cell table:style-name="Tableau1.C2" office:value-type="string">
            <text:p text:style-name="P51">3650</text:p>
          </table:table-cell>
          <table:table-cell table:style-name="Tableau1.C2" office:value-type="string">
            <text:p text:style-name="P51">1.9</text:p>
          </table:table-cell>
          <table:table-cell table:style-name="Tableau1.C2" office:value-type="string">
            <text:p text:style-name="P25">ADW (1)</text:p>
          </table:table-cell>
          <table:table-cell table:style-name="Tableau1.C2" office:value-type="string">
            <text:p text:style-name="P65">Longevity <text:span text:style-name="T25">and body length </text:span>of <text:span text:style-name="T27">the queen</text:span> <text:span text:style-name="T20">C.pennsylvanicus</text:span></text:p>
          </table:table-cell>
          <table:table-cell table:style-name="Tableau1.A2" office:value-type="string">
            <text:p text:style-name="P4"/>
          </table:table-cell>
          <table:table-cell table:style-name="Tableau1.C2" office:value-type="string">
            <text:p text:style-name="P83"><text:a xlink:type="simple" xlink:href="https://animaldiversity.org/accounts/Camponotus_pennsylvanicus/" text:style-name="Internet_20_link" text:visited-style-name="Visited_20_Internet_20_Link"><text:span text:style-name="T3">https://animaldiversity.org/accounts/Camponotus_pennsylvanicus/</text:span></text:a></text:p>
          </table:table-cell>
        </table:table-row>
        <table:table-row table:style-name="Tableau1.32">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Pogonomyrmex barbatus</text:p>
          </table:table-cell>
          <table:table-cell table:style-name="Tableau1.C2" office:value-type="string">
            <text:p text:style-name="P51">10220</text:p>
          </table:table-cell>
          <table:table-cell table:style-name="Tableau1.C2" office:value-type="string">
            <text:p text:style-name="P51">1.1</text:p>
          </table:table-cell>
          <table:table-cell table:style-name="Tableau1.C2" office:value-type="string">
            <text:p text:style-name="P33">EOL (3)</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4"><text:reference-mark-start text:name="ZOTERO_ITEM CSL_CITATION {&quot;citationID&quot;:&quot;U6btiZZ0&quot;,&quot;properties&quot;:{&quot;formattedCitation&quot;:&quot;(Ingram et al., 2013)&quot;,&quot;plainCitation&quot;:&quot;(Ingram et al., 2013)&quot;,&quot;noteIndex&quot;:0},&quot;citationItems&quot;:[{&quot;id&quot;:484,&quot;uris&quot;:[&quot;http://zotero.org/users/4191582/items/I22JF4BZ&quot;],&quot;uri&quot;:[&quot;http://zotero.org/users/4191582/items/I22JF4BZ&quot;],&quot;itemData&quot;:{&quot;id&quot;:484,&quot;type&quot;:&quot;article-journal&quot;,&quot;abstract&quot;:&quot;We estimate colony reproductive success, in numbers of offspring colonies arising from a colony's daughter queens, of colonies of the red harvester ant, Pogonomyrmex barbatus. A measure of lifetime reproductive success is essential to understand the relation of ecological factors, phenotype and fitness in a natural population. This was possible for the first time in a natural population of ant colonies using data from long-term study of a population of colonies in south-eastern Arizona, for which ages of all colonies are known from census data collected since 1985. Parentage analyses of microsatellite data from 5 highly polymorphic loci were used to assign offspring colonies to maternal parent colonies in a population of about 265 colonies, ages 1–28 years, sampled in 2010. The estimated population growth rate Ro was 1·69 and generation time was 7·8 years. There was considerable variation among colonies in reproductive success: of 199 possible parent colonies, only 49 (˜ 25%) had offspring colonies on the site. The mean number of offspring colonies per maternal parent colony was 2·94 and ranged from 1 to 8. A parent was identified for the queen of 146 of 247 offspring colonies. There was no evidence for reproductive senescence; fecundity was about the same throughout the 25–30 year lifespan of a colony. There were no trends in the distance or direction of the dispersal of an offspring relative to its maternal parent colony. There was no relationship between the number of gynes produced by a colony in 1 year and the number of offspring colonies subsequently founded by its daughter reproductive females. The results provide the first estimate of a life table for a population of ant colonies and the first estimate of the female component of colony lifetime reproductive success. The results suggest that commonly used measures of reproductive output may not be correlated with realized reproductive success. This is the starting point for future investigation asking whether variation in reproductive success is related to phenotypic variation among colonies in behavioural and ecological traits.&quot;,&quot;container-title&quot;:&quot;Journal of Animal Ecology&quot;,&quot;DOI&quot;:&quot;10.1111/1365-2656.12036&quot;,&quot;ISSN&quot;:&quot;1365-2656&quot;,&quot;issue&quot;:&quot;3&quot;,&quot;language&quot;:&quot;en&quot;,&quot;note&quot;:&quot;_eprint: https://besjournals.onlinelibrary.wiley.com/doi/pdf/10.1111/1365-2656.12036&quot;,&quot;page&quot;:&quot;540-550&quot;,&quot;source&quot;:&quot;Wiley Online Library&quot;,&quot;title&quot;:&quot;Colony life history and lifetime reproductive success of red harvester ant colonies&quot;,&quot;volume&quot;:&quot;82&quot;,&quot;author&quot;:[{&quot;family&quot;:&quot;Ingram&quot;,&quot;given&quot;:&quot;Krista K.&quot;},{&quot;family&quot;:&quot;Pilko&quot;,&quot;given&quot;:&quot;Anna&quot;},{&quot;family&quot;:&quot;Heer&quot;,&quot;given&quot;:&quot;Jeffrey&quot;},{&quot;family&quot;:&quot;Gordon&quot;,&quot;given&quot;:&quot;Deborah M.&quot;}],&quot;issued&quot;:{&quot;date-parts&quot;:[[&quot;2013&quot;]]}}}],&quot;schema&quot;:&quot;https://github.com/citation-style-language/schema/raw/master/csl-citation.json&quot;} RNDCn7hP5OHTs"/>(Ingram et al., 2013)<text:reference-mark-end text:name="ZOTERO_ITEM CSL_CITATION {&quot;citationID&quot;:&quot;U6btiZZ0&quot;,&quot;properties&quot;:{&quot;formattedCitation&quot;:&quot;(Ingram et al., 2013)&quot;,&quot;plainCitation&quot;:&quot;(Ingram et al., 2013)&quot;,&quot;noteIndex&quot;:0},&quot;citationItems&quot;:[{&quot;id&quot;:484,&quot;uris&quot;:[&quot;http://zotero.org/users/4191582/items/I22JF4BZ&quot;],&quot;uri&quot;:[&quot;http://zotero.org/users/4191582/items/I22JF4BZ&quot;],&quot;itemData&quot;:{&quot;id&quot;:484,&quot;type&quot;:&quot;article-journal&quot;,&quot;abstract&quot;:&quot;We estimate colony reproductive success, in numbers of offspring colonies arising from a colony's daughter queens, of colonies of the red harvester ant, Pogonomyrmex barbatus. A measure of lifetime reproductive success is essential to understand the relation of ecological factors, phenotype and fitness in a natural population. This was possible for the first time in a natural population of ant colonies using data from long-term study of a population of colonies in south-eastern Arizona, for which ages of all colonies are known from census data collected since 1985. Parentage analyses of microsatellite data from 5 highly polymorphic loci were used to assign offspring colonies to maternal parent colonies in a population of about 265 colonies, ages 1–28 years, sampled in 2010. The estimated population growth rate Ro was 1·69 and generation time was 7·8 years. There was considerable variation among colonies in reproductive success: of 199 possible parent colonies, only 49 (˜ 25%) had offspring colonies on the site. The mean number of offspring colonies per maternal parent colony was 2·94 and ranged from 1 to 8. A parent was identified for the queen of 146 of 247 offspring colonies. There was no evidence for reproductive senescence; fecundity was about the same throughout the 25–30 year lifespan of a colony. There were no trends in the distance or direction of the dispersal of an offspring relative to its maternal parent colony. There was no relationship between the number of gynes produced by a colony in 1 year and the number of offspring colonies subsequently founded by its daughter reproductive females. The results provide the first estimate of a life table for a population of ant colonies and the first estimate of the female component of colony lifetime reproductive success. The results suggest that commonly used measures of reproductive output may not be correlated with realized reproductive success. This is the starting point for future investigation asking whether variation in reproductive success is related to phenotypic variation among colonies in behavioural and ecological traits.&quot;,&quot;container-title&quot;:&quot;Journal of Animal Ecology&quot;,&quot;DOI&quot;:&quot;10.1111/1365-2656.12036&quot;,&quot;ISSN&quot;:&quot;1365-2656&quot;,&quot;issue&quot;:&quot;3&quot;,&quot;language&quot;:&quot;en&quot;,&quot;note&quot;:&quot;_eprint: https://besjournals.onlinelibrary.wiley.com/doi/pdf/10.1111/1365-2656.12036&quot;,&quot;page&quot;:&quot;540-550&quot;,&quot;source&quot;:&quot;Wiley Online Library&quot;,&quot;title&quot;:&quot;Colony life history and lifetime reproductive success of red harvester ant colonies&quot;,&quot;volume&quot;:&quot;82&quot;,&quot;author&quot;:[{&quot;family&quot;:&quot;Ingram&quot;,&quot;given&quot;:&quot;Krista K.&quot;},{&quot;family&quot;:&quot;Pilko&quot;,&quot;given&quot;:&quot;Anna&quot;},{&quot;family&quot;:&quot;Heer&quot;,&quot;given&quot;:&quot;Jeffrey&quot;},{&quot;family&quot;:&quot;Gordon&quot;,&quot;given&quot;:&quot;Deborah M.&quot;}],&quot;issued&quot;:{&quot;date-parts&quot;:[[&quot;2013&quot;]]}}}],&quot;schema&quot;:&quot;https://github.com/citation-style-language/schema/raw/master/csl-citation.json&quot;} RNDCn7hP5OHTs"/></text:p>
          </table:table-cell>
          <table:table-cell table:style-name="Tableau1.C2" office:value-type="string">
            <text:p text:style-name="P83"><text:a xlink:type="simple" xlink:href="https://eol.org/pages/599428/media?page=2&amp;resource_id=428" text:style-name="Internet_20_link" text:visited-style-name="Visited_20_Internet_20_Link"><text:span text:style-name="T3">https://eol.org/pages/599428/media?page=2&amp;resource_id=428</text:span></text:a></text:p>
          </table:table-cell>
        </table:table-row>
        <table:table-row table:style-name="Tableau1.33">
          <table:table-cell table:style-name="Tableau1.A2" office:value-type="string">
            <text:p text:style-name="P78">Insecta</text:p>
          </table:table-cell>
          <table:table-cell table:style-name="Tableau1.A2" office:value-type="string">
            <text:p text:style-name="P78">Hymenoptera</text:p>
          </table:table-cell>
          <table:table-cell table:style-name="Tableau1.C2" office:value-type="string">
            <text:p text:style-name="P81">Polistes canadensis</text:p>
          </table:table-cell>
          <table:table-cell table:style-name="Tableau1.C2" office:value-type="string">
            <text:p text:style-name="P51">506</text:p>
          </table:table-cell>
          <table:table-cell table:style-name="Tableau1.C2" office:value-type="string">
            <text:p text:style-name="P75">2</text:p>
          </table:table-cell>
          <table:table-cell table:style-name="Tableau1.C2" office:value-type="string">
            <text:p text:style-name="P32"/>
          </table:table-cell>
          <table:table-cell table:style-name="Tableau1.C2" office:value-type="string">
            <text:p text:style-name="P64">Longevity of <text:span text:style-name="T27">the queen</text:span></text:p>
            <text:p text:style-name="P71">Body length of <text:span text:style-name="T18">P.dominula</text:span></text:p>
          </table:table-cell>
          <table:table-cell table:style-name="Tableau1.A2" office:value-type="string">
            <text:p text:style-name="P4"><text:reference-mark-start text:name="ZOTERO_ITEM CSL_CITATION {&quot;citationID&quot;:&quot;SYLN41YQ&quot;,&quot;properties&quot;:{&quot;formattedCitation&quot;:&quot;(Southon et al., 2015)&quot;,&quot;plainCitation&quot;:&quot;(Southon et al., 2015)&quot;,&quot;noteIndex&quot;:0},&quot;citationItems&quot;:[{&quot;id&quot;:1144,&quot;uris&quot;:[&quot;http://zotero.org/groups/2488225/items/TEGA96I5&quot;],&quot;uri&quot;:[&quot;http://zotero.org/groups/2488225/items/TEGA96I5&quot;],&quot;itemData&quot;:{&quot;id&quot;:1144,&quot;type&quot;:&quot;article-journal&quot;,&quot;abstract&quot;:&quot;Insects have been used as an exemplary model in studying longevity, from extrinsic mortality pressures to intrinsic senescence. In the highly eusocial insects, great degrees of variation in lifespan exist between morphological castes in relation to extreme divisions of labour, but of particular interest are the primitively eusocial insects. These species represent the ancestral beginnings of eusociality, in which castes are flexible and based on behaviour rather than morphology. Here we present data on the longevity of the primitively eusocial Neotropical paper wasp P. canadensis, in a captive setting removed of environmental hazards. Captive Polistes canadensis had an average lifespan of 193 ± 10.5 days; although this average is shorter than most bee and ant queens, one individual lived for 506 days in the lab—longer than most recorded wasps and bees. Natal colony variation in longevity does exist between P. canadensis colonies, possibly due to nutritional and genetic factors. This study provides a foundation for future investigations on the effects of intrinsic and extrinsic factors on longevity in primitively eusocial insects, as well as the relationship with natal group and cohort size.&quot;,&quot;container-title&quot;:&quot;PeerJ&quot;,&quot;DOI&quot;:&quot;10.7717/peerj.848&quot;,&quot;ISSN&quot;:&quot;2167-8359&quot;,&quot;journalAbbreviation&quot;:&quot;PeerJ&quot;,&quot;note&quot;:&quot;PMID: 25825677\nPMCID: PMC4375972&quot;,&quot;source&quot;:&quot;PubMed Central&quot;,&quot;title&quot;:&quot;Long live the wasp: adult longevity in captive colonies of the eusocial paper wasp Polistes canadensis (L.)&quot;,&quot;title-short&quot;:&quot;Long live the wasp&quot;,&quot;URL&quot;:&quot;https://www.ncbi.nlm.nih.gov/pmc/articles/PMC4375972/&quot;,&quot;volume&quot;:&quot;3&quot;,&quot;author&quot;:[{&quot;family&quot;:&quot;Southon&quot;,&quot;given&quot;:&quot;Robin J.&quot;},{&quot;family&quot;:&quot;Bell&quot;,&quot;given&quot;:&quot;Emily F.&quot;},{&quot;family&quot;:&quot;Graystock&quot;,&quot;given&quot;:&quot;Peter&quot;},{&quot;family&quot;:&quot;Sumner&quot;,&quot;given&quot;:&quot;Seirian&quot;}],&quot;accessed&quot;:{&quot;date-parts&quot;:[[&quot;2020&quot;,5,5]]},&quot;issued&quot;:{&quot;date-parts&quot;:[[&quot;2015&quot;,3,24]]}}}],&quot;schema&quot;:&quot;https://github.com/citation-style-language/schema/raw/master/csl-citation.json&quot;} RNDTaQKSyGGAB"/>(Southon et al., 2015)<text:reference-mark-end text:name="ZOTERO_ITEM CSL_CITATION {&quot;citationID&quot;:&quot;SYLN41YQ&quot;,&quot;properties&quot;:{&quot;formattedCitation&quot;:&quot;(Southon et al., 2015)&quot;,&quot;plainCitation&quot;:&quot;(Southon et al., 2015)&quot;,&quot;noteIndex&quot;:0},&quot;citationItems&quot;:[{&quot;id&quot;:1144,&quot;uris&quot;:[&quot;http://zotero.org/groups/2488225/items/TEGA96I5&quot;],&quot;uri&quot;:[&quot;http://zotero.org/groups/2488225/items/TEGA96I5&quot;],&quot;itemData&quot;:{&quot;id&quot;:1144,&quot;type&quot;:&quot;article-journal&quot;,&quot;abstract&quot;:&quot;Insects have been used as an exemplary model in studying longevity, from extrinsic mortality pressures to intrinsic senescence. In the highly eusocial insects, great degrees of variation in lifespan exist between morphological castes in relation to extreme divisions of labour, but of particular interest are the primitively eusocial insects. These species represent the ancestral beginnings of eusociality, in which castes are flexible and based on behaviour rather than morphology. Here we present data on the longevity of the primitively eusocial Neotropical paper wasp P. canadensis, in a captive setting removed of environmental hazards. Captive Polistes canadensis had an average lifespan of 193 ± 10.5 days; although this average is shorter than most bee and ant queens, one individual lived for 506 days in the lab—longer than most recorded wasps and bees. Natal colony variation in longevity does exist between P. canadensis colonies, possibly due to nutritional and genetic factors. This study provides a foundation for future investigations on the effects of intrinsic and extrinsic factors on longevity in primitively eusocial insects, as well as the relationship with natal group and cohort size.&quot;,&quot;container-title&quot;:&quot;PeerJ&quot;,&quot;DOI&quot;:&quot;10.7717/peerj.848&quot;,&quot;ISSN&quot;:&quot;2167-8359&quot;,&quot;journalAbbreviation&quot;:&quot;PeerJ&quot;,&quot;note&quot;:&quot;PMID: 25825677\nPMCID: PMC4375972&quot;,&quot;source&quot;:&quot;PubMed Central&quot;,&quot;title&quot;:&quot;Long live the wasp: adult longevity in captive colonies of the eusocial paper wasp Polistes canadensis (L.)&quot;,&quot;title-short&quot;:&quot;Long live the wasp&quot;,&quot;URL&quot;:&quot;https://www.ncbi.nlm.nih.gov/pmc/articles/PMC4375972/&quot;,&quot;volume&quot;:&quot;3&quot;,&quot;author&quot;:[{&quot;family&quot;:&quot;Southon&quot;,&quot;given&quot;:&quot;Robin J.&quot;},{&quot;family&quot;:&quot;Bell&quot;,&quot;given&quot;:&quot;Emily F.&quot;},{&quot;family&quot;:&quot;Graystock&quot;,&quot;given&quot;:&quot;Peter&quot;},{&quot;family&quot;:&quot;Sumner&quot;,&quot;given&quot;:&quot;Seirian&quot;}],&quot;accessed&quot;:{&quot;date-parts&quot;:[[&quot;2020&quot;,5,5]]},&quot;issued&quot;:{&quot;date-parts&quot;:[[&quot;2015&quot;,3,24]]}}}],&quot;schema&quot;:&quot;https://github.com/citation-style-language/schema/raw/master/csl-citation.json&quot;} RNDTaQKSyGGAB"/></text:p>
          </table:table-cell>
          <table:table-cell table:style-name="Tableau1.C2" office:value-type="string">
            <text:p text:style-name="P4"/>
          </table:table-cell>
        </table:table-row>
        <table:table-row table:style-name="Tableau1.34">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Polistes dominula</text:p>
          </table:table-cell>
          <table:table-cell table:style-name="Tableau1.C2" office:value-type="string">
            <text:p text:style-name="P51">506</text:p>
          </table:table-cell>
          <table:table-cell table:style-name="Tableau1.C2" office:value-type="string">
            <text:p text:style-name="P51">2</text:p>
          </table:table-cell>
          <table:table-cell table:style-name="Tableau1.C2" office:value-type="string">
            <text:p text:style-name="P33">EOL (3)</text:p>
          </table:table-cell>
          <table:table-cell table:style-name="Tableau1.C2" office:value-type="string">
            <text:p text:style-name="P66">Longevity of <text:span text:style-name="T18">P.canadensis</text:span></text:p>
          </table:table-cell>
          <table:table-cell table:style-name="Tableau1.A2" office:value-type="string">
            <text:p text:style-name="P4"/>
          </table:table-cell>
          <table:table-cell table:style-name="Tableau1.C2" office:value-type="string">
            <text:p text:style-name="P83"><text:a xlink:type="simple" xlink:href="https://eol.org/pages/1032903/media?resource_id=465" text:style-name="Internet_20_link" text:visited-style-name="Visited_20_Internet_20_Link"><text:span text:style-name="T3">https://eol.org/pages/1032903/media?resource_id=465</text:span></text:a></text:p>
          </table:table-cell>
        </table:table-row>
        <table:table-row table:style-name="Tableau1.35">
          <table:table-cell table:style-name="Tableau1.A2" office:value-type="string">
            <text:p text:style-name="P78">Insecta</text:p>
          </table:table-cell>
          <table:table-cell table:style-name="Tableau1.A2" office:value-type="string">
            <text:p text:style-name="P79">Hymenoptera</text:p>
            <text:p text:style-name="P79"/>
          </table:table-cell>
          <table:table-cell table:style-name="Tableau1.C2" office:value-type="string">
            <text:p text:style-name="P81">Solenopsis invicta</text:p>
          </table:table-cell>
          <table:table-cell table:style-name="Tableau1.C2" office:value-type="string">
            <text:p text:style-name="P52">2482</text:p>
          </table:table-cell>
          <table:table-cell table:style-name="Tableau1.C2" office:value-type="string">
            <text:p text:style-name="P52">0.7</text:p>
          </table:table-cell>
          <table:table-cell table:style-name="Tableau1.C2" office:value-type="string">
            <text:p text:style-name="P34">EOL (3)</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4"><text:reference-mark-start text:name="ZOTERO_ITEM CSL_CITATION {&quot;citationID&quot;:&quot;jEHSWK6k&quot;,&quot;properties&quot;:{&quot;formattedCitation&quot;:&quot;(Romiguier et al., 2014a)&quot;,&quot;plainCitation&quot;:&quot;(Romiguier et al., 2014a)&quot;,&quot;noteIndex&quot;:0},&quot;citationItems&quot;:[{&quot;id&quot;:74,&quot;uris&quot;:[&quot;http://zotero.org/users/4191582/items/VLSSE6IT&quot;],&quot;uri&quot;:[&quot;http://zotero.org/users/4191582/items/VLSSE6IT&quot;],&quot;itemData&quot;:{&quot;id&quot;:74,&quot;type&quot;:&quot;article-journal&quot;,&quot;abstract&quot;:&quot;The evolution of reproductive division of labour and social life in social insects has lead to the emergence of several life-history traits and adaptations typical of larger organisms: social insect colonies can reach masses of several kilograms, they start reproducing only when they are several years old, and can live for decades. These features and the monopolization of reproduction by only one or few individuals in a colony should affect molecular evolution by reducing the effective population size. We tested this prediction by analysing genome-wide patterns of coding sequence polymorphism and divergence in eusocial vs. noneusocial insects based on newly generated RNA-seq data. We report very low amounts of genetic polymorphism and an elevated ratio of nonsynonymous to synonymous changes – a marker of the effective population size – in four distinct species of eusocial insects, which were more similar to vertebrates than to solitary insects regarding molecular evolutionary processes. Moreover, the ratio of nonsynonymous to synonymous substitutions was positively correlated with the level of social complexity across ant species. These results are fully consistent with the hypothesis of a reduced effective population size and an increased genetic load in eusocial insects, indicating that the evolution of social life has important consequences at both the genomic and population levels.&quot;,&quot;container-title&quot;:&quot;Journal of Evolutionary Biology&quot;,&quot;DOI&quot;:&quot;10.1111/jeb.12331&quot;,&quot;ISSN&quot;:&quot;1420-9101&quot;,&quot;issue&quot;:&quot;3&quot;,&quot;journalAbbreviation&quot;:&quot;J. Evol. Biol.&quot;,&quot;language&quot;:&quot;eng&quot;,&quot;note&quot;:&quot;PMID: 26227898&quot;,&quot;page&quot;:&quot;593-603&quot;,&quot;source&quot;:&quot;PubMed&quot;,&quot;title&quot;:&quot;Population genomics of eusocial insects: the costs of a vertebrate-like effective population size&quot;,&quot;title-short&quot;:&quot;Population genomics of eusocial insects&quot;,&quot;volume&quot;:&quot;27&quot;,&quot;author&quot;:[{&quot;family&quot;:&quot;Romiguier&quot;,&quot;given&quot;:&quot;J.&quot;},{&quot;family&quot;:&quot;Lourenco&quot;,&quot;given&quot;:&quot;J.&quot;},{&quot;family&quot;:&quot;Gayral&quot;,&quot;given&quot;:&quot;P.&quot;},{&quot;family&quot;:&quot;Faivre&quot;,&quot;given&quot;:&quot;N.&quot;},{&quot;family&quot;:&quot;Weinert&quot;,&quot;given&quot;:&quot;L. A.&quot;},{&quot;family&quot;:&quot;Ravel&quot;,&quot;given&quot;:&quot;S.&quot;},{&quot;family&quot;:&quot;Ballenghien&quot;,&quot;given&quot;:&quot;M.&quot;},{&quot;family&quot;:&quot;Cahais&quot;,&quot;given&quot;:&quot;V.&quot;},{&quot;family&quot;:&quot;Bernard&quot;,&quot;given&quot;:&quot;A.&quot;},{&quot;family&quot;:&quot;Loire&quot;,&quot;given&quot;:&quot;E.&quot;},{&quot;family&quot;:&quot;Keller&quot;,&quot;given&quot;:&quot;L.&quot;},{&quot;family&quot;:&quot;Galtier&quot;,&quot;given&quot;:&quot;N.&quot;}],&quot;issued&quot;:{&quot;date-parts&quot;:[[&quot;2014&quot;,3]]}}}],&quot;schema&quot;:&quot;https://github.com/citation-style-language/schema/raw/master/csl-citation.json&quot;} RNDQZB3XhHFdB"/>(Romiguier et al., 2014a)<text:reference-mark-end text:name="ZOTERO_ITEM CSL_CITATION {&quot;citationID&quot;:&quot;jEHSWK6k&quot;,&quot;properties&quot;:{&quot;formattedCitation&quot;:&quot;(Romiguier et al., 2014a)&quot;,&quot;plainCitation&quot;:&quot;(Romiguier et al., 2014a)&quot;,&quot;noteIndex&quot;:0},&quot;citationItems&quot;:[{&quot;id&quot;:74,&quot;uris&quot;:[&quot;http://zotero.org/users/4191582/items/VLSSE6IT&quot;],&quot;uri&quot;:[&quot;http://zotero.org/users/4191582/items/VLSSE6IT&quot;],&quot;itemData&quot;:{&quot;id&quot;:74,&quot;type&quot;:&quot;article-journal&quot;,&quot;abstract&quot;:&quot;The evolution of reproductive division of labour and social life in social insects has lead to the emergence of several life-history traits and adaptations typical of larger organisms: social insect colonies can reach masses of several kilograms, they start reproducing only when they are several years old, and can live for decades. These features and the monopolization of reproduction by only one or few individuals in a colony should affect molecular evolution by reducing the effective population size. We tested this prediction by analysing genome-wide patterns of coding sequence polymorphism and divergence in eusocial vs. noneusocial insects based on newly generated RNA-seq data. We report very low amounts of genetic polymorphism and an elevated ratio of nonsynonymous to synonymous changes – a marker of the effective population size – in four distinct species of eusocial insects, which were more similar to vertebrates than to solitary insects regarding molecular evolutionary processes. Moreover, the ratio of nonsynonymous to synonymous substitutions was positively correlated with the level of social complexity across ant species. These results are fully consistent with the hypothesis of a reduced effective population size and an increased genetic load in eusocial insects, indicating that the evolution of social life has important consequences at both the genomic and population levels.&quot;,&quot;container-title&quot;:&quot;Journal of Evolutionary Biology&quot;,&quot;DOI&quot;:&quot;10.1111/jeb.12331&quot;,&quot;ISSN&quot;:&quot;1420-9101&quot;,&quot;issue&quot;:&quot;3&quot;,&quot;journalAbbreviation&quot;:&quot;J. Evol. Biol.&quot;,&quot;language&quot;:&quot;eng&quot;,&quot;note&quot;:&quot;PMID: 26227898&quot;,&quot;page&quot;:&quot;593-603&quot;,&quot;source&quot;:&quot;PubMed&quot;,&quot;title&quot;:&quot;Population genomics of eusocial insects: the costs of a vertebrate-like effective population size&quot;,&quot;title-short&quot;:&quot;Population genomics of eusocial insects&quot;,&quot;volume&quot;:&quot;27&quot;,&quot;author&quot;:[{&quot;family&quot;:&quot;Romiguier&quot;,&quot;given&quot;:&quot;J.&quot;},{&quot;family&quot;:&quot;Lourenco&quot;,&quot;given&quot;:&quot;J.&quot;},{&quot;family&quot;:&quot;Gayral&quot;,&quot;given&quot;:&quot;P.&quot;},{&quot;family&quot;:&quot;Faivre&quot;,&quot;given&quot;:&quot;N.&quot;},{&quot;family&quot;:&quot;Weinert&quot;,&quot;given&quot;:&quot;L. A.&quot;},{&quot;family&quot;:&quot;Ravel&quot;,&quot;given&quot;:&quot;S.&quot;},{&quot;family&quot;:&quot;Ballenghien&quot;,&quot;given&quot;:&quot;M.&quot;},{&quot;family&quot;:&quot;Cahais&quot;,&quot;given&quot;:&quot;V.&quot;},{&quot;family&quot;:&quot;Bernard&quot;,&quot;given&quot;:&quot;A.&quot;},{&quot;family&quot;:&quot;Loire&quot;,&quot;given&quot;:&quot;E.&quot;},{&quot;family&quot;:&quot;Keller&quot;,&quot;given&quot;:&quot;L.&quot;},{&quot;family&quot;:&quot;Galtier&quot;,&quot;given&quot;:&quot;N.&quot;}],&quot;issued&quot;:{&quot;date-parts&quot;:[[&quot;2014&quot;,3]]}}}],&quot;schema&quot;:&quot;https://github.com/citation-style-language/schema/raw/master/csl-citation.json&quot;} RNDQZB3XhHFdB"/></text:p>
          </table:table-cell>
          <table:table-cell table:style-name="Tableau1.C2" office:value-type="string">
            <text:p text:style-name="P83"><text:a xlink:type="simple" xlink:href="https://eol.org/pages/403244/media?page=3" text:style-name="Internet_20_link" text:visited-style-name="Visited_20_Internet_20_Link"><text:span text:style-name="T3">https://eol.org/pages/403244/media?page=3</text:span></text:a></text:p>
          </table:table-cell>
        </table:table-row>
        <table:table-row table:style-name="Tableau1.36">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Acromyrmex echinatior</text:p>
          </table:table-cell>
          <table:table-cell table:style-name="Tableau1.C2" office:value-type="string">
            <text:p text:style-name="P53">5475</text:p>
          </table:table-cell>
          <table:table-cell table:style-name="Tableau1.C2" office:value-type="string">
            <text:p text:style-name="P53">1.4</text:p>
          </table:table-cell>
          <table:table-cell table:style-name="Tableau1.C2" office:value-type="string">
            <text:p text:style-name="P15">Litterature</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4"><text:reference-mark-start text:name="ZOTERO_ITEM CSL_CITATION {&quot;citationID&quot;:&quot;FGl8MG9E&quot;,&quot;properties&quot;:{&quot;formattedCitation&quot;:&quot;(Romiguier et al., 2014b)&quot;,&quot;plainCitation&quot;:&quot;(Romiguier et al., 2014b)&quot;,&quot;noteIndex&quot;:0},&quot;citationItems&quot;:[{&quot;id&quot;:1143,&quot;uris&quot;:[&quot;http://zotero.org/groups/2488225/items/CXQKNGQC&quot;],&quot;uri&quot;:[&quot;http://zotero.org/groups/2488225/items/CXQKNGQC&quot;],&quot;itemData&quot;:{&quot;id&quot;:1143,&quot;type&quot;:&quot;article-journal&quot;,&quot;abstract&quot;:&quot;The evolution of reproductive division of labour and social life in social insects has lead to the emergence of several life-history traits and adaptations typical of larger organisms: social insect colonies can reach masses of several kilograms, they start reproducing only when they are several years old, and can live for decades. These features and the monopolization of reproduction by only one or few individuals in a colony should affect molecular evolution by reducing the effective population size. We tested this prediction by analysing genome-wide patterns of coding sequence polymorphism and divergence in eusocial vs. noneusocial insects based on newly generated RNA-seq data. We report very low amounts of genetic polymorphism and an elevated ratio of nonsynonymous to synonymous changes – a marker of the effective population size – in four distinct species of eusocial insects, which were more similar to vertebrates than to solitary insects regarding molecular evolutionary processes. Moreover, the ratio of nonsynonymous to synonymous substitutions was positively correlated with the level of social complexity across ant species. These results are fully consistent with the hypothesis of a reduced effective population size and an increased genetic load in eusocial insects, indicating that the evolution of social life has important consequences at both the genomic and population levels.&quot;,&quot;container-title&quot;:&quot;Journal of Evolutionary Biology&quot;,&quot;DOI&quot;:&quot;10.1111/jeb.12331&quot;,&quot;ISSN&quot;:&quot;1420-9101&quot;,&quot;issue&quot;:&quot;3&quot;,&quot;journalAbbreviation&quot;:&quot;J. Evol. Biol.&quot;,&quot;language&quot;:&quot;eng&quot;,&quot;note&quot;:&quot;PMID: 26227898&quot;,&quot;page&quot;:&quot;593-603&quot;,&quot;source&quot;:&quot;PubMed&quot;,&quot;title&quot;:&quot;Population genomics of eusocial insects: the costs of a vertebrate-like effective population size&quot;,&quot;title-short&quot;:&quot;Population genomics of eusocial insects&quot;,&quot;volume&quot;:&quot;27&quot;,&quot;author&quot;:[{&quot;family&quot;:&quot;Romiguier&quot;,&quot;given&quot;:&quot;J.&quot;},{&quot;family&quot;:&quot;Lourenco&quot;,&quot;given&quot;:&quot;J.&quot;},{&quot;family&quot;:&quot;Gayral&quot;,&quot;given&quot;:&quot;P.&quot;},{&quot;family&quot;:&quot;Faivre&quot;,&quot;given&quot;:&quot;N.&quot;},{&quot;family&quot;:&quot;Weinert&quot;,&quot;given&quot;:&quot;L. A.&quot;},{&quot;family&quot;:&quot;Ravel&quot;,&quot;given&quot;:&quot;S.&quot;},{&quot;family&quot;:&quot;Ballenghien&quot;,&quot;given&quot;:&quot;M.&quot;},{&quot;family&quot;:&quot;Cahais&quot;,&quot;given&quot;:&quot;V.&quot;},{&quot;family&quot;:&quot;Bernard&quot;,&quot;given&quot;:&quot;A.&quot;},{&quot;family&quot;:&quot;Loire&quot;,&quot;given&quot;:&quot;E.&quot;},{&quot;family&quot;:&quot;Keller&quot;,&quot;given&quot;:&quot;L.&quot;},{&quot;family&quot;:&quot;Galtier&quot;,&quot;given&quot;:&quot;N.&quot;}],&quot;issued&quot;:{&quot;date-parts&quot;:[[&quot;2014&quot;,3]]}}}],&quot;schema&quot;:&quot;https://github.com/citation-style-language/schema/raw/master/csl-citation.json&quot;} RNDa1mWPuypqT"/>(Romiguier et al., 2014b)<text:reference-mark-end text:name="ZOTERO_ITEM CSL_CITATION {&quot;citationID&quot;:&quot;FGl8MG9E&quot;,&quot;properties&quot;:{&quot;formattedCitation&quot;:&quot;(Romiguier et al., 2014b)&quot;,&quot;plainCitation&quot;:&quot;(Romiguier et al., 2014b)&quot;,&quot;noteIndex&quot;:0},&quot;citationItems&quot;:[{&quot;id&quot;:1143,&quot;uris&quot;:[&quot;http://zotero.org/groups/2488225/items/CXQKNGQC&quot;],&quot;uri&quot;:[&quot;http://zotero.org/groups/2488225/items/CXQKNGQC&quot;],&quot;itemData&quot;:{&quot;id&quot;:1143,&quot;type&quot;:&quot;article-journal&quot;,&quot;abstract&quot;:&quot;The evolution of reproductive division of labour and social life in social insects has lead to the emergence of several life-history traits and adaptations typical of larger organisms: social insect colonies can reach masses of several kilograms, they start reproducing only when they are several years old, and can live for decades. These features and the monopolization of reproduction by only one or few individuals in a colony should affect molecular evolution by reducing the effective population size. We tested this prediction by analysing genome-wide patterns of coding sequence polymorphism and divergence in eusocial vs. noneusocial insects based on newly generated RNA-seq data. We report very low amounts of genetic polymorphism and an elevated ratio of nonsynonymous to synonymous changes – a marker of the effective population size – in four distinct species of eusocial insects, which were more similar to vertebrates than to solitary insects regarding molecular evolutionary processes. Moreover, the ratio of nonsynonymous to synonymous substitutions was positively correlated with the level of social complexity across ant species. These results are fully consistent with the hypothesis of a reduced effective population size and an increased genetic load in eusocial insects, indicating that the evolution of social life has important consequences at both the genomic and population levels.&quot;,&quot;container-title&quot;:&quot;Journal of Evolutionary Biology&quot;,&quot;DOI&quot;:&quot;10.1111/jeb.12331&quot;,&quot;ISSN&quot;:&quot;1420-9101&quot;,&quot;issue&quot;:&quot;3&quot;,&quot;journalAbbreviation&quot;:&quot;J. Evol. Biol.&quot;,&quot;language&quot;:&quot;eng&quot;,&quot;note&quot;:&quot;PMID: 26227898&quot;,&quot;page&quot;:&quot;593-603&quot;,&quot;source&quot;:&quot;PubMed&quot;,&quot;title&quot;:&quot;Population genomics of eusocial insects: the costs of a vertebrate-like effective population size&quot;,&quot;title-short&quot;:&quot;Population genomics of eusocial insects&quot;,&quot;volume&quot;:&quot;27&quot;,&quot;author&quot;:[{&quot;family&quot;:&quot;Romiguier&quot;,&quot;given&quot;:&quot;J.&quot;},{&quot;family&quot;:&quot;Lourenco&quot;,&quot;given&quot;:&quot;J.&quot;},{&quot;family&quot;:&quot;Gayral&quot;,&quot;given&quot;:&quot;P.&quot;},{&quot;family&quot;:&quot;Faivre&quot;,&quot;given&quot;:&quot;N.&quot;},{&quot;family&quot;:&quot;Weinert&quot;,&quot;given&quot;:&quot;L. A.&quot;},{&quot;family&quot;:&quot;Ravel&quot;,&quot;given&quot;:&quot;S.&quot;},{&quot;family&quot;:&quot;Ballenghien&quot;,&quot;given&quot;:&quot;M.&quot;},{&quot;family&quot;:&quot;Cahais&quot;,&quot;given&quot;:&quot;V.&quot;},{&quot;family&quot;:&quot;Bernard&quot;,&quot;given&quot;:&quot;A.&quot;},{&quot;family&quot;:&quot;Loire&quot;,&quot;given&quot;:&quot;E.&quot;},{&quot;family&quot;:&quot;Keller&quot;,&quot;given&quot;:&quot;L.&quot;},{&quot;family&quot;:&quot;Galtier&quot;,&quot;given&quot;:&quot;N.&quot;}],&quot;issued&quot;:{&quot;date-parts&quot;:[[&quot;2014&quot;,3]]}}}],&quot;schema&quot;:&quot;https://github.com/citation-style-language/schema/raw/master/csl-citation.json&quot;} RNDa1mWPuypqT"/></text:p>
          </table:table-cell>
          <table:table-cell table:style-name="Tableau1.C2" office:value-type="string">
            <text:p text:style-name="P4"/>
          </table:table-cell>
        </table:table-row>
        <table:table-row table:style-name="Tableau1.37">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Megachile rotundata</text:p>
          </table:table-cell>
          <table:table-cell table:style-name="Tableau1.C2" office:value-type="string">
            <text:p text:style-name="P54">56</text:p>
          </table:table-cell>
          <table:table-cell table:style-name="Tableau1.C2" office:value-type="string">
            <text:p text:style-name="P54">1.9</text:p>
          </table:table-cell>
          <table:table-cell table:style-name="Tableau1.C2" office:value-type="string">
            <text:p text:style-name="P26">ADW (1)</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qIu6EmnU&quot;,&quot;properties&quot;:{&quot;formattedCitation&quot;:&quot;(Pitts-Singer and Cane, 2011)&quot;,&quot;plainCitation&quot;:&quot;(Pitts-Singer and Cane, 2011)&quot;,&quot;noteIndex&quot;:0},&quot;citationItems&quot;:[{&quot;id&quot;:507,&quot;uris&quot;:[&quot;http://zotero.org/users/4191582/items/C3MR3V3F&quot;],&quot;uri&quot;:[&quot;http://zotero.org/users/4191582/items/C3MR3V3F&quot;],&quot;itemData&quot;:{&quot;id&quot;:507,&quot;type&quot;:&quot;article-journal&quot;,&quot;abstract&quot;:&quot;The alfalfa leafcutting bee (ALCB), Megachile rotundata F. (Megachildae), was accidentally introduced into the United States by the 1940s. Nest management of this Eurasian nonsocial pollinator transformed the alfalfa seed industry in North America, tripling seed production. The most common ALCB management practice is the loose cell system, in which cocooned bees are removed from nesting cavities for cleaning and storage. Traits of ALCBs that favored their commercialization include gregarious nesting; use of leaves for lining nests; ready acceptance of affordable, mass-produced nesting materials; alfalfa pollination efﬁcacy; and emergence synchrony with alfalfa bloom. The ALCB became a commercial success because much of its natural history was understood, targeted research was pursued, and producer ingenuity was encouraged. The ALCB presents a model system for commercializing other solitary bees and for advancing new testable hypotheses in diverse biological disciplines.&quot;,&quot;container-title&quot;:&quot;Annual Review of Entomology&quot;,&quot;DOI&quot;:&quot;10.1146/annurev-ento-120709-144836&quot;,&quot;ISSN&quot;:&quot;0066-4170, 1545-4487&quot;,&quot;issue&quot;:&quot;1&quot;,&quot;journalAbbreviation&quot;:&quot;Annu. Rev. Entomol.&quot;,&quot;language&quot;:&quot;en&quot;,&quot;page&quot;:&quot;221-237&quot;,&quot;source&quot;:&quot;DOI.org (Crossref)&quot;,&quot;title&quot;:&quot;The Alfalfa Leafcutting Bee, &lt;i&gt;Megachile rotundata&lt;/i&gt; : The World's Most Intensively Managed Solitary Bee&quot;,&quot;title-short&quot;:&quot;The Alfalfa Leafcutting Bee, &lt;i&gt;Megachile rotundata&lt;/i&gt;&quot;,&quot;volume&quot;:&quot;56&quot;,&quot;author&quot;:[{&quot;family&quot;:&quot;Pitts-Singer&quot;,&quot;given&quot;:&quot;Theresa L.&quot;},{&quot;family&quot;:&quot;Cane&quot;,&quot;given&quot;:&quot;James H.&quot;}],&quot;issued&quot;:{&quot;date-parts&quot;:[[&quot;2011&quot;,1,7]]}}}],&quot;schema&quot;:&quot;https://github.com/citation-style-language/schema/raw/master/csl-citation.json&quot;} RNDddRSAubWni"/>(Pitts-Singer and Cane, 2011)<text:reference-mark-end text:name="ZOTERO_ITEM CSL_CITATION {&quot;citationID&quot;:&quot;qIu6EmnU&quot;,&quot;properties&quot;:{&quot;formattedCitation&quot;:&quot;(Pitts-Singer and Cane, 2011)&quot;,&quot;plainCitation&quot;:&quot;(Pitts-Singer and Cane, 2011)&quot;,&quot;noteIndex&quot;:0},&quot;citationItems&quot;:[{&quot;id&quot;:507,&quot;uris&quot;:[&quot;http://zotero.org/users/4191582/items/C3MR3V3F&quot;],&quot;uri&quot;:[&quot;http://zotero.org/users/4191582/items/C3MR3V3F&quot;],&quot;itemData&quot;:{&quot;id&quot;:507,&quot;type&quot;:&quot;article-journal&quot;,&quot;abstract&quot;:&quot;The alfalfa leafcutting bee (ALCB), Megachile rotundata F. (Megachildae), was accidentally introduced into the United States by the 1940s. Nest management of this Eurasian nonsocial pollinator transformed the alfalfa seed industry in North America, tripling seed production. The most common ALCB management practice is the loose cell system, in which cocooned bees are removed from nesting cavities for cleaning and storage. Traits of ALCBs that favored their commercialization include gregarious nesting; use of leaves for lining nests; ready acceptance of affordable, mass-produced nesting materials; alfalfa pollination efﬁcacy; and emergence synchrony with alfalfa bloom. The ALCB became a commercial success because much of its natural history was understood, targeted research was pursued, and producer ingenuity was encouraged. The ALCB presents a model system for commercializing other solitary bees and for advancing new testable hypotheses in diverse biological disciplines.&quot;,&quot;container-title&quot;:&quot;Annual Review of Entomology&quot;,&quot;DOI&quot;:&quot;10.1146/annurev-ento-120709-144836&quot;,&quot;ISSN&quot;:&quot;0066-4170, 1545-4487&quot;,&quot;issue&quot;:&quot;1&quot;,&quot;journalAbbreviation&quot;:&quot;Annu. Rev. Entomol.&quot;,&quot;language&quot;:&quot;en&quot;,&quot;page&quot;:&quot;221-237&quot;,&quot;source&quot;:&quot;DOI.org (Crossref)&quot;,&quot;title&quot;:&quot;The Alfalfa Leafcutting Bee, &lt;i&gt;Megachile rotundata&lt;/i&gt; : The World's Most Intensively Managed Solitary Bee&quot;,&quot;title-short&quot;:&quot;The Alfalfa Leafcutting Bee, &lt;i&gt;Megachile rotundata&lt;/i&gt;&quot;,&quot;volume&quot;:&quot;56&quot;,&quot;author&quot;:[{&quot;family&quot;:&quot;Pitts-Singer&quot;,&quot;given&quot;:&quot;Theresa L.&quot;},{&quot;family&quot;:&quot;Cane&quot;,&quot;given&quot;:&quot;James H.&quot;}],&quot;issued&quot;:{&quot;date-parts&quot;:[[&quot;2011&quot;,1,7]]}}}],&quot;schema&quot;:&quot;https://github.com/citation-style-language/schema/raw/master/csl-citation.json&quot;} RNDddRSAubWni"/></text:p>
          </table:table-cell>
          <table:table-cell table:style-name="Tableau1.C2" office:value-type="string">
            <text:p text:style-name="P83"><text:a xlink:type="simple" xlink:href="https://animaldiversity.org/accounts/Megachile_rotundata/" text:style-name="Internet_20_link" text:visited-style-name="Visited_20_Internet_20_Link"><text:span text:style-name="T3">https://animaldiversity.org/accounts/Megachile_rotundata/</text:span></text:a></text:p>
          </table:table-cell>
        </table:table-row>
        <table:table-row table:style-name="Tableau1.38">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Apis mellifera</text:p>
          </table:table-cell>
          <table:table-cell table:style-name="Tableau1.C2" office:value-type="string">
            <text:p text:style-name="P54">1095</text:p>
          </table:table-cell>
          <table:table-cell table:style-name="Tableau1.C2" office:value-type="string">
            <text:p text:style-name="P54">2</text:p>
          </table:table-cell>
          <table:table-cell table:style-name="Tableau1.C2" office:value-type="string">
            <text:p text:style-name="P26">ADW (1)</text:p>
          </table:table-cell>
          <table:table-cell table:style-name="Tableau1.C2" office:value-type="string">
            <text:p text:style-name="P64">Longevity <text:span text:style-name="T25">and body length </text:span>of <text:span text:style-name="T27">the queen</text:span></text:p>
          </table:table-cell>
          <table:table-cell table:style-name="Tableau1.A2" office:value-type="string">
            <text:p text:style-name="P4"/>
          </table:table-cell>
          <table:table-cell table:style-name="Tableau1.C2" office:value-type="string">
            <text:p text:style-name="P83"><text:a xlink:type="simple" xlink:href="https://animaldiversity.org/accounts/Apis_mellifera/" text:style-name="Internet_20_link" text:visited-style-name="Visited_20_Internet_20_Link"><text:span text:style-name="T3">https://animaldiversity.org/accounts/Apis_mellifera/</text:span></text:a></text:p>
          </table:table-cell>
        </table:table-row>
        <table:table-row table:style-name="Tableau1.39">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Apis florea</text:p>
          </table:table-cell>
          <table:table-cell table:style-name="Tableau1.C2" office:value-type="string">
            <text:p text:style-name="P54">1095</text:p>
          </table:table-cell>
          <table:table-cell table:style-name="Tableau1.C2" office:value-type="string">
            <text:p text:style-name="P54">2</text:p>
          </table:table-cell>
          <table:table-cell table:style-name="Tableau1.C2" office:value-type="string">
            <text:p text:style-name="P32"/>
          </table:table-cell>
          <table:table-cell table:style-name="Tableau1.C2" office:value-type="string">
            <text:p text:style-name="P67">Longevity <text:span text:style-name="T25">and body length </text:span>of <text:span text:style-name="T19">A.mellifera</text:span></text:p>
          </table:table-cell>
          <table:table-cell table:style-name="Tableau1.A2" office:value-type="string">
            <text:p text:style-name="P4"/>
          </table:table-cell>
          <table:table-cell table:style-name="Tableau1.C2" office:value-type="string">
            <text:p text:style-name="P4"/>
          </table:table-cell>
        </table:table-row>
        <table:table-row table:style-name="Tableau1.40">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Apis cerana</text:p>
          </table:table-cell>
          <table:table-cell table:style-name="Tableau1.C2" office:value-type="string">
            <text:p text:style-name="P54">1095</text:p>
          </table:table-cell>
          <table:table-cell table:style-name="Tableau1.C2" office:value-type="string">
            <text:p text:style-name="P54">2</text:p>
          </table:table-cell>
          <table:table-cell table:style-name="Tableau1.C2" office:value-type="string">
            <text:p text:style-name="P32"/>
          </table:table-cell>
          <table:table-cell table:style-name="Tableau1.C2" office:value-type="string">
            <text:p text:style-name="P67">Longevity <text:span text:style-name="T25">and body length </text:span>of <text:span text:style-name="T19">A.mellifera</text:span></text:p>
          </table:table-cell>
          <table:table-cell table:style-name="Tableau1.A2" office:value-type="string">
            <text:p text:style-name="P4"/>
          </table:table-cell>
          <table:table-cell table:style-name="Tableau1.C2" office:value-type="string">
            <text:p text:style-name="P4"/>
          </table:table-cell>
        </table:table-row>
        <table:table-row table:style-name="Tableau1.41">
          <table:table-cell table:style-name="Tableau1.A2" office:value-type="string">
            <text:p text:style-name="P78">Insecta</text:p>
          </table:table-cell>
          <table:table-cell table:style-name="Tableau1.A2" office:value-type="string">
            <text:p text:style-name="P79">Hymenoptera</text:p>
          </table:table-cell>
          <table:table-cell table:style-name="Tableau1.C2" office:value-type="string">
            <text:p text:style-name="P81">Bombus terrestris</text:p>
          </table:table-cell>
          <table:table-cell table:style-name="Tableau1.C2" office:value-type="string">
            <text:p text:style-name="P55">150</text:p>
          </table:table-cell>
          <table:table-cell table:style-name="Tableau1.C2" office:value-type="string">
            <text:p text:style-name="P74">2.5</text:p>
          </table:table-cell>
          <table:table-cell table:style-name="Tableau1.C2" office:value-type="string">
            <text:p text:style-name="P32"/>
          </table:table-cell>
          <table:table-cell table:style-name="Tableau1.C2" office:value-type="string">
            <text:p text:style-name="P68">Longevity <text:span text:style-name="T25">and body length </text:span>of <text:span text:style-name="T27">the queen</text:span></text:p>
          </table:table-cell>
          <table:table-cell table:style-name="Tableau1.A2" office:value-type="string">
            <text:p text:style-name="P4"><text:reference-mark-start text:name="ZOTERO_ITEM CSL_CITATION {&quot;citationID&quot;:&quot;t7og89Qq&quot;,&quot;properties&quot;:{&quot;formattedCitation&quot;:&quot;(Amin et al., 2011)&quot;,&quot;plainCitation&quot;:&quot;(Amin et al., 2011)&quot;,&quot;noteIndex&quot;:0},&quot;citationItems&quot;:[{&quot;id&quot;:1141,&quot;uris&quot;:[&quot;http://zotero.org/groups/2488225/items/KKVMUASB&quot;],&quot;uri&quot;:[&quot;http://zotero.org/groups/2488225/items/KKVMUASB&quot;],&quot;itemData&quot;:{&quot;id&quot;:1141,&quot;type&quot;:&quot;article-journal&quot;,&quot;abstract&quot;:&quot;Bumblebee, Bombus terrestris queens undergo winter diapause and show a great difference in diapause duration in natural conditions. Queens emerged from diapause initiate colonies by producing a batch of diploid (fertilised) eggs that develop into workers. In this study we investigated the effects of both the duration of queen diapause (2, 3, 4, or 5months) and colony size (artificially limited to 50, 100, 150, and 200 workers) on the number of sexuals (males or new queens — gynes) produced, when gynes are produced and the longevity of both the foundress queen and the colony. Both worker population and diapause duration showed significant effect on sexual gyne production, foundress queen longevity and colony longevity but their interaction effect was insignificant. The worker number and diapause duration, respectively showed significant effect on sexual male production and gyne emergence period, but their interaction effects were insignificant.&quot;,&quot;container-title&quot;:&quot;Journal of Asia-Pacific Entomology&quot;,&quot;DOI&quot;:&quot;10.1016/j.aspen.2011.06.004&quot;,&quot;ISSN&quot;:&quot;1226-8615&quot;,&quot;issue&quot;:&quot;4&quot;,&quot;journalAbbreviation&quot;:&quot;Journal of Asia-Pacific Entomology&quot;,&quot;language&quot;:&quot;en&quot;,&quot;page&quot;:&quot;455-458&quot;,&quot;source&quot;:&quot;ScienceDirect&quot;,&quot;title&quot;:&quot;Effect of worker number and diapause duration on colony parameters of the bumblebee, Bombus terrestris (Hymenoptera: Apidae)&quot;,&quot;title-short&quot;:&quot;Effect of worker number and diapause duration on colony parameters of the bumblebee, Bombus terrestris (Hymenoptera&quot;,&quot;volume&quot;:&quot;14&quot;,&quot;author&quot;:[{&quot;family&quot;:&quot;Amin&quot;,&quot;given&quot;:&quot;Md. Ruhul&quot;},{&quot;family&quot;:&quot;Kwon&quot;,&quot;given&quot;:&quot;Yong Jung&quot;},{&quot;family&quot;:&quot;Thet&quot;,&quot;given&quot;:&quot;Zin Mar&quot;}],&quot;issued&quot;:{&quot;date-parts&quot;:[[&quot;2011&quot;,12,1]]}}}],&quot;schema&quot;:&quot;https://github.com/citation-style-language/schema/raw/master/csl-citation.json&quot;} RND4RbpEb0JH3"/>(Amin et al., 2011)<text:reference-mark-end text:name="ZOTERO_ITEM CSL_CITATION {&quot;citationID&quot;:&quot;t7og89Qq&quot;,&quot;properties&quot;:{&quot;formattedCitation&quot;:&quot;(Amin et al., 2011)&quot;,&quot;plainCitation&quot;:&quot;(Amin et al., 2011)&quot;,&quot;noteIndex&quot;:0},&quot;citationItems&quot;:[{&quot;id&quot;:1141,&quot;uris&quot;:[&quot;http://zotero.org/groups/2488225/items/KKVMUASB&quot;],&quot;uri&quot;:[&quot;http://zotero.org/groups/2488225/items/KKVMUASB&quot;],&quot;itemData&quot;:{&quot;id&quot;:1141,&quot;type&quot;:&quot;article-journal&quot;,&quot;abstract&quot;:&quot;Bumblebee, Bombus terrestris queens undergo winter diapause and show a great difference in diapause duration in natural conditions. Queens emerged from diapause initiate colonies by producing a batch of diploid (fertilised) eggs that develop into workers. In this study we investigated the effects of both the duration of queen diapause (2, 3, 4, or 5months) and colony size (artificially limited to 50, 100, 150, and 200 workers) on the number of sexuals (males or new queens — gynes) produced, when gynes are produced and the longevity of both the foundress queen and the colony. Both worker population and diapause duration showed significant effect on sexual gyne production, foundress queen longevity and colony longevity but their interaction effect was insignificant. The worker number and diapause duration, respectively showed significant effect on sexual male production and gyne emergence period, but their interaction effects were insignificant.&quot;,&quot;container-title&quot;:&quot;Journal of Asia-Pacific Entomology&quot;,&quot;DOI&quot;:&quot;10.1016/j.aspen.2011.06.004&quot;,&quot;ISSN&quot;:&quot;1226-8615&quot;,&quot;issue&quot;:&quot;4&quot;,&quot;journalAbbreviation&quot;:&quot;Journal of Asia-Pacific Entomology&quot;,&quot;language&quot;:&quot;en&quot;,&quot;page&quot;:&quot;455-458&quot;,&quot;source&quot;:&quot;ScienceDirect&quot;,&quot;title&quot;:&quot;Effect of worker number and diapause duration on colony parameters of the bumblebee, Bombus terrestris (Hymenoptera: Apidae)&quot;,&quot;title-short&quot;:&quot;Effect of worker number and diapause duration on colony parameters of the bumblebee, Bombus terrestris (Hymenoptera&quot;,&quot;volume&quot;:&quot;14&quot;,&quot;author&quot;:[{&quot;family&quot;:&quot;Amin&quot;,&quot;given&quot;:&quot;Md. Ruhul&quot;},{&quot;family&quot;:&quot;Kwon&quot;,&quot;given&quot;:&quot;Yong Jung&quot;},{&quot;family&quot;:&quot;Thet&quot;,&quot;given&quot;:&quot;Zin Mar&quot;}],&quot;issued&quot;:{&quot;date-parts&quot;:[[&quot;2011&quot;,12,1]]}}}],&quot;schema&quot;:&quot;https://github.com/citation-style-language/schema/raw/master/csl-citation.json&quot;} RND4RbpEb0JH3"/></text:p>
          </table:table-cell>
          <table:table-cell table:style-name="Tableau1.C2" office:value-type="string">
            <text:p text:style-name="P4"/>
          </table:table-cell>
        </table:table-row>
        <table:table-row table:style-name="Tableau1.42">
          <table:table-cell table:style-name="Tableau1.A2" office:value-type="string">
            <text:p text:style-name="P78">Insecta</text:p>
          </table:table-cell>
          <table:table-cell table:style-name="Tableau1.A2" office:value-type="string">
            <text:p text:style-name="P79">Coleoptera</text:p>
          </table:table-cell>
          <table:table-cell table:style-name="Tableau1.C2" office:value-type="string">
            <text:p text:style-name="P81">Onthophagus taurus</text:p>
          </table:table-cell>
          <table:table-cell table:style-name="Tableau1.C2" office:value-type="string">
            <text:p text:style-name="P76">160</text:p>
          </table:table-cell>
          <table:table-cell table:style-name="Tableau1.C2" office:value-type="string">
            <text:p text:style-name="P55">1</text:p>
          </table:table-cell>
          <table:table-cell table:style-name="Tableau1.C2" office:value-type="string">
            <text:p text:style-name="P32"/>
          </table:table-cell>
          <table:table-cell table:style-name="Tableau1.C2" office:value-type="string">
            <text:p text:style-name="P69"><text:span text:style-name="T28">Longevity</text:span> of <text:span text:style-name="T21">O.binodis</text:span></text:p>
          </table:table-cell>
          <table:table-cell table:style-name="Tableau1.A2" office:value-type="string">
            <text:p text:style-name="P3"><text:reference-mark-start text:name="ZOTERO_ITEM CSL_CITATION {&quot;citationID&quot;:&quot;LJwpNiVK&quot;,&quot;properties&quot;:{&quot;formattedCitation&quot;:&quot;(Kotiaho and Simmons, 2001; Tyndale-Biscoe, 1990)&quot;,&quot;plainCitation&quot;:&quot;(Kotiaho and Simmons, 2001; Tyndale-Biscoe, 1990)&quot;,&quot;noteIndex&quot;:0},&quot;citationItems&quot;:[{&quot;id&quot;:1244,&quot;uris&quot;:[&quot;http://zotero.org/groups/2488225/items/6HV34KUZ&quot;],&quot;uri&quot;:[&quot;http://zotero.org/groups/2488225/items/6HV34KUZ&quot;],&quot;itemData&quot;:{&quot;id&quot;:1244,&quot;type&quot;:&quot;article-journal&quot;,&quot;abstract&quot;:&quot;In this study we tested the nature of the phoretic relationship between the cosmopolitan mite Macrocheles merdarius and the dimorphic dung beetle Onthophagus binodis. We observed and experimentally manipulated the number of mites on individual beetles and tested how mite infestation affects male longevity. There was a significant effect of mites on male longevity: males in our mites-added treatment died on average 15 days earlier than males in our mites-removed treatment. Interestingly, the number of mites on males was significantly repeatable suggesting that individuals may differ in their susceptibility to infestation. Major males had more mites on them than minor males, and the proportion of mites on minor males was negatively density dependent.&quot;,&quot;container-title&quot;:&quot;Journal of Zoology&quot;,&quot;DOI&quot;:&quot;10.1017/S0952836901000930&quot;,&quot;ISSN&quot;:&quot;1469-7998, 0952-8369&quot;,&quot;issue&quot;:&quot;4&quot;,&quot;language&quot;:&quot;en&quot;,&quot;note&quot;:&quot;publisher: Cambridge University Press&quot;,&quot;page&quot;:&quot;441-445&quot;,&quot;source&quot;:&quot;Cambridge Core&quot;,&quot;title&quot;:&quot;Effects of Macrocheles mites on longevity of males of the dimorphic dung beetle Onthophagus binodis&quot;,&quot;volume&quot;:&quot;254&quot;,&quot;author&quot;:[{&quot;family&quot;:&quot;Kotiaho&quot;,&quot;given&quot;:&quot;Janne S.&quot;},{&quot;family&quot;:&quot;Simmons&quot;,&quot;given&quot;:&quot;Leigh W.&quot;}],&quot;issued&quot;:{&quot;date-parts&quot;:[[&quot;2001&quot;,8]]}}},{&quot;id&quot;:1021,&quot;uris&quot;:[&quot;http://zotero.org/users/4191582/items/J9GN7R9P&quot;],&quot;uri&quot;:[&quot;http://zotero.org/users/4191582/items/J9GN7R9P&quot;],&quot;itemData&quot;:{&quot;id&quot;:1021,&quot;type&quot;:&quot;book&quot;,&quot;abstract&quot;:&quot;This is a colourful, useful and easy-to-read account of dung beetles in south-eastern Australia. The book tells why the CSIRO brought dung beetles to Australia, what they do, where they live, how to recognise them and how to help them spread. Seventeen species of imported dung beetles are described and illustrated in colour. Native beetles and beetles other than dung beetles found in dung pads are also described. Maps of the predicted and current distributions of each species follow the descriptions.&quot;,&quot;ISBN&quot;:&quot;978-0-643-05090-7&quot;,&quot;language&quot;:&quot;en&quot;,&quot;note&quot;:&quot;Google-Books-ID: pIrk0if7jhkC&quot;,&quot;number-of-pages&quot;:&quot;80&quot;,&quot;publisher&quot;:&quot;Csiro Publishing&quot;,&quot;source&quot;:&quot;Google Books&quot;,&quot;title&quot;:&quot;Common Dung Beetles in Pastures of South-eastern Australia&quot;,&quot;author&quot;:[{&quot;family&quot;:&quot;Tyndale-Biscoe&quot;,&quot;given&quot;:&quot;Marina&quot;}],&quot;issued&quot;:{&quot;date-parts&quot;:[[&quot;1990&quot;]]}}}],&quot;schema&quot;:&quot;https://github.com/citation-style-language/schema/raw/master/csl-citation.json&quot;} RNDoiHOpxpz0r"/>(Kotiaho and Simmons, 2001; Tyndale-Biscoe, 1990)<text:reference-mark-end text:name="ZOTERO_ITEM CSL_CITATION {&quot;citationID&quot;:&quot;LJwpNiVK&quot;,&quot;properties&quot;:{&quot;formattedCitation&quot;:&quot;(Kotiaho and Simmons, 2001; Tyndale-Biscoe, 1990)&quot;,&quot;plainCitation&quot;:&quot;(Kotiaho and Simmons, 2001; Tyndale-Biscoe, 1990)&quot;,&quot;noteIndex&quot;:0},&quot;citationItems&quot;:[{&quot;id&quot;:1244,&quot;uris&quot;:[&quot;http://zotero.org/groups/2488225/items/6HV34KUZ&quot;],&quot;uri&quot;:[&quot;http://zotero.org/groups/2488225/items/6HV34KUZ&quot;],&quot;itemData&quot;:{&quot;id&quot;:1244,&quot;type&quot;:&quot;article-journal&quot;,&quot;abstract&quot;:&quot;In this study we tested the nature of the phoretic relationship between the cosmopolitan mite Macrocheles merdarius and the dimorphic dung beetle Onthophagus binodis. We observed and experimentally manipulated the number of mites on individual beetles and tested how mite infestation affects male longevity. There was a significant effect of mites on male longevity: males in our mites-added treatment died on average 15 days earlier than males in our mites-removed treatment. Interestingly, the number of mites on males was significantly repeatable suggesting that individuals may differ in their susceptibility to infestation. Major males had more mites on them than minor males, and the proportion of mites on minor males was negatively density dependent.&quot;,&quot;container-title&quot;:&quot;Journal of Zoology&quot;,&quot;DOI&quot;:&quot;10.1017/S0952836901000930&quot;,&quot;ISSN&quot;:&quot;1469-7998, 0952-8369&quot;,&quot;issue&quot;:&quot;4&quot;,&quot;language&quot;:&quot;en&quot;,&quot;note&quot;:&quot;publisher: Cambridge University Press&quot;,&quot;page&quot;:&quot;441-445&quot;,&quot;source&quot;:&quot;Cambridge Core&quot;,&quot;title&quot;:&quot;Effects of Macrocheles mites on longevity of males of the dimorphic dung beetle Onthophagus binodis&quot;,&quot;volume&quot;:&quot;254&quot;,&quot;author&quot;:[{&quot;family&quot;:&quot;Kotiaho&quot;,&quot;given&quot;:&quot;Janne S.&quot;},{&quot;family&quot;:&quot;Simmons&quot;,&quot;given&quot;:&quot;Leigh W.&quot;}],&quot;issued&quot;:{&quot;date-parts&quot;:[[&quot;2001&quot;,8]]}}},{&quot;id&quot;:1021,&quot;uris&quot;:[&quot;http://zotero.org/users/4191582/items/J9GN7R9P&quot;],&quot;uri&quot;:[&quot;http://zotero.org/users/4191582/items/J9GN7R9P&quot;],&quot;itemData&quot;:{&quot;id&quot;:1021,&quot;type&quot;:&quot;book&quot;,&quot;abstract&quot;:&quot;This is a colourful, useful and easy-to-read account of dung beetles in south-eastern Australia. The book tells why the CSIRO brought dung beetles to Australia, what they do, where they live, how to recognise them and how to help them spread. Seventeen species of imported dung beetles are described and illustrated in colour. Native beetles and beetles other than dung beetles found in dung pads are also described. Maps of the predicted and current distributions of each species follow the descriptions.&quot;,&quot;ISBN&quot;:&quot;978-0-643-05090-7&quot;,&quot;language&quot;:&quot;en&quot;,&quot;note&quot;:&quot;Google-Books-ID: pIrk0if7jhkC&quot;,&quot;number-of-pages&quot;:&quot;80&quot;,&quot;publisher&quot;:&quot;Csiro Publishing&quot;,&quot;source&quot;:&quot;Google Books&quot;,&quot;title&quot;:&quot;Common Dung Beetles in Pastures of South-eastern Australia&quot;,&quot;author&quot;:[{&quot;family&quot;:&quot;Tyndale-Biscoe&quot;,&quot;given&quot;:&quot;Marina&quot;}],&quot;issued&quot;:{&quot;date-parts&quot;:[[&quot;1990&quot;]]}}}],&quot;schema&quot;:&quot;https://github.com/citation-style-language/schema/raw/master/csl-citation.json&quot;} RNDoiHOpxpz0r"/></text:p>
          </table:table-cell>
          <table:table-cell table:style-name="Tableau1.C2" office:value-type="string">
            <text:p text:style-name="P4"/>
          </table:table-cell>
        </table:table-row>
        <table:table-row table:style-name="Tableau1.43">
          <table:table-cell table:style-name="Tableau1.A2" office:value-type="string">
            <text:p text:style-name="P78">Insecta</text:p>
          </table:table-cell>
          <table:table-cell table:style-name="Tableau1.A2" office:value-type="string">
            <text:p text:style-name="P79">Coleoptera</text:p>
          </table:table-cell>
          <table:table-cell table:style-name="Tableau1.C2" office:value-type="string">
            <text:p text:style-name="P81">Tribolium castaneum</text:p>
          </table:table-cell>
          <table:table-cell table:style-name="Tableau1.C2" office:value-type="string">
            <text:p text:style-name="P55">170</text:p>
          </table:table-cell>
          <table:table-cell table:style-name="Tableau1.C2" office:value-type="string">
            <text:p text:style-name="P55">0.5</text:p>
          </table:table-cell>
          <table:table-cell table:style-name="Tableau1.C2" office:value-type="string">
            <text:p text:style-name="P35">EOL (3)</text:p>
          </table:table-cell>
          <table:table-cell table:style-name="Tableau1.C2" office:value-type="string">
            <text:p text:style-name="P62"/>
          </table:table-cell>
          <table:table-cell table:style-name="Tableau1.A2" office:value-type="string">
            <text:p text:style-name="P87"><text:reference-mark-start text:name="ZOTERO_ITEM CSL_CITATION {&quot;citationID&quot;:&quot;xSrj4AEo&quot;,&quot;properties&quot;:{&quot;formattedCitation&quot;:&quot;(Gr\\uc0\\u252{}nwald et al., 2013)&quot;,&quot;plainCitation&quot;:&quot;(Grünwald et al., 2013)&quot;,&quot;noteIndex&quot;:0},&quot;citationItems&quot;:[{&quot;id&quot;:1145,&quot;uris&quot;:[&quot;http://zotero.org/groups/2488225/items/NYU6JTHK&quot;],&quot;uri&quot;:[&quot;http://zotero.org/groups/2488225/items/NYU6JTHK&quot;],&quot;itemData&quot;:{&quot;id&quot;:1145,&quot;type&quot;:&quot;article-journal&quot;,&quot;abstract&quot;:&quot;Diet is generally believed to affect the aging process. The effects of complex foods on life span can be investigated using simple models that produce rapid results and allow the identification of food–gene interactions. Here, we show that 1 % lyophilized broccoli, added to flour as a dietary source, significantly increases the life span of the red flour beetle (Tribolium castaneum) under physiological conditions (32 °C) and under heat stress (42 °C). The beneficial effects of broccoli could also be reproduced by supplementing flour with the isothiocyanate sulforaphane at concentrations found in the broccoli-supplemented diet. We identified stress-resistant genes responsible for these effects on longevity by microinjecting pupae with double-stranded RNA to induce RNA interference (RNAi). The knockdown of transcripts encoding homologs of Nrf-2, Jnk-1 and Foxo-1 reduced the life span of beetles and abrogated the beneficial effects of broccoli, whereas the knockdown of Sirt-1 and Sirt-3 had no impact in either scenario. In conclusion, T. castaneum is a suitable model organism to investigate food–gene interactions that affect stress resistance and longevity, and RNAi can be used to identify functionally relevant genes. As a proof of principle, we have shown here that broccoli increases the longevity of beetles and mediates its effect through signaling pathways that include key stress-resistant factors such as Nrf-2, Jnk-1 and Foxo-1.&quot;,&quot;container-title&quot;:&quot;Genes &amp; Nutrition&quot;,&quot;DOI&quot;:&quot;10.1007/s12263-012-0330-6&quot;,&quot;ISSN&quot;:&quot;1555-8932&quot;,&quot;issue&quot;:&quot;5&quot;,&quot;journalAbbreviation&quot;:&quot;Genes Nutr&quot;,&quot;note&quot;:&quot;PMID: 23321956\nPMCID: PMC3755130&quot;,&quot;page&quot;:&quot;439-448&quot;,&quot;source&quot;:&quot;PubMed Central&quot;,&quot;title&quot;:&quot;Longevity in the red flour beetle Tribolium castaneum is enhanced by broccoli and depends on nrf-2, jnk-1 and foxo-1 homologous genes&quot;,&quot;volume&quot;:&quot;8&quot;,&quot;author&quot;:[{&quot;family&quot;:&quot;Grünwald&quot;,&quot;given&quot;:&quot;Stefanie&quot;},{&quot;family&quot;:&quot;Stellzig&quot;,&quot;given&quot;:&quot;Julia&quot;},{&quot;family&quot;:&quot;Adam&quot;,&quot;given&quot;:&quot;Iris V.&quot;},{&quot;family&quot;:&quot;Weber&quot;,&quot;given&quot;:&quot;Kristine&quot;},{&quot;family&quot;:&quot;Binger&quot;,&quot;given&quot;:&quot;Sarai&quot;},{&quot;family&quot;:&quot;Boll&quot;,&quot;given&quot;:&quot;Michael&quot;},{&quot;family&quot;:&quot;Knorr&quot;,&quot;given&quot;:&quot;Eileen&quot;},{&quot;family&quot;:&quot;Twyman&quot;,&quot;given&quot;:&quot;Richard M.&quot;},{&quot;family&quot;:&quot;Vilcinskas&quot;,&quot;given&quot;:&quot;Andreas&quot;},{&quot;family&quot;:&quot;Wenzel&quot;,&quot;given&quot;:&quot;Uwe&quot;}],&quot;issued&quot;:{&quot;date-parts&quot;:[[&quot;2013&quot;,9]]}}}],&quot;schema&quot;:&quot;https://github.com/citation-style-language/schema/raw/master/csl-citation.json&quot;} RND3PUr4X6wI1"/>(Grünwald et al., 2013)<text:reference-mark-end text:name="ZOTERO_ITEM CSL_CITATION {&quot;citationID&quot;:&quot;xSrj4AEo&quot;,&quot;properties&quot;:{&quot;formattedCitation&quot;:&quot;(Gr\\uc0\\u252{}nwald et al., 2013)&quot;,&quot;plainCitation&quot;:&quot;(Grünwald et al., 2013)&quot;,&quot;noteIndex&quot;:0},&quot;citationItems&quot;:[{&quot;id&quot;:1145,&quot;uris&quot;:[&quot;http://zotero.org/groups/2488225/items/NYU6JTHK&quot;],&quot;uri&quot;:[&quot;http://zotero.org/groups/2488225/items/NYU6JTHK&quot;],&quot;itemData&quot;:{&quot;id&quot;:1145,&quot;type&quot;:&quot;article-journal&quot;,&quot;abstract&quot;:&quot;Diet is generally believed to affect the aging process. The effects of complex foods on life span can be investigated using simple models that produce rapid results and allow the identification of food–gene interactions. Here, we show that 1 % lyophilized broccoli, added to flour as a dietary source, significantly increases the life span of the red flour beetle (Tribolium castaneum) under physiological conditions (32 °C) and under heat stress (42 °C). The beneficial effects of broccoli could also be reproduced by supplementing flour with the isothiocyanate sulforaphane at concentrations found in the broccoli-supplemented diet. We identified stress-resistant genes responsible for these effects on longevity by microinjecting pupae with double-stranded RNA to induce RNA interference (RNAi). The knockdown of transcripts encoding homologs of Nrf-2, Jnk-1 and Foxo-1 reduced the life span of beetles and abrogated the beneficial effects of broccoli, whereas the knockdown of Sirt-1 and Sirt-3 had no impact in either scenario. In conclusion, T. castaneum is a suitable model organism to investigate food–gene interactions that affect stress resistance and longevity, and RNAi can be used to identify functionally relevant genes. As a proof of principle, we have shown here that broccoli increases the longevity of beetles and mediates its effect through signaling pathways that include key stress-resistant factors such as Nrf-2, Jnk-1 and Foxo-1.&quot;,&quot;container-title&quot;:&quot;Genes &amp; Nutrition&quot;,&quot;DOI&quot;:&quot;10.1007/s12263-012-0330-6&quot;,&quot;ISSN&quot;:&quot;1555-8932&quot;,&quot;issue&quot;:&quot;5&quot;,&quot;journalAbbreviation&quot;:&quot;Genes Nutr&quot;,&quot;note&quot;:&quot;PMID: 23321956\nPMCID: PMC3755130&quot;,&quot;page&quot;:&quot;439-448&quot;,&quot;source&quot;:&quot;PubMed Central&quot;,&quot;title&quot;:&quot;Longevity in the red flour beetle Tribolium castaneum is enhanced by broccoli and depends on nrf-2, jnk-1 and foxo-1 homologous genes&quot;,&quot;volume&quot;:&quot;8&quot;,&quot;author&quot;:[{&quot;family&quot;:&quot;Grünwald&quot;,&quot;given&quot;:&quot;Stefanie&quot;},{&quot;family&quot;:&quot;Stellzig&quot;,&quot;given&quot;:&quot;Julia&quot;},{&quot;family&quot;:&quot;Adam&quot;,&quot;given&quot;:&quot;Iris V.&quot;},{&quot;family&quot;:&quot;Weber&quot;,&quot;given&quot;:&quot;Kristine&quot;},{&quot;family&quot;:&quot;Binger&quot;,&quot;given&quot;:&quot;Sarai&quot;},{&quot;family&quot;:&quot;Boll&quot;,&quot;given&quot;:&quot;Michael&quot;},{&quot;family&quot;:&quot;Knorr&quot;,&quot;given&quot;:&quot;Eileen&quot;},{&quot;family&quot;:&quot;Twyman&quot;,&quot;given&quot;:&quot;Richard M.&quot;},{&quot;family&quot;:&quot;Vilcinskas&quot;,&quot;given&quot;:&quot;Andreas&quot;},{&quot;family&quot;:&quot;Wenzel&quot;,&quot;given&quot;:&quot;Uwe&quot;}],&quot;issued&quot;:{&quot;date-parts&quot;:[[&quot;2013&quot;,9]]}}}],&quot;schema&quot;:&quot;https://github.com/citation-style-language/schema/raw/master/csl-citation.json&quot;} RND3PUr4X6wI1"/></text:p>
          </table:table-cell>
          <table:table-cell table:style-name="Tableau1.C2" office:value-type="string">
            <text:p text:style-name="P83"><text:a xlink:type="simple" xlink:href="https://eol.org/pages/1041702/media" text:style-name="Internet_20_link" text:visited-style-name="Visited_20_Internet_20_Link"><text:span text:style-name="T3">https://eol.org/pages/1041702/media</text:span></text:a></text:p>
          </table:table-cell>
        </table:table-row>
        <table:table-row table:style-name="Tableau1.44">
          <table:table-cell table:style-name="Tableau1.A2" office:value-type="string">
            <text:p text:style-name="P78">Insecta</text:p>
          </table:table-cell>
          <table:table-cell table:style-name="Tableau1.A2" office:value-type="string">
            <text:p text:style-name="P79">Coleoptera</text:p>
          </table:table-cell>
          <table:table-cell table:style-name="Tableau1.C2" office:value-type="string">
            <text:p text:style-name="P81">Dendroctonus ponderosae</text:p>
          </table:table-cell>
          <table:table-cell table:style-name="Tableau1.C2" office:value-type="string">
            <text:p text:style-name="P61">30</text:p>
          </table:table-cell>
          <table:table-cell table:style-name="Tableau1.C2" office:value-type="string">
            <text:p text:style-name="P55">0.<text:span text:style-name="T31">7</text:span>5</text:p>
          </table:table-cell>
          <table:table-cell table:style-name="Tableau1.C2" office:value-type="string">
            <text:p text:style-name="P29">ADW (1)</text:p>
            <text:p text:style-name="P37">EOL (3)</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5"><text:a xlink:type="simple" xlink:href="https://animaldiversity.org/accounts/Dendroctonus_ponderosae/" text:style-name="Internet_20_link" text:visited-style-name="Visited_20_Internet_20_Link"><text:span text:style-name="T9">https://animaldiversity.org/accounts/Dendroctonus_ponderosae/</text:span></text:a></text:p>
            <text:p text:style-name="P4"/>
            <text:p text:style-name="P85"><text:a xlink:type="simple" xlink:href="https://eol.org/pages/51857818/media" text:style-name="Internet_20_link" text:visited-style-name="Visited_20_Internet_20_Link"><text:span text:style-name="T12">https://eol.org/pages/51857818/media</text:span></text:a></text:p>
          </table:table-cell>
        </table:table-row>
        <text:soft-page-break/>
        <table:table-row table:style-name="Tableau1.45">
          <table:table-cell table:style-name="Tableau1.A2" office:value-type="string">
            <text:p text:style-name="P78">Insecta</text:p>
          </table:table-cell>
          <table:table-cell table:style-name="Tableau1.A2" office:value-type="string">
            <text:p text:style-name="P79">Coleoptera</text:p>
          </table:table-cell>
          <table:table-cell table:style-name="Tableau1.C2" office:value-type="string">
            <text:p text:style-name="P81">Anoplophora glabripennis</text:p>
          </table:table-cell>
          <table:table-cell table:style-name="Tableau1.C2" office:value-type="string">
            <text:p text:style-name="P56">66</text:p>
          </table:table-cell>
          <table:table-cell table:style-name="Tableau1.C2" office:value-type="string">
            <text:p text:style-name="P74">3.<text:span text:style-name="T30">5</text:span></text:p>
          </table:table-cell>
          <table:table-cell table:style-name="Tableau1.C2" office:value-type="string">
            <text:p text:style-name="P27">ADW (1)</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s://animaldiversity.org/accounts/Anoplophora_glabripennis/" text:style-name="Internet_20_link" text:visited-style-name="Visited_20_Internet_20_Link"><text:span text:style-name="T3">https://animaldiversity.org/</text:span></text:a><text:a xlink:type="simple" xlink:href="https://animaldiversity.org/accounts/Anoplophora_glabripennis/" text:style-name="Internet_20_link" text:visited-style-name="Visited_20_Internet_20_Link"><text:span text:style-name="T3">accounts/Anoplophora_glabripennis/</text:span></text:a></text:p>
            <text:p text:style-name="P4"/>
            <text:p text:style-name="P85"><text:a xlink:type="simple" xlink:href="https://www.exoticpests.gc.ca/photo/insect/ex2159038/YToyOntpOjA7czoyNDoiQW5vcGxvcGhvcmEgZ2xhYnJpcGVubmlzIjtpOjE7czoxMzoiKE1vdHNjaHVsc2t5KSI7fQ" text:style-name="Internet_20_link" text:visited-style-name="Visited_20_Internet_20_Link"><text:span text:style-name="T10">https://www.exoticpests.gc.ca/photo/insect/ex2159038/YToyOntpOjA7czoyNDoiQW5vcGxvcGhvcmEgZ2xhYnJpcGVubmlzIjtpOjE7czoxMzoiKE1vdHNjaHVsc2t5KSI7fQ</text:span></text:a></text:p>
          </table:table-cell>
        </table:table-row>
        <table:table-row table:style-name="Tableau1.46">
          <table:table-cell table:style-name="Tableau1.A2" office:value-type="string">
            <text:p text:style-name="P78">Insecta</text:p>
          </table:table-cell>
          <table:table-cell table:style-name="Tableau1.A2" office:value-type="string">
            <text:p text:style-name="P79">Coleoptera</text:p>
          </table:table-cell>
          <table:table-cell table:style-name="Tableau1.C2" office:value-type="string">
            <text:p text:style-name="P81">Leptinotarsa decemlineata</text:p>
          </table:table-cell>
          <table:table-cell table:style-name="Tableau1.C2" office:value-type="string">
            <text:p text:style-name="P56">365</text:p>
          </table:table-cell>
          <table:table-cell table:style-name="Tableau1.C2" office:value-type="string">
            <text:p text:style-name="P56">1</text:p>
          </table:table-cell>
          <table:table-cell table:style-name="Tableau1.C2" office:value-type="string">
            <text:p text:style-name="P27">ADW (1)</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83"><text:a xlink:type="simple" xlink:href="https://animaldiversity.org/accounts/Leptinotarsa_decemlineata/" text:style-name="Internet_20_link" text:visited-style-name="Visited_20_Internet_20_Link"><text:span text:style-name="T3">https://animaldiversity.org/accounts/Leptinotarsa_decemline</text:span></text:a><text:a xlink:type="simple" xlink:href="https://animaldiversity.org/accounts/Leptinotarsa_decemlineata/" text:style-name="Internet_20_link" text:visited-style-name="Visited_20_Internet_20_Link"><text:span text:style-name="T3">ata/</text:span></text:a></text:p>
          </table:table-cell>
        </table:table-row>
        <table:table-row table:style-name="Tableau1.47">
          <table:table-cell table:style-name="Tableau1.A2" office:value-type="string">
            <text:p text:style-name="P78">Insecta</text:p>
          </table:table-cell>
          <table:table-cell table:style-name="Tableau1.A2" office:value-type="string">
            <text:p text:style-name="P79">Lepidoptera</text:p>
          </table:table-cell>
          <table:table-cell table:style-name="Tableau1.C2" office:value-type="string">
            <text:p text:style-name="P81">Bombyx mori</text:p>
          </table:table-cell>
          <table:table-cell table:style-name="Tableau1.C2" office:value-type="string">
            <text:p text:style-name="P56">50</text:p>
          </table:table-cell>
          <table:table-cell table:style-name="Tableau1.C2" office:value-type="string">
            <text:p text:style-name="P56">1.9</text:p>
          </table:table-cell>
          <table:table-cell table:style-name="Tableau1.C2" office:value-type="string">
            <text:p text:style-name="P36">EOL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WvYnsTfh&quot;,&quot;properties&quot;:{&quot;formattedCitation&quot;:&quot;(Song et al., 2016)&quot;,&quot;plainCitation&quot;:&quot;(Song et al., 2016)&quot;,&quot;noteIndex&quot;:0},&quot;citationItems&quot;:[{&quot;id&quot;:434,&quot;uris&quot;:[&quot;http://zotero.org/users/4191582/items/DUFFUAHS&quot;],&quot;uri&quot;:[&quot;http://zotero.org/users/4191582/items/DUFFUAHS&quot;],&quot;itemData&quot;:{&quot;id&quot;:434,&quot;type&quot;:&quot;article-journal&quot;,&quot;abstract&quot;:&quot;Established animal models have accelerated our understanding of the mechanisms involved in lifespan determination. However, more experimental animals are required to clarify the complex mechanisms behind the phenomena of aging and lifespan. In this study, we reported the variation of lifespan in nine distinct silkworm strains. Lifespan correlated significantly with BmFoxO gene expression in the representative silkworm strains tested (Xiafang, Dazao-N, and N4). In general, the female silkworm was longer lived than the male of the same strain. Dietary restriction extended the silkworm lifespan compared with that of silkworms fed ad libitum. The expression of BmFoxO was significantly elevated in the dietary restriction group on day 3 of the 4th instar and day 3 of the 5th instar, suggesting that BmFoxO contributes to dietary restriction-mediated lifespan extension. The RNA interference and overexpression of the BmFoxO gene significantly shortened and extended the silkworm adulthood, respectively. In conclusion, our findings suggest that the silkworm might serve as a promising experimental animal to explore the complex biological mechanisms of lifespan determination.&quot;,&quot;container-title&quot;:&quot;Oncotarget&quot;,&quot;DOI&quot;:&quot;10.18632/oncotarget.14235&quot;,&quot;ISSN&quot;:&quot;1949-2553&quot;,&quot;issue&quot;:&quot;5&quot;,&quot;journalAbbreviation&quot;:&quot;Oncotarget&quot;,&quot;note&quot;:&quot;PMID: 28038468\nPMCID: PMC5352321&quot;,&quot;page&quot;:&quot;7294-7300&quot;,&quot;source&quot;:&quot;PubMed Central&quot;,&quot;title&quot;:&quot;Variation of lifespan in multiple strains, and effects of dietary restriction and BmFoxO on lifespan in silkworm, Bombyx mori&quot;,&quot;volume&quot;:&quot;8&quot;,&quot;author&quot;:[{&quot;family&quot;:&quot;Song&quot;,&quot;given&quot;:&quot;Jiangbo&quot;},{&quot;family&quot;:&quot;Tang&quot;,&quot;given&quot;:&quot;Dongmei&quot;},{&quot;family&quot;:&quot;Li&quot;,&quot;given&quot;:&quot;Zhiquan&quot;},{&quot;family&quot;:&quot;Tong&quot;,&quot;given&quot;:&quot;Xiaoling&quot;},{&quot;family&quot;:&quot;Zhang&quot;,&quot;given&quot;:&quot;Jianfei&quot;},{&quot;family&quot;:&quot;Han&quot;,&quot;given&quot;:&quot;Minjin&quot;},{&quot;family&quot;:&quot;Hu&quot;,&quot;given&quot;:&quot;Hai&quot;},{&quot;family&quot;:&quot;Lu&quot;,&quot;given&quot;:&quot;Cheng&quot;},{&quot;family&quot;:&quot;Dai&quot;,&quot;given&quot;:&quot;Fangyin&quot;}],&quot;issued&quot;:{&quot;date-parts&quot;:[[&quot;2016&quot;,12,26]]}}}],&quot;schema&quot;:&quot;https://github.com/citation-style-language/schema/raw/master/csl-citation.json&quot;} RND5NIP8sYBs7"/>(Song et al., 2016)<text:reference-mark-end text:name="ZOTERO_ITEM CSL_CITATION {&quot;citationID&quot;:&quot;WvYnsTfh&quot;,&quot;properties&quot;:{&quot;formattedCitation&quot;:&quot;(Song et al., 2016)&quot;,&quot;plainCitation&quot;:&quot;(Song et al., 2016)&quot;,&quot;noteIndex&quot;:0},&quot;citationItems&quot;:[{&quot;id&quot;:434,&quot;uris&quot;:[&quot;http://zotero.org/users/4191582/items/DUFFUAHS&quot;],&quot;uri&quot;:[&quot;http://zotero.org/users/4191582/items/DUFFUAHS&quot;],&quot;itemData&quot;:{&quot;id&quot;:434,&quot;type&quot;:&quot;article-journal&quot;,&quot;abstract&quot;:&quot;Established animal models have accelerated our understanding of the mechanisms involved in lifespan determination. However, more experimental animals are required to clarify the complex mechanisms behind the phenomena of aging and lifespan. In this study, we reported the variation of lifespan in nine distinct silkworm strains. Lifespan correlated significantly with BmFoxO gene expression in the representative silkworm strains tested (Xiafang, Dazao-N, and N4). In general, the female silkworm was longer lived than the male of the same strain. Dietary restriction extended the silkworm lifespan compared with that of silkworms fed ad libitum. The expression of BmFoxO was significantly elevated in the dietary restriction group on day 3 of the 4th instar and day 3 of the 5th instar, suggesting that BmFoxO contributes to dietary restriction-mediated lifespan extension. The RNA interference and overexpression of the BmFoxO gene significantly shortened and extended the silkworm adulthood, respectively. In conclusion, our findings suggest that the silkworm might serve as a promising experimental animal to explore the complex biological mechanisms of lifespan determination.&quot;,&quot;container-title&quot;:&quot;Oncotarget&quot;,&quot;DOI&quot;:&quot;10.18632/oncotarget.14235&quot;,&quot;ISSN&quot;:&quot;1949-2553&quot;,&quot;issue&quot;:&quot;5&quot;,&quot;journalAbbreviation&quot;:&quot;Oncotarget&quot;,&quot;note&quot;:&quot;PMID: 28038468\nPMCID: PMC5352321&quot;,&quot;page&quot;:&quot;7294-7300&quot;,&quot;source&quot;:&quot;PubMed Central&quot;,&quot;title&quot;:&quot;Variation of lifespan in multiple strains, and effects of dietary restriction and BmFoxO on lifespan in silkworm, Bombyx mori&quot;,&quot;volume&quot;:&quot;8&quot;,&quot;author&quot;:[{&quot;family&quot;:&quot;Song&quot;,&quot;given&quot;:&quot;Jiangbo&quot;},{&quot;family&quot;:&quot;Tang&quot;,&quot;given&quot;:&quot;Dongmei&quot;},{&quot;family&quot;:&quot;Li&quot;,&quot;given&quot;:&quot;Zhiquan&quot;},{&quot;family&quot;:&quot;Tong&quot;,&quot;given&quot;:&quot;Xiaoling&quot;},{&quot;family&quot;:&quot;Zhang&quot;,&quot;given&quot;:&quot;Jianfei&quot;},{&quot;family&quot;:&quot;Han&quot;,&quot;given&quot;:&quot;Minjin&quot;},{&quot;family&quot;:&quot;Hu&quot;,&quot;given&quot;:&quot;Hai&quot;},{&quot;family&quot;:&quot;Lu&quot;,&quot;given&quot;:&quot;Cheng&quot;},{&quot;family&quot;:&quot;Dai&quot;,&quot;given&quot;:&quot;Fangyin&quot;}],&quot;issued&quot;:{&quot;date-parts&quot;:[[&quot;2016&quot;,12,26]]}}}],&quot;schema&quot;:&quot;https://github.com/citation-style-language/schema/raw/master/csl-citation.json&quot;} RND5NIP8sYBs7"/></text:p>
          </table:table-cell>
          <table:table-cell table:style-name="Tableau1.C2" office:value-type="string">
            <text:p text:style-name="P83"><text:a xlink:type="simple" xlink:href="https://eol.org/pages/391618/media" text:style-name="Internet_20_link" text:visited-style-name="Visited_20_Internet_20_Link"><text:span text:style-name="T3">https://eol.org/pages/391618/media</text:span></text:a></text:p>
          </table:table-cell>
        </table:table-row>
        <table:table-row table:style-name="Tableau1.48">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Aedes aegypti</text:p>
          </table:table-cell>
          <table:table-cell table:style-name="Tableau1.C2" office:value-type="string">
            <text:p text:style-name="P56">14</text:p>
          </table:table-cell>
          <table:table-cell table:style-name="Tableau1.C2" office:value-type="string">
            <text:p text:style-name="P56">0.383</text:p>
          </table:table-cell>
          <table:table-cell table:style-name="Tableau1.C2" office:value-type="string">
            <text:p text:style-name="P16">Litterature</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XqbLret5&quot;,&quot;properties&quot;:{&quot;formattedCitation&quot;:&quot;(Reiskind and Lounibos, 2009; Schneider et al., 2004)&quot;,&quot;plainCitation&quot;:&quot;(Reiskind and Lounibos, 2009; Schneider et al., 2004)&quot;,&quot;noteIndex&quot;:0},&quot;citationItems&quot;:[{&quot;id&quot;:1135,&quot;uris&quot;:[&quot;http://zotero.org/groups/2488225/items/PNJIA9I8&quot;],&quot;uri&quot;:[&quot;http://zotero.org/groups/2488225/items/PNJIA9I8&quot;],&quot;itemData&quot;:{&quot;id&quot;:1135,&quot;type&quot;:&quot;article-journal&quot;,&quot;abstract&quot;:&quot;Larval competition is common in container-breeding mosquitoes. The impact of competition on larval growth has been thoroughly examined and findings that larval competition can lead to density-dependent effects on adult body size have been documented. The effects of larval competition on adult longevity have been less well explored. The effects of intraspecific larval densities on the longevity of adults maintained under relatively harsh environmental conditions were tested in the laboratory by measuring the longevity of adult Aedes aegypti (L.) and Aedes albopictus (Skuse) (Diptera: Culicidae) that had been reared under a range of larval densities and subsequently maintained in high- or low-humidity regimes (85% or 35% relative humidity [RH], respectively) as adults. We found significant negative effects of competition on adult longevity in Ae. aegypti, but not in Ae. albopictus. Multivariate analysis of variance suggested that the negative effect of the larval environment on the longevity of Ae. aegypti adults was most strongly associated with increased development time and decreased wing length as adults. Understanding how larval competition affects adult longevity under a range of environmental conditions is important in establishing the relationship between models of mosquito population regulation and epidemiological models of vector-borne disease transmission.&quot;,&quot;container-title&quot;:&quot;Medical and veterinary entomology&quot;,&quot;DOI&quot;:&quot;10.1111/j.1365-2915.2008.00782.x&quot;,&quot;ISSN&quot;:&quot;0269-283X&quot;,&quot;issue&quot;:&quot;1&quot;,&quot;journalAbbreviation&quot;:&quot;Med Vet Entomol&quot;,&quot;note&quot;:&quot;PMID: 19239615\nPMCID: PMC2651082&quot;,&quot;page&quot;:&quot;62-68&quot;,&quot;source&quot;:&quot;PubMed Central&quot;,&quot;title&quot;:&quot;Effects of intraspecific larval competition on adult longevity in the mosquitoes Aedes aegypti and Aedes albopictus&quot;,&quot;volume&quot;:&quot;23&quot;,&quot;author&quot;:[{&quot;family&quot;:&quot;Reiskind&quot;,&quot;given&quot;:&quot;M. H.&quot;},{&quot;family&quot;:&quot;Lounibos&quot;,&quot;given&quot;:&quot;L. P.&quot;}],&quot;issued&quot;:{&quot;date-parts&quot;:[[&quot;2009&quot;,3]]}}},{&quot;id&quot;:1001,&quot;uris&quot;:[&quot;http://zotero.org/users/4191582/items/DKP5KJ3Q&quot;],&quot;uri&quot;:[&quot;http://zotero.org/users/4191582/items/DKP5KJ3Q&quot;],&quot;itemData&quot;:{&quot;id&quot;:1001,&quot;type&quot;:&quot;article-journal&quot;,&quot;abstract&quot;:&quot;Abstract.  Adult mosquito size may be related to longevity, feeding frequency, and other factors that impact vectorial capacity. Various investigations have sho&quot;,&quot;container-title&quot;:&quot;Journal of Medical Entomology&quot;,&quot;DOI&quot;:&quot;10.1603/0022-2585-41.4.634&quot;,&quot;ISSN&quot;:&quot;0022-2585&quot;,&quot;issue&quot;:&quot;4&quot;,&quot;journalAbbreviation&quot;:&quot;J Med Entomol&quot;,&quot;language&quot;:&quot;en&quot;,&quot;note&quot;:&quot;publisher: Oxford Academic&quot;,&quot;page&quot;:&quot;634-642&quot;,&quot;source&quot;:&quot;academic.oup.com&quot;,&quot;title&quot;:&quot;Adult Size and Distribution of Aedes aegypti (Diptera: Culicidae) Associated with Larval Habitats in Iquitos, Peru&quot;,&quot;title-short&quot;:&quot;Adult Size and Distribution of Aedes aegypti (Diptera&quot;,&quot;volume&quot;:&quot;41&quot;,&quot;author&quot;:[{&quot;family&quot;:&quot;Schneider&quot;,&quot;given&quot;:&quot;Jennifer R.&quot;},{&quot;family&quot;:&quot;Morrison&quot;,&quot;given&quot;:&quot;Amy C.&quot;},{&quot;family&quot;:&quot;Astete&quot;,&quot;given&quot;:&quot;Helvio&quot;},{&quot;family&quot;:&quot;Scott&quot;,&quot;given&quot;:&quot;Thomas W.&quot;},{&quot;family&quot;:&quot;Wilson&quot;,&quot;given&quot;:&quot;Mark L.&quot;}],&quot;issued&quot;:{&quot;date-parts&quot;:[[&quot;2004&quot;,7,1]]}}}],&quot;schema&quot;:&quot;https://github.com/citation-style-language/schema/raw/master/csl-citation.json&quot;} RNDVTwAOrqbJT"/>(Reiskind and Lounibos, 2009; Schneider et al., 2004)<text:reference-mark-end text:name="ZOTERO_ITEM CSL_CITATION {&quot;citationID&quot;:&quot;XqbLret5&quot;,&quot;properties&quot;:{&quot;formattedCitation&quot;:&quot;(Reiskind and Lounibos, 2009; Schneider et al., 2004)&quot;,&quot;plainCitation&quot;:&quot;(Reiskind and Lounibos, 2009; Schneider et al., 2004)&quot;,&quot;noteIndex&quot;:0},&quot;citationItems&quot;:[{&quot;id&quot;:1135,&quot;uris&quot;:[&quot;http://zotero.org/groups/2488225/items/PNJIA9I8&quot;],&quot;uri&quot;:[&quot;http://zotero.org/groups/2488225/items/PNJIA9I8&quot;],&quot;itemData&quot;:{&quot;id&quot;:1135,&quot;type&quot;:&quot;article-journal&quot;,&quot;abstract&quot;:&quot;Larval competition is common in container-breeding mosquitoes. The impact of competition on larval growth has been thoroughly examined and findings that larval competition can lead to density-dependent effects on adult body size have been documented. The effects of larval competition on adult longevity have been less well explored. The effects of intraspecific larval densities on the longevity of adults maintained under relatively harsh environmental conditions were tested in the laboratory by measuring the longevity of adult Aedes aegypti (L.) and Aedes albopictus (Skuse) (Diptera: Culicidae) that had been reared under a range of larval densities and subsequently maintained in high- or low-humidity regimes (85% or 35% relative humidity [RH], respectively) as adults. We found significant negative effects of competition on adult longevity in Ae. aegypti, but not in Ae. albopictus. Multivariate analysis of variance suggested that the negative effect of the larval environment on the longevity of Ae. aegypti adults was most strongly associated with increased development time and decreased wing length as adults. Understanding how larval competition affects adult longevity under a range of environmental conditions is important in establishing the relationship between models of mosquito population regulation and epidemiological models of vector-borne disease transmission.&quot;,&quot;container-title&quot;:&quot;Medical and veterinary entomology&quot;,&quot;DOI&quot;:&quot;10.1111/j.1365-2915.2008.00782.x&quot;,&quot;ISSN&quot;:&quot;0269-283X&quot;,&quot;issue&quot;:&quot;1&quot;,&quot;journalAbbreviation&quot;:&quot;Med Vet Entomol&quot;,&quot;note&quot;:&quot;PMID: 19239615\nPMCID: PMC2651082&quot;,&quot;page&quot;:&quot;62-68&quot;,&quot;source&quot;:&quot;PubMed Central&quot;,&quot;title&quot;:&quot;Effects of intraspecific larval competition on adult longevity in the mosquitoes Aedes aegypti and Aedes albopictus&quot;,&quot;volume&quot;:&quot;23&quot;,&quot;author&quot;:[{&quot;family&quot;:&quot;Reiskind&quot;,&quot;given&quot;:&quot;M. H.&quot;},{&quot;family&quot;:&quot;Lounibos&quot;,&quot;given&quot;:&quot;L. P.&quot;}],&quot;issued&quot;:{&quot;date-parts&quot;:[[&quot;2009&quot;,3]]}}},{&quot;id&quot;:1001,&quot;uris&quot;:[&quot;http://zotero.org/users/4191582/items/DKP5KJ3Q&quot;],&quot;uri&quot;:[&quot;http://zotero.org/users/4191582/items/DKP5KJ3Q&quot;],&quot;itemData&quot;:{&quot;id&quot;:1001,&quot;type&quot;:&quot;article-journal&quot;,&quot;abstract&quot;:&quot;Abstract.  Adult mosquito size may be related to longevity, feeding frequency, and other factors that impact vectorial capacity. Various investigations have sho&quot;,&quot;container-title&quot;:&quot;Journal of Medical Entomology&quot;,&quot;DOI&quot;:&quot;10.1603/0022-2585-41.4.634&quot;,&quot;ISSN&quot;:&quot;0022-2585&quot;,&quot;issue&quot;:&quot;4&quot;,&quot;journalAbbreviation&quot;:&quot;J Med Entomol&quot;,&quot;language&quot;:&quot;en&quot;,&quot;note&quot;:&quot;publisher: Oxford Academic&quot;,&quot;page&quot;:&quot;634-642&quot;,&quot;source&quot;:&quot;academic.oup.com&quot;,&quot;title&quot;:&quot;Adult Size and Distribution of Aedes aegypti (Diptera: Culicidae) Associated with Larval Habitats in Iquitos, Peru&quot;,&quot;title-short&quot;:&quot;Adult Size and Distribution of Aedes aegypti (Diptera&quot;,&quot;volume&quot;:&quot;41&quot;,&quot;author&quot;:[{&quot;family&quot;:&quot;Schneider&quot;,&quot;given&quot;:&quot;Jennifer R.&quot;},{&quot;family&quot;:&quot;Morrison&quot;,&quot;given&quot;:&quot;Amy C.&quot;},{&quot;family&quot;:&quot;Astete&quot;,&quot;given&quot;:&quot;Helvio&quot;},{&quot;family&quot;:&quot;Scott&quot;,&quot;given&quot;:&quot;Thomas W.&quot;},{&quot;family&quot;:&quot;Wilson&quot;,&quot;given&quot;:&quot;Mark L.&quot;}],&quot;issued&quot;:{&quot;date-parts&quot;:[[&quot;2004&quot;,7,1]]}}}],&quot;schema&quot;:&quot;https://github.com/citation-style-language/schema/raw/master/csl-citation.json&quot;} RNDVTwAOrqbJT"/></text:p>
          </table:table-cell>
          <table:table-cell table:style-name="Tableau1.C2" office:value-type="string">
            <text:p text:style-name="P4"/>
          </table:table-cell>
        </table:table-row>
        <table:table-row table:style-name="Tableau1.49">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Drosophila grimshawi</text:p>
          </table:table-cell>
          <table:table-cell table:style-name="Tableau1.C2" office:value-type="string">
            <text:p text:style-name="P56">50</text:p>
          </table:table-cell>
          <table:table-cell table:style-name="Tableau1.C2" office:value-type="string">
            <text:p text:style-name="P74">0.5</text:p>
          </table:table-cell>
          <table:table-cell table:style-name="Tableau1.C2" office:value-type="string">
            <text:p text:style-name="P32"/>
          </table:table-cell>
          <table:table-cell table:style-name="Tableau1.C2" office:value-type="string">
            <text:p text:style-name="P62"/>
          </table:table-cell>
          <table:table-cell table:style-name="Tableau1.A2" office:value-type="string">
            <text:p text:style-name="P4"><text:reference-mark-start text:name="ZOTERO_ITEM CSL_CITATION {&quot;citationID&quot;:&quot;VSpycWN9&quot;,&quot;properties&quot;:{&quot;formattedCitation&quot;:&quot;(Johansson et al., 2005)&quot;,&quot;plainCitation&quot;:&quot;(Johansson et al., 2005)&quot;,&quot;noteIndex&quot;:0},&quot;citationItems&quot;:[{&quot;id&quot;:546,&quot;uris&quot;:[&quot;http://zotero.org/users/4191582/items/2XSJTH8Q&quot;],&quot;uri&quot;:[&quot;http://zotero.org/users/4191582/items/2XSJTH8Q&quot;],&quot;itemData&quot;:{&quot;id&quot;:546,&quot;type&quot;:&quot;article-journal&quot;,&quot;container-title&quot;:&quot;Animal Behaviour&quot;,&quot;DOI&quot;:&quot;10.1016/j.anbehav.2004.08.007&quot;,&quot;ISSN&quot;:&quot;00033472&quot;,&quot;issue&quot;:&quot;4&quot;,&quot;journalAbbreviation&quot;:&quot;Animal Behaviour&quot;,&quot;language&quot;:&quot;en&quot;,&quot;page&quot;:&quot;851-858&quot;,&quot;source&quot;:&quot;DOI.org (Crossref)&quot;,&quot;title&quot;:&quot;Cost of pheromone production in a lekking Drosophila&quot;,&quot;volume&quot;:&quot;69&quot;,&quot;author&quot;:[{&quot;family&quot;:&quot;Johansson&quot;,&quot;given&quot;:&quot;Björn G.&quot;},{&quot;family&quot;:&quot;Jones&quot;,&quot;given&quot;:&quot;Therésa M.&quot;},{&quot;family&quot;:&quot;Widemo&quot;,&quot;given&quot;:&quot;Fredrik&quot;}],&quot;issued&quot;:{&quot;date-parts&quot;:[[&quot;2005&quot;,4]]}}}],&quot;schema&quot;:&quot;https://github.com/citation-style-language/schema/raw/master/csl-citation.json&quot;} RND7IKYwLmaZG"/>(Johansson et al., 2005)<text:reference-mark-end text:name="ZOTERO_ITEM CSL_CITATION {&quot;citationID&quot;:&quot;VSpycWN9&quot;,&quot;properties&quot;:{&quot;formattedCitation&quot;:&quot;(Johansson et al., 2005)&quot;,&quot;plainCitation&quot;:&quot;(Johansson et al., 2005)&quot;,&quot;noteIndex&quot;:0},&quot;citationItems&quot;:[{&quot;id&quot;:546,&quot;uris&quot;:[&quot;http://zotero.org/users/4191582/items/2XSJTH8Q&quot;],&quot;uri&quot;:[&quot;http://zotero.org/users/4191582/items/2XSJTH8Q&quot;],&quot;itemData&quot;:{&quot;id&quot;:546,&quot;type&quot;:&quot;article-journal&quot;,&quot;container-title&quot;:&quot;Animal Behaviour&quot;,&quot;DOI&quot;:&quot;10.1016/j.anbehav.2004.08.007&quot;,&quot;ISSN&quot;:&quot;00033472&quot;,&quot;issue&quot;:&quot;4&quot;,&quot;journalAbbreviation&quot;:&quot;Animal Behaviour&quot;,&quot;language&quot;:&quot;en&quot;,&quot;page&quot;:&quot;851-858&quot;,&quot;source&quot;:&quot;DOI.org (Crossref)&quot;,&quot;title&quot;:&quot;Cost of pheromone production in a lekking Drosophila&quot;,&quot;volume&quot;:&quot;69&quot;,&quot;author&quot;:[{&quot;family&quot;:&quot;Johansson&quot;,&quot;given&quot;:&quot;Björn G.&quot;},{&quot;family&quot;:&quot;Jones&quot;,&quot;given&quot;:&quot;Therésa M.&quot;},{&quot;family&quot;:&quot;Widemo&quot;,&quot;given&quot;:&quot;Fredrik&quot;}],&quot;issued&quot;:{&quot;date-parts&quot;:[[&quot;2005&quot;,4]]}}}],&quot;schema&quot;:&quot;https://github.com/citation-style-language/schema/raw/master/csl-citation.json&quot;} RND7IKYwLmaZG"/></text:p>
          </table:table-cell>
          <table:table-cell table:style-name="Tableau1.C2" office:value-type="string">
            <text:p text:style-name="P85"><text:a xlink:type="simple" xlink:href="http://animatedaj.blogspot.com/2014/05/" text:style-name="Internet_20_link" text:visited-style-name="Visited_20_Internet_20_Link"><text:span text:style-name="T10">http://animatedaj.blogspot.com/2014/05/</text:span></text:a></text:p>
          </table:table-cell>
        </table:table-row>
        <table:table-row table:style-name="Tableau1.50">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Drosophila pseudoobscura</text:p>
          </table:table-cell>
          <table:table-cell table:style-name="Tableau1.C2" office:value-type="string">
            <text:p text:style-name="P56">90</text:p>
          </table:table-cell>
          <table:table-cell table:style-name="Tableau1.C2" office:value-type="string">
            <text:p text:style-name="P56">0.1955</text:p>
          </table:table-cell>
          <table:table-cell table:style-name="Tableau1.C2" office:value-type="string">
            <text:p text:style-name="P16">Litterature</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diiHsuum&quot;,&quot;properties&quot;:{&quot;formattedCitation&quot;:&quot;(Druger, 1962; Vetukhiv, 1957)&quot;,&quot;plainCitation&quot;:&quot;(Druger, 1962; Vetukhiv, 1957)&quot;,&quot;noteIndex&quot;:0},&quot;citationItems&quot;:[{&quot;id&quot;:1086,&quot;uris&quot;:[&quot;http://zotero.org/users/4191582/items/BBLWJCAH&quot;],&quot;uri&quot;:[&quot;http://zotero.org/users/4191582/items/BBLWJCAH&quot;],&quot;itemData&quot;:{&quot;id&quot;:1086,&quot;type&quot;:&quot;article-journal&quot;,&quot;container-title&quot;:&quot;Genetics&quot;,&quot;ISSN&quot;:&quot;0016-6731&quot;,&quot;issue&quot;:&quot;2&quot;,&quot;journalAbbreviation&quot;:&quot;Genetics&quot;,&quot;note&quot;:&quot;PMID: 13887953\nPMCID: PMC1210323&quot;,&quot;page&quot;:&quot;209-222&quot;,&quot;source&quot;:&quot;PubMed Central&quot;,&quot;title&quot;:&quot;Selection and Body Size in Drosophila Pseudoobscura at Different Temperatures&quot;,&quot;volume&quot;:&quot;47&quot;,&quot;author&quot;:[{&quot;family&quot;:&quot;Druger&quot;,&quot;given&quot;:&quot;Marvin&quot;}],&quot;issued&quot;:{&quot;date-parts&quot;:[[&quot;1962&quot;,2]]}}},{&quot;id&quot;:591,&quot;uris&quot;:[&quot;http://zotero.org/groups/2488225/items/YRZGWM24&quot;],&quot;uri&quot;:[&quot;http://zotero.org/groups/2488225/items/YRZGWM24&quot;],&quot;itemData&quot;:{&quot;id&quot;:591,&quot;type&quot;:&quot;article-journal&quot;,&quot;container-title&quot;:&quot;Evolution&quot;,&quot;DOI&quot;:&quot;10.1111/j.1558-5646.1957.tb02903.x&quot;,&quot;ISSN&quot;:&quot;1558-5646&quot;,&quot;issue&quot;:&quot;3&quot;,&quot;language&quot;:&quot;en&quot;,&quot;note&quot;:&quot;_eprint: https://onlinelibrary.wiley.com/doi/pdf/10.1111/j.1558-5646.1957.tb02903.x&quot;,&quot;page&quot;:&quot;348-360&quot;,&quot;source&quot;:&quot;Wiley Online Library&quot;,&quot;title&quot;:&quot;Longevity of Hybrids Between Geographic Populations of Drosophila Pseudoobscura&quot;,&quot;volume&quot;:&quot;11&quot;,&quot;author&quot;:[{&quot;family&quot;:&quot;Vetukhiv&quot;,&quot;given&quot;:&quot;M.&quot;}],&quot;issued&quot;:{&quot;date-parts&quot;:[[&quot;1957&quot;]]}}}],&quot;schema&quot;:&quot;https://github.com/citation-style-language/schema/raw/master/csl-citation.json&quot;} RNDgWAk9M8bvd"/>(Druger, 1962; Vetukhiv, 1957)<text:reference-mark-end text:name="ZOTERO_ITEM CSL_CITATION {&quot;citationID&quot;:&quot;diiHsuum&quot;,&quot;properties&quot;:{&quot;formattedCitation&quot;:&quot;(Druger, 1962; Vetukhiv, 1957)&quot;,&quot;plainCitation&quot;:&quot;(Druger, 1962; Vetukhiv, 1957)&quot;,&quot;noteIndex&quot;:0},&quot;citationItems&quot;:[{&quot;id&quot;:1086,&quot;uris&quot;:[&quot;http://zotero.org/users/4191582/items/BBLWJCAH&quot;],&quot;uri&quot;:[&quot;http://zotero.org/users/4191582/items/BBLWJCAH&quot;],&quot;itemData&quot;:{&quot;id&quot;:1086,&quot;type&quot;:&quot;article-journal&quot;,&quot;container-title&quot;:&quot;Genetics&quot;,&quot;ISSN&quot;:&quot;0016-6731&quot;,&quot;issue&quot;:&quot;2&quot;,&quot;journalAbbreviation&quot;:&quot;Genetics&quot;,&quot;note&quot;:&quot;PMID: 13887953\nPMCID: PMC1210323&quot;,&quot;page&quot;:&quot;209-222&quot;,&quot;source&quot;:&quot;PubMed Central&quot;,&quot;title&quot;:&quot;Selection and Body Size in Drosophila Pseudoobscura at Different Temperatures&quot;,&quot;volume&quot;:&quot;47&quot;,&quot;author&quot;:[{&quot;family&quot;:&quot;Druger&quot;,&quot;given&quot;:&quot;Marvin&quot;}],&quot;issued&quot;:{&quot;date-parts&quot;:[[&quot;1962&quot;,2]]}}},{&quot;id&quot;:591,&quot;uris&quot;:[&quot;http://zotero.org/groups/2488225/items/YRZGWM24&quot;],&quot;uri&quot;:[&quot;http://zotero.org/groups/2488225/items/YRZGWM24&quot;],&quot;itemData&quot;:{&quot;id&quot;:591,&quot;type&quot;:&quot;article-journal&quot;,&quot;container-title&quot;:&quot;Evolution&quot;,&quot;DOI&quot;:&quot;10.1111/j.1558-5646.1957.tb02903.x&quot;,&quot;ISSN&quot;:&quot;1558-5646&quot;,&quot;issue&quot;:&quot;3&quot;,&quot;language&quot;:&quot;en&quot;,&quot;note&quot;:&quot;_eprint: https://onlinelibrary.wiley.com/doi/pdf/10.1111/j.1558-5646.1957.tb02903.x&quot;,&quot;page&quot;:&quot;348-360&quot;,&quot;source&quot;:&quot;Wiley Online Library&quot;,&quot;title&quot;:&quot;Longevity of Hybrids Between Geographic Populations of Drosophila Pseudoobscura&quot;,&quot;volume&quot;:&quot;11&quot;,&quot;author&quot;:[{&quot;family&quot;:&quot;Vetukhiv&quot;,&quot;given&quot;:&quot;M.&quot;}],&quot;issued&quot;:{&quot;date-parts&quot;:[[&quot;1957&quot;]]}}}],&quot;schema&quot;:&quot;https://github.com/citation-style-language/schema/raw/master/csl-citation.json&quot;} RNDgWAk9M8bvd"/></text:p>
          </table:table-cell>
          <table:table-cell table:style-name="Tableau1.C2" office:value-type="string">
            <text:p text:style-name="P4"/>
          </table:table-cell>
        </table:table-row>
        <table:table-row table:style-name="Tableau1.51">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Drosophila melanogaster</text:p>
          </table:table-cell>
          <table:table-cell table:style-name="Tableau1.C2" office:value-type="string">
            <text:p text:style-name="P56">36</text:p>
          </table:table-cell>
          <table:table-cell table:style-name="Tableau1.C2" office:value-type="string">
            <text:p text:style-name="P56">0.3</text:p>
          </table:table-cell>
          <table:table-cell table:style-name="Tableau1.C2" office:value-type="string">
            <text:p text:style-name="P36">EOL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ydwmNIin&quot;,&quot;properties&quot;:{&quot;formattedCitation&quot;:&quot;(Lin et al., 2014a)&quot;,&quot;plainCitation&quot;:&quot;(Lin et al., 2014a)&quot;,&quot;noteIndex&quot;:0},&quot;citationItems&quot;:[{&quot;id&quot;:882,&quot;uris&quot;:[&quot;http://zotero.org/groups/2488225/items/SKNARKAN&quot;],&quot;uri&quot;:[&quot;http://zotero.org/groups/2488225/items/SKNARKAN&quot;],&quot;itemData&quot;:{&quot;id&quot;:882,&quot;type&quot;:&quot;article-journal&quot;,&quot;abstract&quot;:&quot;Drosophila suzukii (Matsumura) (Diptera: Drosophilidae) and Drosophila melanogaster Meigen were studied in a laboratory at 25 °C, 60% RH and 16:8 h L:D. Stage-speciﬁc developmental times, reproduction, stage-speciﬁc survival rates, and adult sex ratios were recorded and organized in separate life tables for each species. The intrinsic rate of increase (r), the ﬁnite rate of increase (h), the net reproduction rate (R0) and the mean generation time (T) were 0.12 day–1, 1.13 day–1, 27.57 offspring, and 28.04 days, respectively, for D. suzukii and 0.17 day–1, 1.19 day–1, 38.17 offspring, and 21.27 days, respectively, for D. melanogaster. The use of the age-stage, two-sex life table method to study D. suzukii and D. melanogaster yielded considerably more accurate and useful data than would have been obtained by using the female-only age-speciﬁc life table. These life tables can be used for population growth projections, designing mass-rearing programs, and for pest management.&quot;,&quot;container-title&quot;:&quot;Florida Entomologist&quot;,&quot;DOI&quot;:&quot;10.1653/024.097.0418&quot;,&quot;ISSN&quot;:&quot;0015-4040, 1938-5102&quot;,&quot;issue&quot;:&quot;4&quot;,&quot;journalAbbreviation&quot;:&quot;Florida Entomologist&quot;,&quot;language&quot;:&quot;en&quot;,&quot;page&quot;:&quot;1434-1442&quot;,&quot;source&quot;:&quot;DOI.org (Crossref)&quot;,&quot;title&quot;:&quot;Comparative Developmental Times and Laboratory Life Tables for &lt;i&gt;Drosophlia suzukii&lt;/i&gt; and &lt;i&gt;Drosophila melanogaster&lt;/i&gt; (Diptera: Drosophilidae)&quot;,&quot;title-short&quot;:&quot;Comparative Developmental Times and Laboratory Life Tables for &lt;i&gt;Drosophlia suzukii&lt;/i&gt; and &lt;i&gt;Drosophila melanogaster&lt;/i&gt; (Diptera&quot;,&quot;volume&quot;:&quot;97&quot;,&quot;author&quot;:[{&quot;family&quot;:&quot;Lin&quot;,&quot;given&quot;:&quot;Qing-Cai&quot;},{&quot;family&quot;:&quot;Zhai&quot;,&quot;given&quot;:&quot;Yi-Fan&quot;},{&quot;family&quot;:&quot;Zhang&quot;,&quot;given&quot;:&quot;An-Sheng&quot;},{&quot;family&quot;:&quot;Men&quot;,&quot;given&quot;:&quot;Xing-Yuan&quot;},{&quot;family&quot;:&quot;Zhang&quot;,&quot;given&quot;:&quot;Xiao-Yan&quot;},{&quot;family&quot;:&quot;Zalom&quot;,&quot;given&quot;:&quot;Frank G.&quot;},{&quot;family&quot;:&quot;Zhou&quot;,&quot;given&quot;:&quot;Cheng-Gang&quot;},{&quot;family&quot;:&quot;Yu&quot;,&quot;given&quot;:&quot;Yi&quot;}],&quot;issued&quot;:{&quot;date-parts&quot;:[[&quot;2014&quot;,12]]}}}],&quot;schema&quot;:&quot;https://github.com/citation-style-language/schema/raw/master/csl-citation.json&quot;} RNDROkybsTOQW"/>(Lin et al., 2014a)<text:reference-mark-end text:name="ZOTERO_ITEM CSL_CITATION {&quot;citationID&quot;:&quot;ydwmNIin&quot;,&quot;properties&quot;:{&quot;formattedCitation&quot;:&quot;(Lin et al., 2014a)&quot;,&quot;plainCitation&quot;:&quot;(Lin et al., 2014a)&quot;,&quot;noteIndex&quot;:0},&quot;citationItems&quot;:[{&quot;id&quot;:882,&quot;uris&quot;:[&quot;http://zotero.org/groups/2488225/items/SKNARKAN&quot;],&quot;uri&quot;:[&quot;http://zotero.org/groups/2488225/items/SKNARKAN&quot;],&quot;itemData&quot;:{&quot;id&quot;:882,&quot;type&quot;:&quot;article-journal&quot;,&quot;abstract&quot;:&quot;Drosophila suzukii (Matsumura) (Diptera: Drosophilidae) and Drosophila melanogaster Meigen were studied in a laboratory at 25 °C, 60% RH and 16:8 h L:D. Stage-speciﬁc developmental times, reproduction, stage-speciﬁc survival rates, and adult sex ratios were recorded and organized in separate life tables for each species. The intrinsic rate of increase (r), the ﬁnite rate of increase (h), the net reproduction rate (R0) and the mean generation time (T) were 0.12 day–1, 1.13 day–1, 27.57 offspring, and 28.04 days, respectively, for D. suzukii and 0.17 day–1, 1.19 day–1, 38.17 offspring, and 21.27 days, respectively, for D. melanogaster. The use of the age-stage, two-sex life table method to study D. suzukii and D. melanogaster yielded considerably more accurate and useful data than would have been obtained by using the female-only age-speciﬁc life table. These life tables can be used for population growth projections, designing mass-rearing programs, and for pest management.&quot;,&quot;container-title&quot;:&quot;Florida Entomologist&quot;,&quot;DOI&quot;:&quot;10.1653/024.097.0418&quot;,&quot;ISSN&quot;:&quot;0015-4040, 1938-5102&quot;,&quot;issue&quot;:&quot;4&quot;,&quot;journalAbbreviation&quot;:&quot;Florida Entomologist&quot;,&quot;language&quot;:&quot;en&quot;,&quot;page&quot;:&quot;1434-1442&quot;,&quot;source&quot;:&quot;DOI.org (Crossref)&quot;,&quot;title&quot;:&quot;Comparative Developmental Times and Laboratory Life Tables for &lt;i&gt;Drosophlia suzukii&lt;/i&gt; and &lt;i&gt;Drosophila melanogaster&lt;/i&gt; (Diptera: Drosophilidae)&quot;,&quot;title-short&quot;:&quot;Comparative Developmental Times and Laboratory Life Tables for &lt;i&gt;Drosophlia suzukii&lt;/i&gt; and &lt;i&gt;Drosophila melanogaster&lt;/i&gt; (Diptera&quot;,&quot;volume&quot;:&quot;97&quot;,&quot;author&quot;:[{&quot;family&quot;:&quot;Lin&quot;,&quot;given&quot;:&quot;Qing-Cai&quot;},{&quot;family&quot;:&quot;Zhai&quot;,&quot;given&quot;:&quot;Yi-Fan&quot;},{&quot;family&quot;:&quot;Zhang&quot;,&quot;given&quot;:&quot;An-Sheng&quot;},{&quot;family&quot;:&quot;Men&quot;,&quot;given&quot;:&quot;Xing-Yuan&quot;},{&quot;family&quot;:&quot;Zhang&quot;,&quot;given&quot;:&quot;Xiao-Yan&quot;},{&quot;family&quot;:&quot;Zalom&quot;,&quot;given&quot;:&quot;Frank G.&quot;},{&quot;family&quot;:&quot;Zhou&quot;,&quot;given&quot;:&quot;Cheng-Gang&quot;},{&quot;family&quot;:&quot;Yu&quot;,&quot;given&quot;:&quot;Yi&quot;}],&quot;issued&quot;:{&quot;date-parts&quot;:[[&quot;2014&quot;,12]]}}}],&quot;schema&quot;:&quot;https://github.com/citation-style-language/schema/raw/master/csl-citation.json&quot;} RNDROkybsTOQW"/></text:p>
          </table:table-cell>
          <table:table-cell table:style-name="Tableau1.C2" office:value-type="string">
            <text:p text:style-name="P83"><text:a xlink:type="simple" xlink:href="https://eol.org/pages/733739/media" text:style-name="Internet_20_link" text:visited-style-name="Visited_20_Internet_20_Link"><text:span text:style-name="T3">https://eol.org/pages/733739/media</text:span></text:a></text:p>
          </table:table-cell>
        </table:table-row>
        <table:table-row table:style-name="Tableau1.52">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Drosophila suzukii</text:p>
          </table:table-cell>
          <table:table-cell table:style-name="Tableau1.C2" office:value-type="string">
            <text:p text:style-name="P56">38</text:p>
          </table:table-cell>
          <table:table-cell table:style-name="Tableau1.C2" office:value-type="string">
            <text:p text:style-name="P56">0.33</text:p>
          </table:table-cell>
          <table:table-cell table:style-name="Tableau1.C2" office:value-type="string">
            <text:p text:style-name="P36">EOL (3)</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M9R1NZHG&quot;,&quot;properties&quot;:{&quot;formattedCitation&quot;:&quot;(Lin et al., 2014b)&quot;,&quot;plainCitation&quot;:&quot;(Lin et al., 2014b)&quot;,&quot;noteIndex&quot;:0},&quot;citationItems&quot;:[{&quot;id&quot;:978,&quot;uris&quot;:[&quot;http://zotero.org/users/4191582/items/544VYW9I&quot;],&quot;uri&quot;:[&quot;http://zotero.org/users/4191582/items/544VYW9I&quot;],&quot;itemData&quot;:{&quot;id&quot;:978,&quot;type&quot;:&quot;article-journal&quot;,&quot;abstract&quot;:&quot;Drosophila suzukii (Matsumura) (Diptera: Drosophilidae) and Drosophila melanogaster Meigen were studied in a laboratory at 25 °C, 60% RH and 16:8 h L:D. Stage-speciﬁc developmental times, reproduction, stage-speciﬁc survival rates, and adult sex ratios were recorded and organized in separate life tables for each species. The intrinsic rate of increase (r), the ﬁnite rate of increase (h), the net reproduction rate (R0) and the mean generation time (T) were 0.12 day–1, 1.13 day–1, 27.57 offspring, and 28.04 days, respectively, for D. suzukii and 0.17 day–1, 1.19 day–1, 38.17 offspring, and 21.27 days, respectively, for D. melanogaster. The use of the age-stage, two-sex life table method to study D. suzukii and D. melanogaster yielded considerably more accurate and useful data than would have been obtained by using the female-only age-speciﬁc life table. These life tables can be used for population growth projections, designing mass-rearing programs, and for pest management.&quot;,&quot;container-title&quot;:&quot;Florida Entomologist&quot;,&quot;DOI&quot;:&quot;10.1653/024.097.0418&quot;,&quot;ISSN&quot;:&quot;0015-4040, 1938-5102&quot;,&quot;issue&quot;:&quot;4&quot;,&quot;journalAbbreviation&quot;:&quot;Florida Entomologist&quot;,&quot;language&quot;:&quot;en&quot;,&quot;page&quot;:&quot;1434-1442&quot;,&quot;source&quot;:&quot;DOI.org (Crossref)&quot;,&quot;title&quot;:&quot;Comparative Developmental Times and Laboratory Life Tables for &lt;i&gt;Drosophlia suzukii&lt;/i&gt; and &lt;i&gt;Drosophila melanogaster&lt;/i&gt; (Diptera: Drosophilidae)&quot;,&quot;title-short&quot;:&quot;Comparative Developmental Times and Laboratory Life Tables for &lt;i&gt;Drosophlia suzukii&lt;/i&gt; and &lt;i&gt;Drosophila melanogaster&lt;/i&gt; (Diptera&quot;,&quot;volume&quot;:&quot;97&quot;,&quot;author&quot;:[{&quot;family&quot;:&quot;Lin&quot;,&quot;given&quot;:&quot;Qing-Cai&quot;},{&quot;family&quot;:&quot;Zhai&quot;,&quot;given&quot;:&quot;Yi-Fan&quot;},{&quot;family&quot;:&quot;Zhang&quot;,&quot;given&quot;:&quot;An-Sheng&quot;},{&quot;family&quot;:&quot;Men&quot;,&quot;given&quot;:&quot;Xing-Yuan&quot;},{&quot;family&quot;:&quot;Zhang&quot;,&quot;given&quot;:&quot;Xiao-Yan&quot;},{&quot;family&quot;:&quot;Zalom&quot;,&quot;given&quot;:&quot;Frank G.&quot;},{&quot;family&quot;:&quot;Zhou&quot;,&quot;given&quot;:&quot;Cheng-Gang&quot;},{&quot;family&quot;:&quot;Yu&quot;,&quot;given&quot;:&quot;Yi&quot;}],&quot;issued&quot;:{&quot;date-parts&quot;:[[&quot;2014&quot;,12]]}}}],&quot;schema&quot;:&quot;https://github.com/citation-style-language/schema/raw/master/csl-citation.json&quot;} RNDz2x6j6dl3C"/>(Lin et al., 2014b)<text:reference-mark-end text:name="ZOTERO_ITEM CSL_CITATION {&quot;citationID&quot;:&quot;M9R1NZHG&quot;,&quot;properties&quot;:{&quot;formattedCitation&quot;:&quot;(Lin et al., 2014b)&quot;,&quot;plainCitation&quot;:&quot;(Lin et al., 2014b)&quot;,&quot;noteIndex&quot;:0},&quot;citationItems&quot;:[{&quot;id&quot;:978,&quot;uris&quot;:[&quot;http://zotero.org/users/4191582/items/544VYW9I&quot;],&quot;uri&quot;:[&quot;http://zotero.org/users/4191582/items/544VYW9I&quot;],&quot;itemData&quot;:{&quot;id&quot;:978,&quot;type&quot;:&quot;article-journal&quot;,&quot;abstract&quot;:&quot;Drosophila suzukii (Matsumura) (Diptera: Drosophilidae) and Drosophila melanogaster Meigen were studied in a laboratory at 25 °C, 60% RH and 16:8 h L:D. Stage-speciﬁc developmental times, reproduction, stage-speciﬁc survival rates, and adult sex ratios were recorded and organized in separate life tables for each species. The intrinsic rate of increase (r), the ﬁnite rate of increase (h), the net reproduction rate (R0) and the mean generation time (T) were 0.12 day–1, 1.13 day–1, 27.57 offspring, and 28.04 days, respectively, for D. suzukii and 0.17 day–1, 1.19 day–1, 38.17 offspring, and 21.27 days, respectively, for D. melanogaster. The use of the age-stage, two-sex life table method to study D. suzukii and D. melanogaster yielded considerably more accurate and useful data than would have been obtained by using the female-only age-speciﬁc life table. These life tables can be used for population growth projections, designing mass-rearing programs, and for pest management.&quot;,&quot;container-title&quot;:&quot;Florida Entomologist&quot;,&quot;DOI&quot;:&quot;10.1653/024.097.0418&quot;,&quot;ISSN&quot;:&quot;0015-4040, 1938-5102&quot;,&quot;issue&quot;:&quot;4&quot;,&quot;journalAbbreviation&quot;:&quot;Florida Entomologist&quot;,&quot;language&quot;:&quot;en&quot;,&quot;page&quot;:&quot;1434-1442&quot;,&quot;source&quot;:&quot;DOI.org (Crossref)&quot;,&quot;title&quot;:&quot;Comparative Developmental Times and Laboratory Life Tables for &lt;i&gt;Drosophlia suzukii&lt;/i&gt; and &lt;i&gt;Drosophila melanogaster&lt;/i&gt; (Diptera: Drosophilidae)&quot;,&quot;title-short&quot;:&quot;Comparative Developmental Times and Laboratory Life Tables for &lt;i&gt;Drosophlia suzukii&lt;/i&gt; and &lt;i&gt;Drosophila melanogaster&lt;/i&gt; (Diptera&quot;,&quot;volume&quot;:&quot;97&quot;,&quot;author&quot;:[{&quot;family&quot;:&quot;Lin&quot;,&quot;given&quot;:&quot;Qing-Cai&quot;},{&quot;family&quot;:&quot;Zhai&quot;,&quot;given&quot;:&quot;Yi-Fan&quot;},{&quot;family&quot;:&quot;Zhang&quot;,&quot;given&quot;:&quot;An-Sheng&quot;},{&quot;family&quot;:&quot;Men&quot;,&quot;given&quot;:&quot;Xing-Yuan&quot;},{&quot;family&quot;:&quot;Zhang&quot;,&quot;given&quot;:&quot;Xiao-Yan&quot;},{&quot;family&quot;:&quot;Zalom&quot;,&quot;given&quot;:&quot;Frank G.&quot;},{&quot;family&quot;:&quot;Zhou&quot;,&quot;given&quot;:&quot;Cheng-Gang&quot;},{&quot;family&quot;:&quot;Yu&quot;,&quot;given&quot;:&quot;Yi&quot;}],&quot;issued&quot;:{&quot;date-parts&quot;:[[&quot;2014&quot;,12]]}}}],&quot;schema&quot;:&quot;https://github.com/citation-style-language/schema/raw/master/csl-citation.json&quot;} RNDz2x6j6dl3C"/></text:p>
          </table:table-cell>
          <table:table-cell table:style-name="Tableau1.C2" office:value-type="string">
            <text:p text:style-name="P83"><text:a xlink:type="simple" xlink:href="https://eol.org/pages/768775/media" text:style-name="Internet_20_link" text:visited-style-name="Visited_20_Internet_20_Link"><text:span text:style-name="T3">https://eol.org/pages/768775/media</text:span></text:a></text:p>
          </table:table-cell>
        </table:table-row>
        <table:table-row table:style-name="Tableau1.53">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Ceratitis capitata</text:p>
          </table:table-cell>
          <table:table-cell table:style-name="Tableau1.C2" office:value-type="string">
            <text:p text:style-name="P56">50</text:p>
          </table:table-cell>
          <table:table-cell table:style-name="Tableau1.C2" office:value-type="string">
            <text:p text:style-name="P73">0.5</text:p>
          </table:table-cell>
          <table:table-cell table:style-name="Tableau1.C2" office:value-type="string">
            <text:p text:style-name="P28">ADW (1)</text:p>
          </table:table-cell>
          <table:table-cell table:style-name="Tableau1.C2" office:value-type="string">
            <text:p text:style-name="P62"/>
          </table:table-cell>
          <table:table-cell table:style-name="Tableau1.A2" office:value-type="string">
            <text:p text:style-name="P4"><text:reference-mark-start text:name="ZOTERO_ITEM CSL_CITATION {&quot;citationID&quot;:&quot;9fYVcJzL&quot;,&quot;properties&quot;:{&quot;formattedCitation&quot;:&quot;(Carey et al., 2002)&quot;,&quot;plainCitation&quot;:&quot;(Carey et al., 2002)&quot;,&quot;noteIndex&quot;:0},&quot;citationItems&quot;:[{&quot;id&quot;:409,&quot;uris&quot;:[&quot;http://zotero.org/users/4191582/items/QNFD243U&quot;],&quot;uri&quot;:[&quot;http://zotero.org/users/4191582/items/QNFD243U&quot;],&quot;itemData&quot;:{&quot;id&quot;:409,&quot;type&quot;:&quot;article-journal&quot;,&quot;abstract&quot;:&quot;The purpose of this study was to investigate medfly longevity and reproduction across a broad spectrum of diet restriction using a protocol similar to those applied in most rodent studies. Age-specific reproduction and age of death were monitored for 1200 adult males and 1200 females, each individually maintained on one of 12 diets from ad libitum to 30% of ad libitum. Diet was provided in a fixed volume of solution that was fully consumed each day, ensuring control of total nutrient consumption for every fly. Contrary to expectation and precedence, increased longevity was not observed at any level of diet restriction. Among females, reproduction continued across all diet levels despite the cost in terms of increased mortality. Among males, life expectancy exceeded that of females at most diet levels. However, in both sexes, mortality increased more sharply and the pattern of survival changed abruptly once the diet level fell to 50% of ad libitum or below, even though the energetic demands of egg production has no obvious counterpart in males. We believe that a more complete picture of the life table response to dietary restriction will emerge when studies are conducted on a wider range of species and include both sexes, more levels of diet, and the opportunity for mating and reproduction.&quot;,&quot;container-title&quot;:&quot;Aging Cell&quot;,&quot;DOI&quot;:&quot;10.1046/j.1474-9728.2002.00019.x&quot;,&quot;ISSN&quot;:&quot;1474-9726&quot;,&quot;issue&quot;:&quot;2&quot;,&quot;language&quot;:&quot;en&quot;,&quot;note&quot;:&quot;_eprint: https://onlinelibrary.wiley.com/doi/pdf/10.1046/j.1474-9728.2002.00019.x&quot;,&quot;page&quot;:&quot;140-148&quot;,&quot;source&quot;:&quot;Wiley Online Library&quot;,&quot;title&quot;:&quot;Life history response of Mediterranean fruit flies to dietary restriction&quot;,&quot;volume&quot;:&quot;1&quot;,&quot;author&quot;:[{&quot;family&quot;:&quot;Carey&quot;,&quot;given&quot;:&quot;James R.&quot;},{&quot;family&quot;:&quot;Liedo&quot;,&quot;given&quot;:&quot;Pablo&quot;},{&quot;family&quot;:&quot;Harshman&quot;,&quot;given&quot;:&quot;Lawrence&quot;},{&quot;family&quot;:&quot;Zhang&quot;,&quot;given&quot;:&quot;Ying&quot;},{&quot;family&quot;:&quot;Müller&quot;,&quot;given&quot;:&quot;Hans-Georg&quot;},{&quot;family&quot;:&quot;Partridge&quot;,&quot;given&quot;:&quot;Linda&quot;},{&quot;family&quot;:&quot;Wang&quot;,&quot;given&quot;:&quot;Jane-Ling&quot;}],&quot;issued&quot;:{&quot;date-parts&quot;:[[&quot;2002&quot;]]}}}],&quot;schema&quot;:&quot;https://github.com/citation-style-language/schema/raw/master/csl-citation.json&quot;} RND4zN0gYkAFO"/>(Carey et al., 2002)<text:reference-mark-end text:name="ZOTERO_ITEM CSL_CITATION {&quot;citationID&quot;:&quot;9fYVcJzL&quot;,&quot;properties&quot;:{&quot;formattedCitation&quot;:&quot;(Carey et al., 2002)&quot;,&quot;plainCitation&quot;:&quot;(Carey et al., 2002)&quot;,&quot;noteIndex&quot;:0},&quot;citationItems&quot;:[{&quot;id&quot;:409,&quot;uris&quot;:[&quot;http://zotero.org/users/4191582/items/QNFD243U&quot;],&quot;uri&quot;:[&quot;http://zotero.org/users/4191582/items/QNFD243U&quot;],&quot;itemData&quot;:{&quot;id&quot;:409,&quot;type&quot;:&quot;article-journal&quot;,&quot;abstract&quot;:&quot;The purpose of this study was to investigate medfly longevity and reproduction across a broad spectrum of diet restriction using a protocol similar to those applied in most rodent studies. Age-specific reproduction and age of death were monitored for 1200 adult males and 1200 females, each individually maintained on one of 12 diets from ad libitum to 30% of ad libitum. Diet was provided in a fixed volume of solution that was fully consumed each day, ensuring control of total nutrient consumption for every fly. Contrary to expectation and precedence, increased longevity was not observed at any level of diet restriction. Among females, reproduction continued across all diet levels despite the cost in terms of increased mortality. Among males, life expectancy exceeded that of females at most diet levels. However, in both sexes, mortality increased more sharply and the pattern of survival changed abruptly once the diet level fell to 50% of ad libitum or below, even though the energetic demands of egg production has no obvious counterpart in males. We believe that a more complete picture of the life table response to dietary restriction will emerge when studies are conducted on a wider range of species and include both sexes, more levels of diet, and the opportunity for mating and reproduction.&quot;,&quot;container-title&quot;:&quot;Aging Cell&quot;,&quot;DOI&quot;:&quot;10.1046/j.1474-9728.2002.00019.x&quot;,&quot;ISSN&quot;:&quot;1474-9726&quot;,&quot;issue&quot;:&quot;2&quot;,&quot;language&quot;:&quot;en&quot;,&quot;note&quot;:&quot;_eprint: https://onlinelibrary.wiley.com/doi/pdf/10.1046/j.1474-9728.2002.00019.x&quot;,&quot;page&quot;:&quot;140-148&quot;,&quot;source&quot;:&quot;Wiley Online Library&quot;,&quot;title&quot;:&quot;Life history response of Mediterranean fruit flies to dietary restriction&quot;,&quot;volume&quot;:&quot;1&quot;,&quot;author&quot;:[{&quot;family&quot;:&quot;Carey&quot;,&quot;given&quot;:&quot;James R.&quot;},{&quot;family&quot;:&quot;Liedo&quot;,&quot;given&quot;:&quot;Pablo&quot;},{&quot;family&quot;:&quot;Harshman&quot;,&quot;given&quot;:&quot;Lawrence&quot;},{&quot;family&quot;:&quot;Zhang&quot;,&quot;given&quot;:&quot;Ying&quot;},{&quot;family&quot;:&quot;Müller&quot;,&quot;given&quot;:&quot;Hans-Georg&quot;},{&quot;family&quot;:&quot;Partridge&quot;,&quot;given&quot;:&quot;Linda&quot;},{&quot;family&quot;:&quot;Wang&quot;,&quot;given&quot;:&quot;Jane-Ling&quot;}],&quot;issued&quot;:{&quot;date-parts&quot;:[[&quot;2002&quot;]]}}}],&quot;schema&quot;:&quot;https://github.com/citation-style-language/schema/raw/master/csl-citation.json&quot;} RND4zN0gYkAFO"/></text:p>
          </table:table-cell>
          <table:table-cell table:style-name="Tableau1.C2" office:value-type="string">
            <text:p text:style-name="P4"><text:a xlink:type="simple" xlink:href="https://animaldiversity.org/accounts/Ceratitis_capitata/" text:style-name="Internet_20_link" text:visited-style-name="Visited_20_Internet_20_Link">https://animaldiversity.org/</text:a><text:a xlink:type="simple" xlink:href="https://animaldiversity.org/accounts/Ceratitis_capitata/" text:style-name="Internet_20_link" text:visited-style-name="Visited_20_Internet_20_Link">accounts/Ceratitis_capitata/</text:a></text:p>
          </table:table-cell>
        </table:table-row>
        <table:table-row table:style-name="Tableau1.54">
          <table:table-cell table:style-name="Tableau1.A2" office:value-type="string">
            <text:p text:style-name="P78">Insecta</text:p>
          </table:table-cell>
          <table:table-cell table:style-name="Tableau1.A2" office:value-type="string">
            <text:p text:style-name="P79">Diptera</text:p>
          </table:table-cell>
          <table:table-cell table:style-name="Tableau1.C2" office:value-type="string">
            <text:p text:style-name="P81">Lucilia cuprina</text:p>
          </table:table-cell>
          <table:table-cell table:style-name="Tableau1.C2" office:value-type="string">
            <text:p text:style-name="P56">20.56</text:p>
          </table:table-cell>
          <table:table-cell table:style-name="Tableau1.C2" office:value-type="string">
            <text:p text:style-name="P56">0.<text:span text:style-name="T32">8</text:span></text:p>
          </table:table-cell>
          <table:table-cell table:style-name="Tableau1.C2" office:value-type="string">
            <text:p text:style-name="P16">Litterature</text:p>
          </table:table-cell>
          <table:table-cell table:style-name="Tableau1.C2" office:value-type="string">
            <text:p text:style-name="P62"/>
          </table:table-cell>
          <table:table-cell table:style-name="Tableau1.A2" office:value-type="string">
            <text:p text:style-name="P3"><text:reference-mark-start text:name="ZOTERO_ITEM CSL_CITATION {&quot;citationID&quot;:&quot;nI7zGNHR&quot;,&quot;properties&quot;:{&quot;formattedCitation&quot;:&quot;(Levot, 2009; Zied et al., 2003)&quot;,&quot;plainCitation&quot;:&quot;(Levot, 2009; Zied et al., 2003)&quot;,&quot;noteIndex&quot;:0},&quot;citationItems&quot;:[{&quot;id&quot;:897,&quot;uris&quot;:[&quot;http://zotero.org/groups/2488225/items/MBSUD9D8&quot;],&quot;uri&quot;:[&quot;http://zotero.org/groups/2488225/items/MBSUD9D8&quot;],&quot;itemData&quot;:{&quot;id&quot;:897,&quot;type&quot;:&quot;article-journal&quot;,&quot;language&quot;:&quot;en&quot;,&quot;page&quot;:&quot;3&quot;,&quot;source&quot;:&quot;Zotero&quot;,&quot;title&quot;:&quot;The Australian sheep blowfly Lucilia cuprina&quot;,&quot;author&quot;:[{&quot;family&quot;:&quot;Levot&quot;,&quot;given&quot;:&quot;Garry&quot;}],&quot;issued&quot;:{&quot;date-parts&quot;:[[&quot;2009&quot;,6]]}}},{&quot;id&quot;:1133,&quot;uris&quot;:[&quot;http://zotero.org/groups/2488225/items/PD9UCIES&quot;],&quot;uri&quot;:[&quot;http://zotero.org/groups/2488225/items/PD9UCIES&quot;],&quot;itemData&quot;:{&quot;id&quot;:1133,&quot;type&quot;:&quot;book&quot;,&quot;abstract&quot;:&quot;The life-history raw data of the Australian sheep blow fly Lucilia cuprina (Wiedemann) were collected in the laboratory conditions and analyzed based on the age-stage, two-sex life table to take into consideration both sexes and the variable development rates among individuals. The intrinsic rate of increase (r) is 0.236 d-1, while the finite rate of population increase (l) is 1.266 d-1. The net reproductive rate (R0) is 106.1. The mean generation time (T) is 19.8 days. The population parameters suggest that L. cuprina population is r-strategist.&quot;,&quot;source&quot;:&quot;CiteSeer&quot;,&quot;title&quot;:&quot;Life Table of the Australian Sheep Blow Fly Lucilia Cuprina (wiedemann) (diptera: Calliphoridae)&quot;,&quot;title-short&quot;:&quot;Life Table of the Australian Sheep Blow Fly Lucilia Cuprina (wiedemann) (diptera&quot;,&quot;author&quot;:[{&quot;family&quot;:&quot;Zied&quot;,&quot;given&quot;:&quot;Ehab M. Abou&quot;},{&quot;family&quot;:&quot;Gabre&quot;,&quot;given&quot;:&quot;Refaat M.&quot;},{&quot;family&quot;:&quot;Chi&quot;,&quot;given&quot;:&quot;Hsin&quot;}],&quot;issued&quot;:{&quot;date-parts&quot;:[[&quot;2003&quot;,12]]}}}],&quot;schema&quot;:&quot;https://github.com/citation-style-language/schema/raw/master/csl-citation.json&quot;} RNDP2RbVglQSf"/>(Levot, 2009; Zied et al., 2003)<text:reference-mark-end text:name="ZOTERO_ITEM CSL_CITATION {&quot;citationID&quot;:&quot;nI7zGNHR&quot;,&quot;properties&quot;:{&quot;formattedCitation&quot;:&quot;(Levot, 2009; Zied et al., 2003)&quot;,&quot;plainCitation&quot;:&quot;(Levot, 2009; Zied et al., 2003)&quot;,&quot;noteIndex&quot;:0},&quot;citationItems&quot;:[{&quot;id&quot;:897,&quot;uris&quot;:[&quot;http://zotero.org/groups/2488225/items/MBSUD9D8&quot;],&quot;uri&quot;:[&quot;http://zotero.org/groups/2488225/items/MBSUD9D8&quot;],&quot;itemData&quot;:{&quot;id&quot;:897,&quot;type&quot;:&quot;article-journal&quot;,&quot;language&quot;:&quot;en&quot;,&quot;page&quot;:&quot;3&quot;,&quot;source&quot;:&quot;Zotero&quot;,&quot;title&quot;:&quot;The Australian sheep blowfly Lucilia cuprina&quot;,&quot;author&quot;:[{&quot;family&quot;:&quot;Levot&quot;,&quot;given&quot;:&quot;Garry&quot;}],&quot;issued&quot;:{&quot;date-parts&quot;:[[&quot;2009&quot;,6]]}}},{&quot;id&quot;:1133,&quot;uris&quot;:[&quot;http://zotero.org/groups/2488225/items/PD9UCIES&quot;],&quot;uri&quot;:[&quot;http://zotero.org/groups/2488225/items/PD9UCIES&quot;],&quot;itemData&quot;:{&quot;id&quot;:1133,&quot;type&quot;:&quot;book&quot;,&quot;abstract&quot;:&quot;The life-history raw data of the Australian sheep blow fly Lucilia cuprina (Wiedemann) were collected in the laboratory conditions and analyzed based on the age-stage, two-sex life table to take into consideration both sexes and the variable development rates among individuals. The intrinsic rate of increase (r) is 0.236 d-1, while the finite rate of population increase (l) is 1.266 d-1. The net reproductive rate (R0) is 106.1. The mean generation time (T) is 19.8 days. The population parameters suggest that L. cuprina population is r-strategist.&quot;,&quot;source&quot;:&quot;CiteSeer&quot;,&quot;title&quot;:&quot;Life Table of the Australian Sheep Blow Fly Lucilia Cuprina (wiedemann) (diptera: Calliphoridae)&quot;,&quot;title-short&quot;:&quot;Life Table of the Australian Sheep Blow Fly Lucilia Cuprina (wiedemann) (diptera&quot;,&quot;author&quot;:[{&quot;family&quot;:&quot;Zied&quot;,&quot;given&quot;:&quot;Ehab M. Abou&quot;},{&quot;family&quot;:&quot;Gabre&quot;,&quot;given&quot;:&quot;Refaat M.&quot;},{&quot;family&quot;:&quot;Chi&quot;,&quot;given&quot;:&quot;Hsin&quot;}],&quot;issued&quot;:{&quot;date-parts&quot;:[[&quot;2003&quot;,12]]}}}],&quot;schema&quot;:&quot;https://github.com/citation-style-language/schema/raw/master/csl-citation.json&quot;} RNDP2RbVglQSf"/></text:p>
          </table:table-cell>
          <table:table-cell table:style-name="Tableau1.C2" office:value-type="string">
            <text:p text:style-name="P85"><text:a xlink:type="simple" xlink:href="https://eol.org/pages/757429/media" text:style-name="Internet_20_link" text:visited-style-name="Visited_20_Internet_20_Link"><text:span text:style-name="T12">https://eol.org/pages/757429/media</text:span></text:a></text:p>
          </table:table-cell>
        </table:table-row>
        <table:table-row table:style-name="Tableau1.55">
          <table:table-cell table:style-name="Tableau1.A2" office:value-type="string">
            <text:p text:style-name="P78">Insecta</text:p>
          </table:table-cell>
          <table:table-cell table:style-name="Tableau1.A2" office:value-type="string">
            <text:p text:style-name="P78">Diptera</text:p>
          </table:table-cell>
          <table:table-cell table:style-name="Tableau1.C2" office:value-type="string">
            <text:p text:style-name="P17"><text:span text:style-name="T13">Musca d</text:span><text:span text:style-name="T14">o</text:span><text:span text:style-name="T13">mestica</text:span></text:p>
          </table:table-cell>
          <table:table-cell table:style-name="Tableau1.C2" office:value-type="string">
            <text:p text:style-name="P57">60</text:p>
          </table:table-cell>
          <table:table-cell table:style-name="Tableau1.C2" office:value-type="string">
            <text:p text:style-name="P57">0.7</text:p>
          </table:table-cell>
          <table:table-cell table:style-name="Tableau1.C2" office:value-type="string">
            <text:p text:style-name="P58"><text:span text:style-name="T22">ADW (1</text:span><text:span text:style-name="T23">) </text:span></text:p>
            <text:p text:style-name="P57"><text:span text:style-name="T24">EOL</text:span><text:span text:style-name="T23"> (2)</text:span></text:p>
          </table:table-cell>
          <table:table-cell table:style-name="Tableau1.C2" office:value-type="string">
            <text:p text:style-name="P62"/>
          </table:table-cell>
          <table:table-cell table:style-name="Tableau1.A2" office:value-type="string">
            <text:p text:style-name="P4"/>
          </table:table-cell>
          <table:table-cell table:style-name="Tableau1.C2" office:value-type="string">
            <text:p text:style-name="P6"><text:a xlink:type="simple" xlink:href="https://animaldiversity.org/accounts/Musca_domestica/" text:style-name="Internet_20_link" text:visited-style-name="Visited_20_Internet_20_Link"><text:span text:style-name="T35">https://animaldiversity.org/accounts/Musca_domestica/</text:span></text:a></text:p>
            <text:p text:style-name="P63"/>
            <text:p text:style-name="P6"><text:a xlink:type="simple" xlink:href="https://eol.org/pages/46807345/media" text:style-name="Internet_20_link" text:visited-style-name="Visited_20_Internet_20_Link"><text:span text:style-name="T35">https://eol.org/pages/46807345/media</text:span></text:a></text:p>
          </table:table-cell>
        </table:table-row>
      </table:table>
      <text:p text:style-name="P2"><text:span text:style-name="T34">F</text:span><text:span text:style-name="T33">or longevity and body length, when sex-specific parameters were available, we retained values measured in females. For insects, longevity and body length were taken at the adult stage (imago). In social insects, we considered the longevity and body length of queens.</text:span></text:p>
      <text:p text:style-name="P88">Source databases :</text:p>
      <text:list xml:id="list1989915934" text:style-name="WWNum1">
        <text:list-item>
          <text:p text:style-name="P98"><text:span text:style-name="T4">ADW: Animal Diversity Web (University of Michigan): </text:span><text:a xlink:type="simple" xlink:href="https://animaldiversity.org/" text:style-name="ListLabel_20_1" text:visited-style-name="ListLabel_20_1"><text:span text:style-name="Internet_20_link"><text:span text:style-name="T6">https://animaldiversity.org/</text:span></text:span></text:a></text:p>
        </text:list-item>
        <text:list-item>
          <text:p text:style-name="P99"><text:span text:style-name="T5">EOL: Encyclopedia of Life (National museum of natural history): </text:span><text:a xlink:type="simple" xlink:href="https://eol.org/" text:style-name="Internet_20_link" text:visited-style-name="Visited_20_Internet_20_Link"><text:span text:style-name="Internet_20_link"><text:span text:style-name="T7">https://eol.org/</text:span></text:span></text:a></text:p>
        </text:list-item>
        <text:list-item>
          <text:p text:style-name="P99"><text:span text:style-name="Internet_20_link"><text:span text:style-name="T1">AnAge: </text:span></text:span><text:span text:style-name="Internet_20_link"><text:span text:style-name="T2">The Animal Ageing and Longevity Database: </text:span></text:span><text:a xlink:type="simple" xlink:href="https://genomics.senescence.info/species/" text:style-name="Internet_20_link" text:visited-style-name="Visited_20_Internet_20_Link"><text:span text:style-name="Internet_20_link"><text:span text:style-name="T8">https://genomics.senescence.info/species/</text:span></text:span></text:a><text:span text:style-name="T6"><text:line-break/></text:span></text:p>
        </text:list-item>
      </text:list>
      <text:p text:style-name="P1"/>
      <text:p text:style-name="P1"/>
      <text:p text:style-name="P1"><text:soft-page-break/>References :</text:p>
      <text:section text:style-name="Sect1" text:name="ZOTERO_BIBL {&quot;uncited&quot;:[],&quot;omitted&quot;:[],&quot;custom&quot;:[]} CSL_BIBLIOGRAPHY RNDZzXIMNim5D">
        <text:p text:style-name="Bibliography_20_1">Abanda, N., Xavier, R.F., 2012. Régulation des bio-agresseurs dans les cultures associées de blé dur et de pois : impact de la diversité végétale sur la démographie des pucerons du pois (thesis). Toulouse 3.</text:p>
        <text:p text:style-name="Bibliography_20_1">Amin, Md.R., Kwon, Y.J., Thet, Z.M., 2011. Effect of worker number and diapause duration on colony parameters of the bumblebee, Bombus terrestris (Hymenoptera: Apidae). J. Asia-Pac. Entomol. 14, 455–458. https://doi.org/10.1016/j.aspen.2011.06.004</text:p>
        <text:p text:style-name="Bibliography_20_1">Burton-Chellew, M., Sykes, E., Patterson, S., Shuker, D., West, S., 2007. The cost of mating and the relationship between body size and fitness in males of the parasitoid wasp Nasonia vitripennis. Evol. Ecol. Res. 9.</text:p>
        <text:p text:style-name="Bibliography_20_1">Carey, J.R., Liedo, P., Harshman, L., Zhang, Y., Müller, H.-G., Partridge, L., Wang, J.-L., 2002. Life history response of Mediterranean fruit flies to dietary restriction. Aging Cell 1, 140–148. https://doi.org/10.1046/j.1474-9728.2002.00019.x</text:p>
        <text:p text:style-name="Bibliography_20_1">Druger, M., 1962. Selection and Body Size in Drosophila Pseudoobscura at Different Temperatures. Genetics 47, 209–222.</text:p>
        <text:p text:style-name="Bibliography_20_1">Greenberg, S.M., Nordlund, D.A., Wu, Z., 1998. Influence of Rearing Host on Adult Size and Ovipositional Behavior of Mass Produced FemaleTrichogramma minutumRiley andTrichogramma pretiosumRiley (Hymenoptera: Trichogrammatidae). Biol. Control 11, 43–48. https://doi.org/10.1006/bcon.1997.0582</text:p>
        <text:p text:style-name="Bibliography_20_1">Grünwald, S., Stellzig, J., Adam, I.V., Weber, K., Binger, S., Boll, M., Knorr, E., Twyman, R.M., Vilcinskas, A., Wenzel, U., 2013. Longevity in the red flour beetle Tribolium castaneum is enhanced by broccoli and depends on nrf-2, jnk-1 and foxo-1 homologous genes. Genes Nutr. 8, 439–448. https://doi.org/10.1007/s12263-012-0330-6</text:p>
        <text:p text:style-name="Bibliography_20_1">Ingram, K.K., Pilko, A., Heer, J., Gordon, D.M., 2013. Colony life history and lifetime reproductive success of red harvester ant colonies. J. Anim. Ecol. 82, 540–550. https://doi.org/10.1111/1365-2656.12036</text:p>
        <text:p text:style-name="Bibliography_20_1">Johansson, B.G., Jones, T.M., Widemo, F., 2005. Cost of pheromone production in a lekking Drosophila. Anim. Behav. 69, 851–858. https://doi.org/10.1016/j.anbehav.2004.08.007</text:p>
        <text:p text:style-name="Bibliography_20_1">Johnson, C.G., 1940. The longevity of the fasting bed-bug (C. lectularius L.) under experimental conditions and particularly in relation to the saturation deficiency law of water-loss. Parasitology 32, 239–270. https://doi.org/10.1017/S0031182000015742</text:p>
        <text:p text:style-name="Bibliography_20_1">Kamangar, S., Ebrahimi, E., Keyhanian, A. a, 2012. Preliminary study on biology and seasonal population dynamics of turnip sawfly, Athalia rosae(hym: Tenthredinidae), on canola in kurdistan province 79, 181–197.</text:p>
        <text:p text:style-name="Bibliography_20_1">Keller, L., Passera, L., Suzzoni, J.-P., 1989. Queen execution in the Argentine ant, Iridomyrmex humilis. Physiol. Entomol. 14, 157–163. https://doi.org/10.1111/j.1365-3032.1989.tb00947.x</text:p>
        <text:p text:style-name="Bibliography_20_1">King, P.E., Hopkins, C.R., 1963. Length of Life of the Sexes in Nasonia Vitripennis (Walker) (Hymenoptera, Pteromalidae) Under Conditions of Starvation. J. Exp. Biol. 40, 751–761.</text:p>
        <text:p text:style-name="Bibliography_20_1">Korb, J., 2010. Termites: Social Evolution, in: Encyclopedia of Animal Behavior. Elsevier, pp. 394–400. https://doi.org/10.1016/B978-0-08-045337-8.00347-8</text:p>
        <text:p text:style-name="Bibliography_20_1">Kotiaho, J.S., Simmons, L.W., 2001. Effects of Macrocheles mites on longevity of males of the dimorphic dung beetle Onthophagus binodis. J. Zool. 254, 441–445. https://doi.org/10.1017/S0952836901000930</text:p>
        <text:p text:style-name="Bibliography_20_1">Levot, G., 2009. The Australian sheep blowfly Lucilia cuprina 3.</text:p>
        <text:p text:style-name="Bibliography_20_1">Liebig, J., Poethke, H.-J., 2004. Queen lifespan and colony longevity in the ant Harpegnathos saltator. Ecol. Entomol. 29, 203–207. https://doi.org/10.1111/j.1365-2311.2004.00583.x</text:p>
        <text:p text:style-name="Bibliography_20_1">Lin, Q.-C., Zhai, Y.-F., Zhang, A.-S., Men, X.-Y., Zhang, X.-Y., Zalom, F.G., Zhou, C.-G., Yu, Y., 2014a. Comparative Developmental Times and Laboratory Life Tables for <text:span text:style-name="T17">Drosophlia suzukii</text:span> and <text:span text:style-name="T17">Drosophila melanogaster</text:span> (Diptera: Drosophilidae). Fla. Entomol. 97, 1434–1442. https://doi.org/10.1653/024.097.0418</text:p>
        <text:p text:style-name="Bibliography_20_1">Lin, Q.-C., Zhai, Y.-F., Zhang, A.-S., Men, X.-Y., Zhang, X.-Y., Zalom, F.G., Zhou, C.-G., Yu, Y., 2014b. Comparative Developmental Times and Laboratory Life Tables for <text:span text:style-name="T17">Drosophlia suzukii</text:span> and <text:span text:style-name="T17">Drosophila melanogaster</text:span> (Diptera: Drosophilidae). Fla. Entomol. 97, 1434–1442. https://doi.org/10.1653/024.097.0418</text:p>
        <text:p text:style-name="Bibliography_20_1">Macrini, T.E., 2004. Monodelphis domestica. Mamm. Species 760, 1–8. https://doi.org/10.1644/760</text:p>
        <text:p text:style-name="Bibliography_20_1">Medal, J., Smith, T., Cruz, A.S., 2013. Biology of the Brown Marmorated Stink Bug <text:span text:style-name="T17">Halyomorpha</text:span> <text:span text:style-name="T17">halys</text:span> (Heteroptera: Pentatomidae) in the Laboratory. Fla. Entomol. 96, 1209–1212. https://doi.org/10.1653/024.096.0370</text:p>
        <text:p text:style-name="Bibliography_20_1">Monroy Kuhn, J.M., Meusemann, K., Korb, J., 2019. Long live the queen, the king and the commoner? Transcript expression differences between old and young in the termite Cryptotermes secundus. PLoS ONE 14. https://doi.org/10.1371/journal.pone.0210371</text:p>
        <text:p text:style-name="Bibliography_20_1">Nevarez, J.G., 2019. 25 - Crocodilians, in: Divers, S.J., Stahl, S.J. (Eds.), Mader’s Reptile and Amphibian Medicine and Surgery (Third Edition). W.B. Saunders, St. Louis (MO), pp. 194-198.e1. https://doi.org/10.1016/B978-0-323-48253-0.00025-8</text:p>
        <text:p text:style-name="Bibliography_20_1">Nozaki, T., Matsuura, K., 2019. Evolutionary relationship of fat body endoreduplication and queen fecundity in termites. Ecol. Evol. 9, 11684–11694. https://doi.org/10.1002/ece3.5664</text:p>
        <text:p text:style-name="Bibliography_20_1">Oliveira, C.M. de, Oliveira, J.V. de, Barbosa, D.R. e S., Breda, M.O., França, S.M. de, Duarte, B.L.R., 2017. Biological parameters and thermal requirements of Trichogramma pretiosum for the management of the tomato fruit borer (Lepidoptera: Crambidae) in tomatoes. Crop Prot. 99, 39–44. https://doi.org/10.1016/j.cropro.2017.04.005</text:p>
        <text:p text:style-name="Bibliography_20_1">Park, B., Choi, J.-K., Wei, M., Lee, J.-W., 2017. A Taxonomic Review of the Genus Athalia (Hymenoptera: Tenthredinidae: Athaliinae) from South Korea. Anim. Syst. Evol. Divers. 33, 100–111. https://doi.org/10.5635/ASED.2017.33.2.008</text:p>
        <text:p text:style-name="Bibliography_20_1">Pitts-Singer, T.L., Cane, J.H., 2011. The Alfalfa Leafcutting Bee, <text:span text:style-name="T17">Megachile rotundata</text:span> : The World’s Most Intensively Managed Solitary Bee. Annu. Rev. Entomol. 56, 221–237. https://doi.org/10.1146/annurev-ento-120709-144836</text:p>
        <text:p text:style-name="Bibliography_20_1"><text:soft-page-break/>Rand, T.A., Titus, E.F., Waters, D.K., 2019. Do Floral Resources Benefit the Herbivorous Sawfly, Cephus cinctus (Hymenoptera: Cephidae), a Major Pest of Wheat in North America? J. Econ. Entomol. 112, 565–570. https://doi.org/10.1093/jee/toy408</text:p>
        <text:p text:style-name="Bibliography_20_1">Reiskind, M.H., Lounibos, L.P., 2009. Effects of intraspecific larval competition on adult longevity in the mosquitoes Aedes aegypti and Aedes albopictus. Med. Vet. Entomol. 23, 62–68. https://doi.org/10.1111/j.1365-2915.2008.00782.x</text:p>
        <text:p text:style-name="Bibliography_20_1">Romiguier, J., Lourenco, J., Gayral, P., Faivre, N., Weinert, L.A., Ravel, S., Ballenghien, M., Cahais, V., Bernard, A., Loire, E., Keller, L., Galtier, N., 2014a. Population genomics of eusocial insects: the costs of a vertebrate-like effective population size. J. Evol. Biol. 27, 593–603. https://doi.org/10.1111/jeb.12331</text:p>
        <text:p text:style-name="Bibliography_20_1">Romiguier, J., Lourenco, J., Gayral, P., Faivre, N., Weinert, L.A., Ravel, S., Ballenghien, M., Cahais, V., Bernard, A., Loire, E., Keller, L., Galtier, N., 2014b. Population genomics of eusocial insects: the costs of a vertebrate-like effective population size. J. Evol. Biol. 27, 593–603. https://doi.org/10.1111/jeb.12331</text:p>
        <text:p text:style-name="Bibliography_20_1">Schneider, J.R., Morrison, A.C., Astete, H., Scott, T.W., Wilson, M.L., 2004. Adult Size and Distribution of Aedes aegypti (Diptera: Culicidae) Associated with Larval Habitats in Iquitos, Peru. J. Med. Entomol. 41, 634–642. https://doi.org/10.1603/0022-2585-41.4.634</text:p>
        <text:p text:style-name="Bibliography_20_1">Song, J., Tang, D., Li, Z., Tong, X., Zhang, J., Han, M., Hu, H., Lu, C., Dai, F., 2016. Variation of lifespan in multiple strains, and effects of dietary restriction and BmFoxO on lifespan in silkworm, Bombyx mori. Oncotarget 8, 7294–7300. https://doi.org/10.18632/oncotarget.14235</text:p>
        <text:p text:style-name="Bibliography_20_1">Southon, R.J., Bell, E.F., Graystock, P., Sumner, S., 2015. Long live the wasp: adult longevity in captive colonies of the eusocial paper wasp Polistes canadensis (L.). PeerJ 3. https://doi.org/10.7717/peerj.848</text:p>
        <text:p text:style-name="Bibliography_20_1">Thorne, B.L., Breisch, N.L., Haverty, M.I., 2002. Longevity of kings and queens and first time of production of fertile progeny in dampwood termite (Isoptera; Termopsidae; Zootermopsis) colonies with different reproductive structures. J. Anim. Ecol. 71, 1030–1041. https://doi.org/10.1046/j.1365-2656.2002.00666.x</text:p>
        <text:p text:style-name="Bibliography_20_1">Tyndale-Biscoe, M., 1990. Common Dung Beetles in Pastures of South-eastern Australia. Csiro Publishing.</text:p>
        <text:p text:style-name="Bibliography_20_1">Vetukhiv, M., 1957. Longevity of Hybrids Between Geographic Populations of Drosophila Pseudoobscura. Evolution 11, 348–360. https://doi.org/10.1111/j.1558-5646.1957.tb02903.x</text:p>
        <text:p text:style-name="Bibliography_20_1">Zied, E.M.A., Gabre, R.M., Chi, H., 2003. Life Table of the Australian Sheep Blow Fly Lucilia Cuprina (wiedemann) (diptera: Calliphoridae).</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Serif" svg:font-family="Liberation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style:font-family-generic="roman"/>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zxx" fo:country="none" style:letter-kerning="false" style:font-name-asian="Calibri1"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zxx" fo:country="none" style:letter-kerning="false" style:font-name-asian="Calibri1"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6pt"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LiberationSerif" fo:font-family="LiberationSerif"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uret</meta:initial-creator>
    <meta:editing-cycles>81</meta:editing-cycles>
    <meta:creation-date>2020-04-29T09:51:00</meta:creation-date>
    <dc:date>2022-10-24T14:16:24.331955756</dc:date>
    <meta:editing-duration>PT5H59M16S</meta:editing-duration>
    <meta:generator>LibreOffice/7.3.6.2$Linux_X86_64 LibreOffice_project/30$Build-2</meta:generator>
    <meta:document-statistic meta:table-count="1" meta:image-count="0" meta:object-count="0" meta:page-count="6" meta:paragraph-count="481" meta:word-count="1911" meta:character-count="16296" meta:non-whitespace-character-count="148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4"&gt;&lt;session id="OaR2IXXY"/&gt;&lt;style id="http://www.zotero.org/styles/elsevier-harvard" hasBibliography="1" bibliographyStyleHasBeenSet="1"/&gt;&lt;prefs&gt;&lt;pref name="fieldType" value="ReferenceMark"/&gt;&lt;pref name="automati</meta:user-defined>
    <meta:user-defined meta:name="ZOTERO_PREF_2" meta:value-type="string">cJournalAbbreviations" value="true"/&gt;&lt;/prefs&gt;&lt;/data&gt;</meta:user-defined>
    <meta:template xlink:type="simple" xlink:actuate="onRequest" xlink:title="Normal.dotm" xlink:href=""/>
  </office:meta>
</office:document-meta>
</file>